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curacy Test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Actual</text:p>
          </table:table-cell>
          <table:table-cell office:value-type="string">
            <text:p>Measured</text:p>
          </table:table-cell>
          <table:table-cell office:value-type="string">
            <text:p>Measured on LCD</text:p>
          </table:table-cell>
          <table:table-cell office:value-type="string">
            <text:p>Actual – Measured</text:p>
          </table:table-cell>
          <table:table-cell office:value-type="string">
            <text:p>% Error</text:p>
          </table:table-cell>
          <table:table-cell office:value-type="string">
            <text:p>Actual - Measured on LCD</text:p>
          </table:table-cell>
          <table:table-cell office:value-type="string">
            <text:p>% Error on LCD</text:p>
          </table:table-cell>
          <table:table-cell office:value-type="string">
            <text:p>Sca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049465894">
            <text:p>1.0049465894</text:p>
          </table:table-cell>
          <table:table-cell table:formula="of:=IF([.B2]&lt;1; (POWER(10; (CEILING(LOG([.B2]); -1)))/4000)*ROUND([.B2]/(POWER(10; (CEILING(LOG([.B2]); -1)))/4000); 0); (POWER(10; (CEILING(LOG([.B2]); 1)))/4000)*ROUND([.B2]/(POWER(10; (CEILING(LOG([.B2]); 1)))/4000); 0))" office:value-type="float" office:value="1.005">
            <text:p>1.005</text:p>
          </table:table-cell>
          <table:table-cell table:formula="of:=[.A2]-[.B2]" office:value-type="float" office:value="-0.00494658940000003">
            <text:p>-0.0049465894</text:p>
          </table:table-cell>
          <table:table-cell table:formula="of:= 100 *(([.B2]-[.A2])/[.A2])" office:value-type="float" office:value="0.494658940000003">
            <text:p>0.49465894</text:p>
          </table:table-cell>
          <table:table-cell table:formula="of:=[.A2]-[.C2]" office:value-type="float" office:value="-0.00500000000000012">
            <text:p>-0.005</text:p>
          </table:table-cell>
          <table:table-cell table:formula="of:= 100 *(([.C2]-[.A2])/[.A2])" office:value-type="float" office:value="0.500000000000012">
            <text:p>0.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0569708347">
            <text:p>1.0569708347</text:p>
          </table:table-cell>
          <table:table-cell table:formula="of:=IF([.B3]&lt;1; (POWER(10; (CEILING(LOG([.B3]); -1)))/4000)*ROUND([.B3]/(POWER(10; (CEILING(LOG([.B3]); -1)))/4000); 0); (POWER(10; (CEILING(LOG([.B3]); 1)))/4000)*ROUND([.B3]/(POWER(10; (CEILING(LOG([.B3]); 1)))/4000); 0))" office:value-type="float" office:value="1.0575">
            <text:p>1.0575</text:p>
          </table:table-cell>
          <table:table-cell table:formula="of:=[.A3]-[.B3]" office:value-type="float" office:value="0.0430291653000001">
            <text:p>0.0430291653</text:p>
          </table:table-cell>
          <table:table-cell table:formula="of:= 100 *(([.B3]-[.A3])/[.A3])" office:value-type="float" office:value="-3.91174230000001">
            <text:p>-3.9117423</text:p>
          </table:table-cell>
          <table:table-cell table:formula="of:=[.A3]-[.C3]" office:value-type="float" office:value="0.0425">
            <text:p>0.0425</text:p>
          </table:table-cell>
          <table:table-cell table:formula="of:= 100 *(([.C3]-[.A3])/[.A3])" office:value-type="float" office:value="-3.86363636363636">
            <text:p>-3.863636363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1905952644">
            <text:p>1.1905952644</text:p>
          </table:table-cell>
          <table:table-cell table:formula="of:=IF([.B4]&lt;1; (POWER(10; (CEILING(LOG([.B4]); -1)))/4000)*ROUND([.B4]/(POWER(10; (CEILING(LOG([.B4]); -1)))/4000); 0); (POWER(10; (CEILING(LOG([.B4]); 1)))/4000)*ROUND([.B4]/(POWER(10; (CEILING(LOG([.B4]); 1)))/4000); 0))" office:value-type="float" office:value="1.19">
            <text:p>1.19</text:p>
          </table:table-cell>
          <table:table-cell table:formula="of:=[.A4]-[.B4]" office:value-type="float" office:value="0.00940473559999999">
            <text:p>0.0094047356</text:p>
          </table:table-cell>
          <table:table-cell table:formula="of:= 100 *(([.B4]-[.A4])/[.A4])" office:value-type="float" office:value="-0.783727966666666">
            <text:p>-0.7837279667</text:p>
          </table:table-cell>
          <table:table-cell table:formula="of:=[.A4]-[.C4]" office:value-type="float" office:value="0.01">
            <text:p>0.01</text:p>
          </table:table-cell>
          <table:table-cell table:formula="of:= 100 *(([.C4]-[.A4])/[.A4])" office:value-type="float" office:value="-0.833333333333334">
            <text:p>-0.833333333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.2722225189">
            <text:p>1.2722225189</text:p>
          </table:table-cell>
          <table:table-cell table:formula="of:=IF([.B5]&lt;1; (POWER(10; (CEILING(LOG([.B5]); -1)))/4000)*ROUND([.B5]/(POWER(10; (CEILING(LOG([.B5]); -1)))/4000); 0); (POWER(10; (CEILING(LOG([.B5]); 1)))/4000)*ROUND([.B5]/(POWER(10; (CEILING(LOG([.B5]); 1)))/4000); 0))" office:value-type="float" office:value="1.2725">
            <text:p>1.2725</text:p>
          </table:table-cell>
          <table:table-cell table:formula="of:=[.A5]-[.B5]" office:value-type="float" office:value="0.0277774811">
            <text:p>0.0277774811</text:p>
          </table:table-cell>
          <table:table-cell table:formula="of:= 100 *(([.B5]-[.A5])/[.A5])" office:value-type="float" office:value="-2.13672931538462">
            <text:p>-2.1367293154</text:p>
          </table:table-cell>
          <table:table-cell table:formula="of:=[.A5]-[.C5]" office:value-type="float" office:value="0.0275000000000001">
            <text:p>0.0275</text:p>
          </table:table-cell>
          <table:table-cell table:formula="of:= 100 *(([.C5]-[.A5])/[.A5])" office:value-type="float" office:value="-2.11538461538462">
            <text:p>-2.115384615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.3376681804">
            <text:p>1.3376681804</text:p>
          </table:table-cell>
          <table:table-cell table:formula="of:=IF([.B6]&lt;1; (POWER(10; (CEILING(LOG([.B6]); -1)))/4000)*ROUND([.B6]/(POWER(10; (CEILING(LOG([.B6]); -1)))/4000); 0); (POWER(10; (CEILING(LOG([.B6]); 1)))/4000)*ROUND([.B6]/(POWER(10; (CEILING(LOG([.B6]); 1)))/4000); 0))" office:value-type="float" office:value="1.3375">
            <text:p>1.3375</text:p>
          </table:table-cell>
          <table:table-cell table:formula="of:=[.A6]-[.B6]" office:value-type="float" office:value="0.0623318195999998">
            <text:p>0.0623318196</text:p>
          </table:table-cell>
          <table:table-cell table:formula="of:= 100 *(([.B6]-[.A6])/[.A6])" office:value-type="float" office:value="-4.45227282857141">
            <text:p>-4.4522728286</text:p>
          </table:table-cell>
          <table:table-cell table:formula="of:=[.A6]-[.C6]" office:value-type="float" office:value="0.0624999999999998">
            <text:p>0.0625</text:p>
          </table:table-cell>
          <table:table-cell table:formula="of:= 100 *(([.C6]-[.A6])/[.A6])" office:value-type="float" office:value="-4.4642857142857">
            <text:p>-4.464285714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.4917980194">
            <text:p>1.4917980194</text:p>
          </table:table-cell>
          <table:table-cell table:formula="of:=IF([.B7]&lt;1; (POWER(10; (CEILING(LOG([.B7]); -1)))/4000)*ROUND([.B7]/(POWER(10; (CEILING(LOG([.B7]); -1)))/4000); 0); (POWER(10; (CEILING(LOG([.B7]); 1)))/4000)*ROUND([.B7]/(POWER(10; (CEILING(LOG([.B7]); 1)))/4000); 0))" office:value-type="float" office:value="1.4925">
            <text:p>1.4925</text:p>
          </table:table-cell>
          <table:table-cell table:formula="of:=[.A7]-[.B7]" office:value-type="float" office:value="0.00820198059999999">
            <text:p>0.0082019806</text:p>
          </table:table-cell>
          <table:table-cell table:formula="of:= 100 *(([.B7]-[.A7])/[.A7])" office:value-type="float" office:value="-0.546798706666666">
            <text:p>-0.5467987067</text:p>
          </table:table-cell>
          <table:table-cell table:formula="of:=[.A7]-[.C7]" office:value-type="float" office:value="0.00750000000000006">
            <text:p>0.0075</text:p>
          </table:table-cell>
          <table:table-cell table:formula="of:= 100 *(([.C7]-[.A7])/[.A7])" office:value-type="float" office:value="-0.500000000000004">
            <text:p>-0.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7218115329">
            <text:p>1.7218115329</text:p>
          </table:table-cell>
          <table:table-cell table:formula="of:=IF([.B8]&lt;1; (POWER(10; (CEILING(LOG([.B8]); -1)))/4000)*ROUND([.B8]/(POWER(10; (CEILING(LOG([.B8]); -1)))/4000); 0); (POWER(10; (CEILING(LOG([.B8]); 1)))/4000)*ROUND([.B8]/(POWER(10; (CEILING(LOG([.B8]); 1)))/4000); 0))" office:value-type="float" office:value="1.7225">
            <text:p>1.7225</text:p>
          </table:table-cell>
          <table:table-cell table:formula="of:=[.A8]-[.B8]" office:value-type="float" office:value="-0.0218115328999997">
            <text:p>-0.0218115329</text:p>
          </table:table-cell>
          <table:table-cell table:formula="of:= 100 *(([.B8]-[.A8])/[.A8])" office:value-type="float" office:value="1.28303134705881">
            <text:p>1.2830313471</text:p>
          </table:table-cell>
          <table:table-cell table:formula="of:=[.A8]-[.C8]" office:value-type="float" office:value="-0.0225">
            <text:p>-0.0225</text:p>
          </table:table-cell>
          <table:table-cell table:formula="of:= 100 *(([.C8]-[.A8])/[.A8])" office:value-type="float" office:value="1.3235294117647">
            <text:p>1.323529411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1.8044419288">
            <text:p>1.8044419288</text:p>
          </table:table-cell>
          <table:table-cell table:formula="of:=IF([.B9]&lt;1; (POWER(10; (CEILING(LOG([.B9]); -1)))/4000)*ROUND([.B9]/(POWER(10; (CEILING(LOG([.B9]); -1)))/4000); 0); (POWER(10; (CEILING(LOG([.B9]); 1)))/4000)*ROUND([.B9]/(POWER(10; (CEILING(LOG([.B9]); 1)))/4000); 0))" office:value-type="float" office:value="1.805">
            <text:p>1.805</text:p>
          </table:table-cell>
          <table:table-cell table:formula="of:=[.A9]-[.B9]" office:value-type="float" office:value="0.0955580711999999">
            <text:p>0.0955580712</text:p>
          </table:table-cell>
          <table:table-cell table:formula="of:= 100 *(([.B9]-[.A9])/[.A9])" office:value-type="float" office:value="-5.02937216842105">
            <text:p>-5.0293721684</text:p>
          </table:table-cell>
          <table:table-cell table:formula="of:=[.A9]-[.C9]" office:value-type="float" office:value="0.095">
            <text:p>0.095</text:p>
          </table:table-cell>
          <table:table-cell table:formula="of:= 100 *(([.C9]-[.A9])/[.A9])" office:value-type="float" office:value="-5">
            <text:p>-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0420801639">
            <text:p>2.0420801639</text:p>
          </table:table-cell>
          <table:table-cell table:formula="of:=IF([.B10]&lt;1; (POWER(10; (CEILING(LOG([.B10]); -1)))/4000)*ROUND([.B10]/(POWER(10; (CEILING(LOG([.B10]); -1)))/4000); 0); (POWER(10; (CEILING(LOG([.B10]); 1)))/4000)*ROUND([.B10]/(POWER(10; (CEILING(LOG([.B10]); 1)))/4000); 0))" office:value-type="float" office:value="2.0425">
            <text:p>2.0425</text:p>
          </table:table-cell>
          <table:table-cell table:formula="of:=[.A10]-[.B10]" office:value-type="float" office:value="-0.0420801639000001">
            <text:p>-0.0420801639</text:p>
          </table:table-cell>
          <table:table-cell table:formula="of:= 100 *(([.B10]-[.A10])/[.A10])" office:value-type="float" office:value="2.10400819500001">
            <text:p>2.104008195</text:p>
          </table:table-cell>
          <table:table-cell table:formula="of:=[.A10]-[.C10]" office:value-type="float" office:value="-0.0425">
            <text:p>-0.0425</text:p>
          </table:table-cell>
          <table:table-cell table:formula="of:= 100 *(([.C10]-[.A10])/[.A10])" office:value-type="float" office:value="2.125">
            <text:p>2.12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314969778">
            <text:p>2.314969778</text:p>
          </table:table-cell>
          <table:table-cell table:formula="of:=IF([.B11]&lt;1; (POWER(10; (CEILING(LOG([.B11]); -1)))/4000)*ROUND([.B11]/(POWER(10; (CEILING(LOG([.B11]); -1)))/4000); 0); (POWER(10; (CEILING(LOG([.B11]); 1)))/4000)*ROUND([.B11]/(POWER(10; (CEILING(LOG([.B11]); 1)))/4000); 0))" office:value-type="float" office:value="2.315">
            <text:p>2.315</text:p>
          </table:table-cell>
          <table:table-cell table:formula="of:=[.A11]-[.B11]" office:value-type="float" office:value="0.0850302219999999">
            <text:p>0.085030222</text:p>
          </table:table-cell>
          <table:table-cell table:formula="of:= 100 *(([.B11]-[.A11])/[.A11])" office:value-type="float" office:value="-3.54292591666666">
            <text:p>-3.5429259167</text:p>
          </table:table-cell>
          <table:table-cell table:formula="of:=[.A11]-[.C11]" office:value-type="float" office:value="0.085">
            <text:p>0.085</text:p>
          </table:table-cell>
          <table:table-cell table:formula="of:= 100 *(([.C11]-[.A11])/[.A11])" office:value-type="float" office:value="-3.54166666666667">
            <text:p>-3.541666666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.7188856601">
            <text:p>2.7188856601</text:p>
          </table:table-cell>
          <table:table-cell table:formula="of:=IF([.B12]&lt;1; (POWER(10; (CEILING(LOG([.B12]); -1)))/4000)*ROUND([.B12]/(POWER(10; (CEILING(LOG([.B12]); -1)))/4000); 0); (POWER(10; (CEILING(LOG([.B12]); 1)))/4000)*ROUND([.B12]/(POWER(10; (CEILING(LOG([.B12]); 1)))/4000); 0))" office:value-type="float" office:value="2.72">
            <text:p>2.72</text:p>
          </table:table-cell>
          <table:table-cell table:formula="of:=[.A12]-[.B12]" office:value-type="float" office:value="-0.0188856600999996">
            <text:p>-0.0188856601</text:p>
          </table:table-cell>
          <table:table-cell table:formula="of:= 100 *(([.B12]-[.A12])/[.A12])" office:value-type="float" office:value="0.699468892592577">
            <text:p>0.6994688926</text:p>
          </table:table-cell>
          <table:table-cell table:formula="of:=[.A12]-[.C12]" office:value-type="float" office:value="-0.02">
            <text:p>-0.02</text:p>
          </table:table-cell>
          <table:table-cell table:formula="of:= 100 *(([.C12]-[.A12])/[.A12])" office:value-type="float" office:value="0.740740740740741">
            <text:p>0.740740740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3.4477519989">
            <text:p>3.4477519989</text:p>
          </table:table-cell>
          <table:table-cell table:formula="of:=IF([.B13]&lt;1; (POWER(10; (CEILING(LOG([.B13]); -1)))/4000)*ROUND([.B13]/(POWER(10; (CEILING(LOG([.B13]); -1)))/4000); 0); (POWER(10; (CEILING(LOG([.B13]); 1)))/4000)*ROUND([.B13]/(POWER(10; (CEILING(LOG([.B13]); 1)))/4000); 0))" office:value-type="float" office:value="3.4475">
            <text:p>3.4475</text:p>
          </table:table-cell>
          <table:table-cell table:formula="of:=[.A13]-[.B13]" office:value-type="float" office:value="-0.0477519988999999">
            <text:p>-0.0477519989</text:p>
          </table:table-cell>
          <table:table-cell table:formula="of:= 100 *(([.B13]-[.A13])/[.A13])" office:value-type="float" office:value="1.40447055588235">
            <text:p>1.4044705559</text:p>
          </table:table-cell>
          <table:table-cell table:formula="of:=[.A13]-[.C13]" office:value-type="float" office:value="-0.0475000000000003">
            <text:p>-0.0475</text:p>
          </table:table-cell>
          <table:table-cell table:formula="of:= 100 *(([.C13]-[.A13])/[.A13])" office:value-type="float" office:value="1.39705882352942">
            <text:p>1.397058823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4.4801893234">
            <text:p>4.4801893234</text:p>
          </table:table-cell>
          <table:table-cell table:formula="of:=IF([.B14]&lt;1; (POWER(10; (CEILING(LOG([.B14]); -1)))/4000)*ROUND([.B14]/(POWER(10; (CEILING(LOG([.B14]); -1)))/4000); 0); (POWER(10; (CEILING(LOG([.B14]); 1)))/4000)*ROUND([.B14]/(POWER(10; (CEILING(LOG([.B14]); 1)))/4000); 0))" office:value-type="float" office:value="4.48">
            <text:p>4.48</text:p>
          </table:table-cell>
          <table:table-cell table:formula="of:=[.A14]-[.B14]" office:value-type="float" office:value="0.0198106765999997">
            <text:p>0.0198106766</text:p>
          </table:table-cell>
          <table:table-cell table:formula="of:= 100 *(([.B14]-[.A14])/[.A14])" office:value-type="float" office:value="-0.440237257777771">
            <text:p>-0.4402372578</text:p>
          </table:table-cell>
          <table:table-cell table:formula="of:=[.A14]-[.C14]" office:value-type="float" office:value="0.0199999999999996">
            <text:p>0.02</text:p>
          </table:table-cell>
          <table:table-cell table:formula="of:= 100 *(([.C14]-[.A14])/[.A14])" office:value-type="float" office:value="-0.444444444444435">
            <text:p>-0.444444444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4.9168806076">
            <text:p>4.9168806076</text:p>
          </table:table-cell>
          <table:table-cell table:formula="of:=IF([.B15]&lt;1; (POWER(10; (CEILING(LOG([.B15]); -1)))/4000)*ROUND([.B15]/(POWER(10; (CEILING(LOG([.B15]); -1)))/4000); 0); (POWER(10; (CEILING(LOG([.B15]); 1)))/4000)*ROUND([.B15]/(POWER(10; (CEILING(LOG([.B15]); 1)))/4000); 0))" office:value-type="float" office:value="4.9175">
            <text:p>4.9175</text:p>
          </table:table-cell>
          <table:table-cell table:formula="of:=[.A15]-[.B15]" office:value-type="float" office:value="-0.0168806075999992">
            <text:p>-0.0168806076</text:p>
          </table:table-cell>
          <table:table-cell table:formula="of:= 100 *(([.B15]-[.A15])/[.A15])" office:value-type="float" office:value="0.344502195918351">
            <text:p>0.3445021959</text:p>
          </table:table-cell>
          <table:table-cell table:formula="of:=[.A15]-[.C15]" office:value-type="float" office:value="-0.0175000000000001">
            <text:p>-0.0175</text:p>
          </table:table-cell>
          <table:table-cell table:formula="of:= 100 *(([.C15]-[.A15])/[.A15])" office:value-type="float" office:value="0.357142857142859">
            <text:p>0.357142857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5.3460712432">
            <text:p>5.3460712432</text:p>
          </table:table-cell>
          <table:table-cell table:formula="of:=IF([.B16]&lt;1; (POWER(10; (CEILING(LOG([.B16]); -1)))/4000)*ROUND([.B16]/(POWER(10; (CEILING(LOG([.B16]); -1)))/4000); 0); (POWER(10; (CEILING(LOG([.B16]); 1)))/4000)*ROUND([.B16]/(POWER(10; (CEILING(LOG([.B16]); 1)))/4000); 0))" office:value-type="float" office:value="5.345">
            <text:p>5.345</text:p>
          </table:table-cell>
          <table:table-cell table:formula="of:=[.A16]-[.B16]" office:value-type="float" office:value="-0.0460712432000001">
            <text:p>-0.0460712432</text:p>
          </table:table-cell>
          <table:table-cell table:formula="of:= 100 *(([.B16]-[.A16])/[.A16])" office:value-type="float" office:value="0.869268739622644">
            <text:p>0.8692687396</text:p>
          </table:table-cell>
          <table:table-cell table:formula="of:=[.A16]-[.C16]" office:value-type="float" office:value="-0.0449999999999999">
            <text:p>-0.045</text:p>
          </table:table-cell>
          <table:table-cell table:formula="of:= 100 *(([.C16]-[.A16])/[.A16])" office:value-type="float" office:value="0.849056603773584">
            <text:p>0.849056603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5.742023468">
            <text:p>5.742023468</text:p>
          </table:table-cell>
          <table:table-cell table:formula="of:=IF([.B17]&lt;1; (POWER(10; (CEILING(LOG([.B17]); -1)))/4000)*ROUND([.B17]/(POWER(10; (CEILING(LOG([.B17]); -1)))/4000); 0); (POWER(10; (CEILING(LOG([.B17]); 1)))/4000)*ROUND([.B17]/(POWER(10; (CEILING(LOG([.B17]); 1)))/4000); 0))" office:value-type="float" office:value="5.7425">
            <text:p>5.7425</text:p>
          </table:table-cell>
          <table:table-cell table:formula="of:=[.A17]-[.B17]" office:value-type="float" office:value="0.0579765319999996">
            <text:p>0.057976532</text:p>
          </table:table-cell>
          <table:table-cell table:formula="of:= 100 *(([.B17]-[.A17])/[.A17])" office:value-type="float" office:value="-0.999595379310338">
            <text:p>-0.9995953793</text:p>
          </table:table-cell>
          <table:table-cell table:formula="of:=[.A17]-[.C17]" office:value-type="float" office:value="0.0575000000000001">
            <text:p>0.0575</text:p>
          </table:table-cell>
          <table:table-cell table:formula="of:= 100 *(([.C17]-[.A17])/[.A17])" office:value-type="float" office:value="-0.991379310344829">
            <text:p>-0.991379310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9492592811">
            <text:p>6.9492592811</text:p>
          </table:table-cell>
          <table:table-cell table:formula="of:=IF([.B18]&lt;1; (POWER(10; (CEILING(LOG([.B18]); -1)))/4000)*ROUND([.B18]/(POWER(10; (CEILING(LOG([.B18]); -1)))/4000); 0); (POWER(10; (CEILING(LOG([.B18]); 1)))/4000)*ROUND([.B18]/(POWER(10; (CEILING(LOG([.B18]); 1)))/4000); 0))" office:value-type="float" office:value="6.95">
            <text:p>6.95</text:p>
          </table:table-cell>
          <table:table-cell table:formula="of:=[.A18]-[.B18]" office:value-type="float" office:value="0.0507407189000002">
            <text:p>0.0507407189</text:p>
          </table:table-cell>
          <table:table-cell table:formula="of:= 100 *(([.B18]-[.A18])/[.A18])" office:value-type="float" office:value="-0.724867412857146">
            <text:p>-0.7248674129</text:p>
          </table:table-cell>
          <table:table-cell table:formula="of:=[.A18]-[.C18]" office:value-type="float" office:value="0.0499999999999998">
            <text:p>0.05</text:p>
          </table:table-cell>
          <table:table-cell table:formula="of:= 100 *(([.C18]-[.A18])/[.A18])" office:value-type="float" office:value="-0.714285714285712">
            <text:p>-0.714285714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8.3734474182">
            <text:p>8.3734474182</text:p>
          </table:table-cell>
          <table:table-cell table:formula="of:=IF([.B19]&lt;1; (POWER(10; (CEILING(LOG([.B19]); -1)))/4000)*ROUND([.B19]/(POWER(10; (CEILING(LOG([.B19]); -1)))/4000); 0); (POWER(10; (CEILING(LOG([.B19]); 1)))/4000)*ROUND([.B19]/(POWER(10; (CEILING(LOG([.B19]); 1)))/4000); 0))" office:value-type="float" office:value="8.3725">
            <text:p>8.3725</text:p>
          </table:table-cell>
          <table:table-cell table:formula="of:=[.A19]-[.B19]" office:value-type="float" office:value="0.0265525818000008">
            <text:p>0.0265525818</text:p>
          </table:table-cell>
          <table:table-cell table:formula="of:= 100 *(([.B19]-[.A19])/[.A19])" office:value-type="float" office:value="-0.316102164285723">
            <text:p>-0.3161021643</text:p>
          </table:table-cell>
          <table:table-cell table:formula="of:=[.A19]-[.C19]" office:value-type="float" office:value="0.0274999999999999">
            <text:p>0.0275</text:p>
          </table:table-cell>
          <table:table-cell table:formula="of:= 100 *(([.C19]-[.A19])/[.A19])" office:value-type="float" office:value="-0.327380952380951">
            <text:p>-0.327380952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9.4225788116">
            <text:p>9.4225788116</text:p>
          </table:table-cell>
          <table:table-cell table:formula="of:=IF([.B20]&lt;1; (POWER(10; (CEILING(LOG([.B20]); -1)))/4000)*ROUND([.B20]/(POWER(10; (CEILING(LOG([.B20]); -1)))/4000); 0); (POWER(10; (CEILING(LOG([.B20]); 1)))/4000)*ROUND([.B20]/(POWER(10; (CEILING(LOG([.B20]); 1)))/4000); 0))" office:value-type="float" office:value="9.4225">
            <text:p>9.4225</text:p>
          </table:table-cell>
          <table:table-cell table:formula="of:=[.A20]-[.B20]" office:value-type="float" office:value="-0.022578811599999">
            <text:p>-0.0225788116</text:p>
          </table:table-cell>
          <table:table-cell table:formula="of:= 100 *(([.B20]-[.A20])/[.A20])" office:value-type="float" office:value="0.240200123404244">
            <text:p>0.2402001234</text:p>
          </table:table-cell>
          <table:table-cell table:formula="of:=[.A20]-[.C20]" office:value-type="float" office:value="-0.0224999999999991">
            <text:p>-0.0225</text:p>
          </table:table-cell>
          <table:table-cell table:formula="of:= 100 *(([.C20]-[.A20])/[.A20])" office:value-type="float" office:value="0.23936170212765">
            <text:p>0.239361702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0133228302">
            <text:p>10.0133228302</text:p>
          </table:table-cell>
          <table:table-cell table:formula="of:=IF([.B21]&lt;1; (POWER(10; (CEILING(LOG([.B21]); -1)))/4000)*ROUND([.B21]/(POWER(10; (CEILING(LOG([.B21]); -1)))/4000); 0); (POWER(10; (CEILING(LOG([.B21]); 1)))/4000)*ROUND([.B21]/(POWER(10; (CEILING(LOG([.B21]); 1)))/4000); 0))" office:value-type="float" office:value="10.025">
            <text:p>10.025</text:p>
          </table:table-cell>
          <table:table-cell table:formula="of:=[.A21]-[.B21]" office:value-type="float" office:value="-0.0133228301999999">
            <text:p>-0.0133228302</text:p>
          </table:table-cell>
          <table:table-cell table:formula="of:= 100 *(([.B21]-[.A21])/[.A21])" office:value-type="float" office:value="0.133228301999999">
            <text:p>0.133228302</text:p>
          </table:table-cell>
          <table:table-cell table:formula="of:=[.A21]-[.C21]" office:value-type="float" office:value="-0.0250000000000004">
            <text:p>-0.025</text:p>
          </table:table-cell>
          <table:table-cell table:formula="of:= 100 *(([.C21]-[.A21])/[.A21])" office:value-type="float" office:value="0.250000000000004">
            <text:p>0.2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10.2359695434">
            <text:p>10.2359695434</text:p>
          </table:table-cell>
          <table:table-cell table:formula="of:=IF([.B22]&lt;1; (POWER(10; (CEILING(LOG([.B22]); -1)))/4000)*ROUND([.B22]/(POWER(10; (CEILING(LOG([.B22]); -1)))/4000); 0); (POWER(10; (CEILING(LOG([.B22]); 1)))/4000)*ROUND([.B22]/(POWER(10; (CEILING(LOG([.B22]); 1)))/4000); 0))" office:value-type="float" office:value="10.225">
            <text:p>10.225</text:p>
          </table:table-cell>
          <table:table-cell table:formula="of:=[.A22]-[.B22]" office:value-type="float" office:value="-0.0359695434000002">
            <text:p>-0.0359695434</text:p>
          </table:table-cell>
          <table:table-cell table:formula="of:= 100 *(([.B22]-[.A22])/[.A22])" office:value-type="float" office:value="0.352642582352944">
            <text:p>0.3526425824</text:p>
          </table:table-cell>
          <table:table-cell table:formula="of:=[.A22]-[.C22]" office:value-type="float" office:value="-0.0250000000000021">
            <text:p>-0.025</text:p>
          </table:table-cell>
          <table:table-cell table:formula="of:= 100 *(([.C22]-[.A22])/[.A22])" office:value-type="float" office:value="0.245098039215707">
            <text:p>0.245098039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12.0844144821">
            <text:p>12.0844144821</text:p>
          </table:table-cell>
          <table:table-cell table:formula="of:=IF([.B23]&lt;1; (POWER(10; (CEILING(LOG([.B23]); -1)))/4000)*ROUND([.B23]/(POWER(10; (CEILING(LOG([.B23]); -1)))/4000); 0); (POWER(10; (CEILING(LOG([.B23]); 1)))/4000)*ROUND([.B23]/(POWER(10; (CEILING(LOG([.B23]); 1)))/4000); 0))" office:value-type="float" office:value="12.075">
            <text:p>12.075</text:p>
          </table:table-cell>
          <table:table-cell table:formula="of:=[.A23]-[.B23]" office:value-type="float" office:value="0.0155855179">
            <text:p>0.0155855179</text:p>
          </table:table-cell>
          <table:table-cell table:formula="of:= 100 *(([.B23]-[.A23])/[.A23])" office:value-type="float" office:value="-0.128805933057851">
            <text:p>-0.1288059331</text:p>
          </table:table-cell>
          <table:table-cell table:formula="of:=[.A23]-[.C23]" office:value-type="float" office:value="0.0249999999999986">
            <text:p>0.025</text:p>
          </table:table-cell>
          <table:table-cell table:formula="of:= 100 *(([.C23]-[.A23])/[.A23])" office:value-type="float" office:value="-0.206611570247922">
            <text:p>-0.206611570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13.1335840225">
            <text:p>13.1335840225</text:p>
          </table:table-cell>
          <table:table-cell table:formula="of:=IF([.B24]&lt;1; (POWER(10; (CEILING(LOG([.B24]); -1)))/4000)*ROUND([.B24]/(POWER(10; (CEILING(LOG([.B24]); -1)))/4000); 0); (POWER(10; (CEILING(LOG([.B24]); 1)))/4000)*ROUND([.B24]/(POWER(10; (CEILING(LOG([.B24]); 1)))/4000); 0))" office:value-type="float" office:value="13.125">
            <text:p>13.125</text:p>
          </table:table-cell>
          <table:table-cell table:formula="of:=[.A24]-[.B24]" office:value-type="float" office:value="-0.0335840224999995">
            <text:p>-0.0335840225</text:p>
          </table:table-cell>
          <table:table-cell table:formula="of:= 100 *(([.B24]-[.A24])/[.A24])" office:value-type="float" office:value="0.256366583969462">
            <text:p>0.256366584</text:p>
          </table:table-cell>
          <table:table-cell table:formula="of:=[.A24]-[.C24]" office:value-type="float" office:value="-0.0250000000000004">
            <text:p>-0.025</text:p>
          </table:table-cell>
          <table:table-cell table:formula="of:= 100 *(([.C24]-[.A24])/[.A24])" office:value-type="float" office:value="0.190839694656491">
            <text:p>0.190839694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15.1564264297">
            <text:p>15.1564264297</text:p>
          </table:table-cell>
          <table:table-cell table:formula="of:=IF([.B25]&lt;1; (POWER(10; (CEILING(LOG([.B25]); -1)))/4000)*ROUND([.B25]/(POWER(10; (CEILING(LOG([.B25]); -1)))/4000); 0); (POWER(10; (CEILING(LOG([.B25]); 1)))/4000)*ROUND([.B25]/(POWER(10; (CEILING(LOG([.B25]); 1)))/4000); 0))" office:value-type="float" office:value="15.15">
            <text:p>15.15</text:p>
          </table:table-cell>
          <table:table-cell table:formula="of:=[.A25]-[.B25]" office:value-type="float" office:value="0.0435735702999995">
            <text:p>0.0435735703</text:p>
          </table:table-cell>
          <table:table-cell table:formula="of:= 100 *(([.B25]-[.A25])/[.A25])" office:value-type="float" office:value="-0.286668225657892">
            <text:p>-0.2866682257</text:p>
          </table:table-cell>
          <table:table-cell table:formula="of:=[.A25]-[.C25]" office:value-type="float" office:value="0.0499999999999989">
            <text:p>0.05</text:p>
          </table:table-cell>
          <table:table-cell table:formula="of:= 100 *(([.C25]-[.A25])/[.A25])" office:value-type="float" office:value="-0.328947368421046">
            <text:p>-0.328947368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.9726085662">
            <text:p>17.9726085662</text:p>
          </table:table-cell>
          <table:table-cell table:formula="of:=IF([.B26]&lt;1; (POWER(10; (CEILING(LOG([.B26]); -1)))/4000)*ROUND([.B26]/(POWER(10; (CEILING(LOG([.B26]); -1)))/4000); 0); (POWER(10; (CEILING(LOG([.B26]); 1)))/4000)*ROUND([.B26]/(POWER(10; (CEILING(LOG([.B26]); 1)))/4000); 0))" office:value-type="float" office:value="17.975">
            <text:p>17.975</text:p>
          </table:table-cell>
          <table:table-cell table:formula="of:=[.A26]-[.B26]" office:value-type="float" office:value="0.0273914337999983">
            <text:p>0.0273914338</text:p>
          </table:table-cell>
          <table:table-cell table:formula="of:= 100 *(([.B26]-[.A26])/[.A26])" office:value-type="float" office:value="-0.152174632222213">
            <text:p>-0.1521746322</text:p>
          </table:table-cell>
          <table:table-cell table:formula="of:=[.A26]-[.C26]" office:value-type="float" office:value="0.0249999999999986">
            <text:p>0.025</text:p>
          </table:table-cell>
          <table:table-cell table:formula="of:= 100 *(([.C26]-[.A26])/[.A26])" office:value-type="float" office:value="-0.138888888888881">
            <text:p>-0.138888888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22.1753292083">
            <text:p>22.1753292083</text:p>
          </table:table-cell>
          <table:table-cell table:formula="of:=IF([.B27]&lt;1; (POWER(10; (CEILING(LOG([.B27]); -1)))/4000)*ROUND([.B27]/(POWER(10; (CEILING(LOG([.B27]); -1)))/4000); 0); (POWER(10; (CEILING(LOG([.B27]); 1)))/4000)*ROUND([.B27]/(POWER(10; (CEILING(LOG([.B27]); 1)))/4000); 0))" office:value-type="float" office:value="22.175">
            <text:p>22.175</text:p>
          </table:table-cell>
          <table:table-cell table:formula="of:=[.A27]-[.B27]" office:value-type="float" office:value="0.0246707917000002">
            <text:p>0.0246707917</text:p>
          </table:table-cell>
          <table:table-cell table:formula="of:= 100 *(([.B27]-[.A27])/[.A27])" office:value-type="float" office:value="-0.111129692342343">
            <text:p>-0.1111296923</text:p>
          </table:table-cell>
          <table:table-cell table:formula="of:=[.A27]-[.C27]" office:value-type="float" office:value="0.0249999999999986">
            <text:p>0.025</text:p>
          </table:table-cell>
          <table:table-cell table:formula="of:= 100 *(([.C27]-[.A27])/[.A27])" office:value-type="float" office:value="-0.112612612612606">
            <text:p>-0.112612612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office:value-type="float" office:value="27.4669761657">
            <text:p>27.4669761657</text:p>
          </table:table-cell>
          <table:table-cell table:formula="of:=IF([.B28]&lt;1; (POWER(10; (CEILING(LOG([.B28]); -1)))/4000)*ROUND([.B28]/(POWER(10; (CEILING(LOG([.B28]); -1)))/4000); 0); (POWER(10; (CEILING(LOG([.B28]); 1)))/4000)*ROUND([.B28]/(POWER(10; (CEILING(LOG([.B28]); 1)))/4000); 0))" office:value-type="float" office:value="27.475">
            <text:p>27.475</text:p>
          </table:table-cell>
          <table:table-cell table:formula="of:=[.A28]-[.B28]" office:value-type="float" office:value="-0.1669761657">
            <text:p>-0.1669761657</text:p>
          </table:table-cell>
          <table:table-cell table:formula="of:= 100 *(([.B28]-[.A28])/[.A28])" office:value-type="float" office:value="0.611634306593405">
            <text:p>0.6116343066</text:p>
          </table:table-cell>
          <table:table-cell table:formula="of:=[.A28]-[.C28]" office:value-type="float" office:value="-0.175000000000001">
            <text:p>-0.175</text:p>
          </table:table-cell>
          <table:table-cell table:formula="of:= 100 *(([.C28]-[.A28])/[.A28])" office:value-type="float" office:value="0.641025641025644">
            <text:p>0.64102564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33.1">
            <text:p>33.1</text:p>
          </table:table-cell>
          <table:table-cell office:value-type="float" office:value="33.2242851257">
            <text:p>33.2242851257</text:p>
          </table:table-cell>
          <table:table-cell table:formula="of:=IF([.B29]&lt;1; (POWER(10; (CEILING(LOG([.B29]); -1)))/4000)*ROUND([.B29]/(POWER(10; (CEILING(LOG([.B29]); -1)))/4000); 0); (POWER(10; (CEILING(LOG([.B29]); 1)))/4000)*ROUND([.B29]/(POWER(10; (CEILING(LOG([.B29]); 1)))/4000); 0))" office:value-type="float" office:value="33.225">
            <text:p>33.225</text:p>
          </table:table-cell>
          <table:table-cell table:formula="of:=[.A29]-[.B29]" office:value-type="float" office:value="-0.124285125699998">
            <text:p>-0.1242851257</text:p>
          </table:table-cell>
          <table:table-cell table:formula="of:= 100 *(([.B29]-[.A29])/[.A29])" office:value-type="float" office:value="0.375483763444104">
            <text:p>0.3754837634</text:p>
          </table:table-cell>
          <table:table-cell table:formula="of:=[.A29]-[.C29]" office:value-type="float" office:value="-0.125">
            <text:p>-0.125</text:p>
          </table:table-cell>
          <table:table-cell table:formula="of:= 100 *(([.C29]-[.A29])/[.A29])" office:value-type="float" office:value="0.377643504531722">
            <text:p>0.377643504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39.3">
            <text:p>39.3</text:p>
          </table:table-cell>
          <table:table-cell office:value-type="float" office:value="39.352897644">
            <text:p>39.352897644</text:p>
          </table:table-cell>
          <table:table-cell table:formula="of:=IF([.B30]&lt;1; (POWER(10; (CEILING(LOG([.B30]); -1)))/4000)*ROUND([.B30]/(POWER(10; (CEILING(LOG([.B30]); -1)))/4000); 0); (POWER(10; (CEILING(LOG([.B30]); 1)))/4000)*ROUND([.B30]/(POWER(10; (CEILING(LOG([.B30]); 1)))/4000); 0))" office:value-type="float" office:value="39.35">
            <text:p>39.35</text:p>
          </table:table-cell>
          <table:table-cell table:formula="of:=[.A30]-[.B30]" office:value-type="float" office:value="-0.0528976440000051">
            <text:p>-0.052897644</text:p>
          </table:table-cell>
          <table:table-cell table:formula="of:= 100 *(([.B30]-[.A30])/[.A30])" office:value-type="float" office:value="0.134599603053448">
            <text:p>0.1345996031</text:p>
          </table:table-cell>
          <table:table-cell table:formula="of:=[.A30]-[.C30]" office:value-type="float" office:value="-0.0500000000000043">
            <text:p>-0.05</text:p>
          </table:table-cell>
          <table:table-cell table:formula="of:= 100 *(([.C30]-[.A30])/[.A30])" office:value-type="float" office:value="0.127226463104337">
            <text:p>0.127226463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43.1">
            <text:p>43.1</text:p>
          </table:table-cell>
          <table:table-cell office:value-type="float" office:value="43.1219291687">
            <text:p>43.1219291687</text:p>
          </table:table-cell>
          <table:table-cell table:formula="of:=IF([.B31]&lt;1; (POWER(10; (CEILING(LOG([.B31]); -1)))/4000)*ROUND([.B31]/(POWER(10; (CEILING(LOG([.B31]); -1)))/4000); 0); (POWER(10; (CEILING(LOG([.B31]); 1)))/4000)*ROUND([.B31]/(POWER(10; (CEILING(LOG([.B31]); 1)))/4000); 0))" office:value-type="float" office:value="43.125">
            <text:p>43.125</text:p>
          </table:table-cell>
          <table:table-cell table:formula="of:=[.A31]-[.B31]" office:value-type="float" office:value="-0.0219291686999981">
            <text:p>-0.0219291687</text:p>
          </table:table-cell>
          <table:table-cell table:formula="of:= 100 *(([.B31]-[.A31])/[.A31])" office:value-type="float" office:value="0.0508797417633366">
            <text:p>0.0508797418</text:p>
          </table:table-cell>
          <table:table-cell table:formula="of:=[.A31]-[.C31]" office:value-type="float" office:value="-0.0249999999999986">
            <text:p>-0.025</text:p>
          </table:table-cell>
          <table:table-cell table:formula="of:= 100 *(([.C31]-[.A31])/[.A31])" office:value-type="float" office:value="0.0580046403712264">
            <text:p>0.058004640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51.2">
            <text:p>51.2</text:p>
          </table:table-cell>
          <table:table-cell office:value-type="float" office:value="51.3271827697">
            <text:p>51.3271827697</text:p>
          </table:table-cell>
          <table:table-cell table:formula="of:=IF([.B32]&lt;1; (POWER(10; (CEILING(LOG([.B32]); -1)))/4000)*ROUND([.B32]/(POWER(10; (CEILING(LOG([.B32]); -1)))/4000); 0); (POWER(10; (CEILING(LOG([.B32]); 1)))/4000)*ROUND([.B32]/(POWER(10; (CEILING(LOG([.B32]); 1)))/4000); 0))" office:value-type="float" office:value="51.325">
            <text:p>51.325</text:p>
          </table:table-cell>
          <table:table-cell table:formula="of:=[.A32]-[.B32]" office:value-type="float" office:value="-0.127182769699999">
            <text:p>-0.1271827697</text:p>
          </table:table-cell>
          <table:table-cell table:formula="of:= 100 *(([.B32]-[.A32])/[.A32])" office:value-type="float" office:value="0.248403847070311">
            <text:p>0.2484038471</text:p>
          </table:table-cell>
          <table:table-cell table:formula="of:=[.A32]-[.C32]" office:value-type="float" office:value="-0.125">
            <text:p>-0.125</text:p>
          </table:table-cell>
          <table:table-cell table:formula="of:= 100 *(([.C32]-[.A32])/[.A32])" office:value-type="float" office:value="0.244140625">
            <text:p>0.24414062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56.1">
            <text:p>56.1</text:p>
          </table:table-cell>
          <table:table-cell office:value-type="float" office:value="56.025691986">
            <text:p>56.025691986</text:p>
          </table:table-cell>
          <table:table-cell table:formula="of:=IF([.B33]&lt;1; (POWER(10; (CEILING(LOG([.B33]); -1)))/4000)*ROUND([.B33]/(POWER(10; (CEILING(LOG([.B33]); -1)))/4000); 0); (POWER(10; (CEILING(LOG([.B33]); 1)))/4000)*ROUND([.B33]/(POWER(10; (CEILING(LOG([.B33]); 1)))/4000); 0))" office:value-type="float" office:value="56.025">
            <text:p>56.025</text:p>
          </table:table-cell>
          <table:table-cell table:formula="of:=[.A33]-[.B33]" office:value-type="float" office:value="0.0743080140000032">
            <text:p>0.074308014</text:p>
          </table:table-cell>
          <table:table-cell table:formula="of:= 100 *(([.B33]-[.A33])/[.A33])" office:value-type="float" office:value="-0.132456352941182">
            <text:p>-0.1324563529</text:p>
          </table:table-cell>
          <table:table-cell table:formula="of:=[.A33]-[.C33]" office:value-type="float" office:value="0.0749999999999957">
            <text:p>0.075</text:p>
          </table:table-cell>
          <table:table-cell table:formula="of:= 100 *(([.C33]-[.A33])/[.A33])" office:value-type="float" office:value="-0.133689839572185">
            <text:p>-0.133689839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8.0156021118">
            <text:p>68.0156021118</text:p>
          </table:table-cell>
          <table:table-cell table:formula="of:=IF([.B34]&lt;1; (POWER(10; (CEILING(LOG([.B34]); -1)))/4000)*ROUND([.B34]/(POWER(10; (CEILING(LOG([.B34]); -1)))/4000); 0); (POWER(10; (CEILING(LOG([.B34]); 1)))/4000)*ROUND([.B34]/(POWER(10; (CEILING(LOG([.B34]); 1)))/4000); 0))" office:value-type="float" office:value="68.025">
            <text:p>68.025</text:p>
          </table:table-cell>
          <table:table-cell table:formula="of:=[.A34]-[.B34]" office:value-type="float" office:value="-0.0156021118000069">
            <text:p>-0.0156021118</text:p>
          </table:table-cell>
          <table:table-cell table:formula="of:= 100 *(([.B34]-[.A34])/[.A34])" office:value-type="float" office:value="0.0229442820588337">
            <text:p>0.0229442821</text:p>
          </table:table-cell>
          <table:table-cell table:formula="of:=[.A34]-[.C34]" office:value-type="float" office:value="-0.0250000000000057">
            <text:p>-0.025</text:p>
          </table:table-cell>
          <table:table-cell table:formula="of:= 100 *(([.C34]-[.A34])/[.A34])" office:value-type="float" office:value="0.0367647058823613">
            <text:p>0.036764705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75.3">
            <text:p>75.3</text:p>
          </table:table-cell>
          <table:table-cell office:value-type="float" office:value="75.4627227783">
            <text:p>75.4627227783</text:p>
          </table:table-cell>
          <table:table-cell table:formula="of:=IF([.B35]&lt;1; (POWER(10; (CEILING(LOG([.B35]); -1)))/4000)*ROUND([.B35]/(POWER(10; (CEILING(LOG([.B35]); -1)))/4000); 0); (POWER(10; (CEILING(LOG([.B35]); 1)))/4000)*ROUND([.B35]/(POWER(10; (CEILING(LOG([.B35]); 1)))/4000); 0))" office:value-type="float" office:value="75.475">
            <text:p>75.475</text:p>
          </table:table-cell>
          <table:table-cell table:formula="of:=[.A35]-[.B35]" office:value-type="float" office:value="-0.162722778300008">
            <text:p>-0.1627227783</text:p>
          </table:table-cell>
          <table:table-cell table:formula="of:= 100 *(([.B35]-[.A35])/[.A35])" office:value-type="float" office:value="0.216099307171325">
            <text:p>0.2160993072</text:p>
          </table:table-cell>
          <table:table-cell table:formula="of:=[.A35]-[.C35]" office:value-type="float" office:value="-0.175000000000011">
            <text:p>-0.175</text:p>
          </table:table-cell>
          <table:table-cell table:formula="of:= 100 *(([.C35]-[.A35])/[.A35])" office:value-type="float" office:value="0.23240371845951">
            <text:p>0.232403718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81.7">
            <text:p>81.7</text:p>
          </table:table-cell>
          <table:table-cell office:value-type="float" office:value="81.8268203735">
            <text:p>81.8268203735</text:p>
          </table:table-cell>
          <table:table-cell table:formula="of:=IF([.B36]&lt;1; (POWER(10; (CEILING(LOG([.B36]); -1)))/4000)*ROUND([.B36]/(POWER(10; (CEILING(LOG([.B36]); -1)))/4000); 0); (POWER(10; (CEILING(LOG([.B36]); 1)))/4000)*ROUND([.B36]/(POWER(10; (CEILING(LOG([.B36]); 1)))/4000); 0))" office:value-type="float" office:value="81.825">
            <text:p>81.825</text:p>
          </table:table-cell>
          <table:table-cell table:formula="of:=[.A36]-[.B36]" office:value-type="float" office:value="-0.126820373499996">
            <text:p>-0.1268203735</text:p>
          </table:table-cell>
          <table:table-cell table:formula="of:= 100 *(([.B36]-[.A36])/[.A36])" office:value-type="float" office:value="0.155226895348832">
            <text:p>0.1552268953</text:p>
          </table:table-cell>
          <table:table-cell table:formula="of:=[.A36]-[.C36]" office:value-type="float" office:value="-0.125">
            <text:p>-0.125</text:p>
          </table:table-cell>
          <table:table-cell table:formula="of:= 100 *(([.C36]-[.A36])/[.A36])" office:value-type="float" office:value="0.152998776009792">
            <text:p>0.15299877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91.1">
            <text:p>91.1</text:p>
          </table:table-cell>
          <table:table-cell office:value-type="float" office:value="91.1030273437">
            <text:p>91.1030273437</text:p>
          </table:table-cell>
          <table:table-cell table:formula="of:=IF([.B37]&lt;1; (POWER(10; (CEILING(LOG([.B37]); -1)))/4000)*ROUND([.B37]/(POWER(10; (CEILING(LOG([.B37]); -1)))/4000); 0); (POWER(10; (CEILING(LOG([.B37]); 1)))/4000)*ROUND([.B37]/(POWER(10; (CEILING(LOG([.B37]); 1)))/4000); 0))" office:value-type="float" office:value="91.1">
            <text:p>91.1</text:p>
          </table:table-cell>
          <table:table-cell table:formula="of:=[.A37]-[.B37]" office:value-type="float" office:value="-0.0030273437000119">
            <text:p>-0.0030273437</text:p>
          </table:table-cell>
          <table:table-cell table:formula="of:= 100 *(([.B37]-[.A37])/[.A37])" office:value-type="float" office:value="0.00332309956093512">
            <text:p>0.0033230996</text:p>
          </table:table-cell>
          <table:table-cell table:formula="of:=[.A37]-[.C37]" office:value-type="float" office:value="0">
            <text:p>0</text:p>
          </table:table-cell>
          <table:table-cell table:formula="of:= 100 *(([.C37]-[.A37])/[.A37])" office:value-type="float" office:value="0">
            <text:p>0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99.9">
            <text:p>99.9</text:p>
          </table:table-cell>
          <table:table-cell office:value-type="float" office:value="99.9616699218">
            <text:p>99.9616699218</text:p>
          </table:table-cell>
          <table:table-cell table:formula="of:=IF([.B38]&lt;1; (POWER(10; (CEILING(LOG([.B38]); -1)))/4000)*ROUND([.B38]/(POWER(10; (CEILING(LOG([.B38]); -1)))/4000); 0); (POWER(10; (CEILING(LOG([.B38]); 1)))/4000)*ROUND([.B38]/(POWER(10; (CEILING(LOG([.B38]); 1)))/4000); 0))" office:value-type="float" office:value="99.95">
            <text:p>99.95</text:p>
          </table:table-cell>
          <table:table-cell table:formula="of:=[.A38]-[.B38]" office:value-type="float" office:value="-0.0616699217999894">
            <text:p>-0.0616699218</text:p>
          </table:table-cell>
          <table:table-cell table:formula="of:= 100 *(([.B38]-[.A38])/[.A38])" office:value-type="float" office:value="0.0617316534534429">
            <text:p>0.0617316535</text:p>
          </table:table-cell>
          <table:table-cell table:formula="of:=[.A38]-[.C38]" office:value-type="float" office:value="-0.0499999999999972">
            <text:p>-0.05</text:p>
          </table:table-cell>
          <table:table-cell table:formula="of:= 100 *(([.C38]-[.A38])/[.A38])" office:value-type="float" office:value="0.0500500500500472">
            <text:p>0.050050050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21.9">
            <text:p>121.9</text:p>
          </table:table-cell>
          <table:table-cell office:value-type="float" office:value="121.9257659912">
            <text:p>121.9257659912</text:p>
          </table:table-cell>
          <table:table-cell table:formula="of:=IF([.B39]&lt;1; (POWER(10; (CEILING(LOG([.B39]); -1)))/4000)*ROUND([.B39]/(POWER(10; (CEILING(LOG([.B39]); -1)))/4000); 0); (POWER(10; (CEILING(LOG([.B39]); 1)))/4000)*ROUND([.B39]/(POWER(10; (CEILING(LOG([.B39]); 1)))/4000); 0))" office:value-type="float" office:value="122">
            <text:p>122</text:p>
          </table:table-cell>
          <table:table-cell table:formula="of:=[.A39]-[.B39]" office:value-type="float" office:value="-0.0257659911999895">
            <text:p>-0.0257659912</text:p>
          </table:table-cell>
          <table:table-cell table:formula="of:= 100 *(([.B39]-[.A39])/[.A39])" office:value-type="float" office:value="0.0211369903199257">
            <text:p>0.0211369903</text:p>
          </table:table-cell>
          <table:table-cell table:formula="of:=[.A39]-[.C39]" office:value-type="float" office:value="-0.0999999999999943">
            <text:p>-0.1</text:p>
          </table:table-cell>
          <table:table-cell table:formula="of:= 100 *(([.C39]-[.A39])/[.A39])" office:value-type="float" office:value="0.0820344544708731">
            <text:p>0.082034454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50.3">
            <text:p>150.3</text:p>
          </table:table-cell>
          <table:table-cell office:value-type="float" office:value="150.2840576171">
            <text:p>150.2840576171</text:p>
          </table:table-cell>
          <table:table-cell table:formula="of:=IF([.B40]&lt;1; (POWER(10; (CEILING(LOG([.B40]); -1)))/4000)*ROUND([.B40]/(POWER(10; (CEILING(LOG([.B40]); -1)))/4000); 0); (POWER(10; (CEILING(LOG([.B40]); 1)))/4000)*ROUND([.B40]/(POWER(10; (CEILING(LOG([.B40]); 1)))/4000); 0))" office:value-type="float" office:value="150.25">
            <text:p>150.25</text:p>
          </table:table-cell>
          <table:table-cell table:formula="of:=[.A40]-[.B40]" office:value-type="float" office:value="0.0159423829000218">
            <text:p>0.0159423829</text:p>
          </table:table-cell>
          <table:table-cell table:formula="of:= 100 *(([.B40]-[.A40])/[.A40])" office:value-type="float" office:value="-0.0106070411843126">
            <text:p>-0.0106070412</text:p>
          </table:table-cell>
          <table:table-cell table:formula="of:=[.A40]-[.C40]" office:value-type="float" office:value="0.0500000000000114">
            <text:p>0.05</text:p>
          </table:table-cell>
          <table:table-cell table:formula="of:= 100 *(([.C40]-[.A40])/[.A40])" office:value-type="float" office:value="-0.0332667997338732">
            <text:p>-0.033266799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79.8">
            <text:p>179.8</text:p>
          </table:table-cell>
          <table:table-cell office:value-type="float" office:value="179.9695129394">
            <text:p>179.9695129394</text:p>
          </table:table-cell>
          <table:table-cell table:formula="of:=IF([.B41]&lt;1; (POWER(10; (CEILING(LOG([.B41]); -1)))/4000)*ROUND([.B41]/(POWER(10; (CEILING(LOG([.B41]); -1)))/4000); 0); (POWER(10; (CEILING(LOG([.B41]); 1)))/4000)*ROUND([.B41]/(POWER(10; (CEILING(LOG([.B41]); 1)))/4000); 0))" office:value-type="float" office:value="180">
            <text:p>180</text:p>
          </table:table-cell>
          <table:table-cell table:formula="of:=[.A41]-[.B41]" office:value-type="float" office:value="-0.169512939399993">
            <text:p>-0.1695129394</text:p>
          </table:table-cell>
          <table:table-cell table:formula="of:= 100 *(([.B41]-[.A41])/[.A41])" office:value-type="float" office:value="0.0942786092324769">
            <text:p>0.0942786092</text:p>
          </table:table-cell>
          <table:table-cell table:formula="of:=[.A41]-[.C41]" office:value-type="float" office:value="-0.199999999999989">
            <text:p>-0.2</text:p>
          </table:table-cell>
          <table:table-cell table:formula="of:= 100 *(([.C41]-[.A41])/[.A41])" office:value-type="float" office:value="0.111234705228025">
            <text:p>0.111234705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99.5">
            <text:p>199.5</text:p>
          </table:table-cell>
          <table:table-cell office:value-type="float" office:value="199.3469390869">
            <text:p>199.3469390869</text:p>
          </table:table-cell>
          <table:table-cell table:formula="of:=IF([.B42]&lt;1; (POWER(10; (CEILING(LOG([.B42]); -1)))/4000)*ROUND([.B42]/(POWER(10; (CEILING(LOG([.B42]); -1)))/4000); 0); (POWER(10; (CEILING(LOG([.B42]); 1)))/4000)*ROUND([.B42]/(POWER(10; (CEILING(LOG([.B42]); 1)))/4000); 0))" office:value-type="float" office:value="199.25">
            <text:p>199.25</text:p>
          </table:table-cell>
          <table:table-cell table:formula="of:=[.A42]-[.B42]" office:value-type="float" office:value="0.153060913100006">
            <text:p>0.1530609131</text:p>
          </table:table-cell>
          <table:table-cell table:formula="of:= 100 *(([.B42]-[.A42])/[.A42])" office:value-type="float" office:value="-0.0767222622055169">
            <text:p>-0.0767222622</text:p>
          </table:table-cell>
          <table:table-cell table:formula="of:=[.A42]-[.C42]" office:value-type="float" office:value="0.25">
            <text:p>0.25</text:p>
          </table:table-cell>
          <table:table-cell table:formula="of:= 100 *(([.C42]-[.A42])/[.A42])" office:value-type="float" office:value="-0.12531328320802">
            <text:p>-0.125313283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09.4">
            <text:p>209.4</text:p>
          </table:table-cell>
          <table:table-cell office:value-type="float" office:value="209.6268005371">
            <text:p>209.6268005371</text:p>
          </table:table-cell>
          <table:table-cell table:formula="of:=IF([.B43]&lt;1; (POWER(10; (CEILING(LOG([.B43]); -1)))/4000)*ROUND([.B43]/(POWER(10; (CEILING(LOG([.B43]); -1)))/4000); 0); (POWER(10; (CEILING(LOG([.B43]); 1)))/4000)*ROUND([.B43]/(POWER(10; (CEILING(LOG([.B43]); 1)))/4000); 0))" office:value-type="float" office:value="209.75">
            <text:p>209.75</text:p>
          </table:table-cell>
          <table:table-cell table:formula="of:=[.A43]-[.B43]" office:value-type="float" office:value="-0.22680053709999">
            <text:p>-0.2268005371</text:p>
          </table:table-cell>
          <table:table-cell table:formula="of:= 100 *(([.B43]-[.A43])/[.A43])" office:value-type="float" office:value="0.108309712082135">
            <text:p>0.1083097121</text:p>
          </table:table-cell>
          <table:table-cell table:formula="of:=[.A43]-[.C43]" office:value-type="float" office:value="-0.349999999999994">
            <text:p>-0.35</text:p>
          </table:table-cell>
          <table:table-cell table:formula="of:= 100 *(([.C43]-[.A43])/[.A43])" office:value-type="float" office:value="0.16714422158548">
            <text:p>0.1671442216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219.5">
            <text:p>219.5</text:p>
          </table:table-cell>
          <table:table-cell office:value-type="float" office:value="219.5642700195">
            <text:p>219.5642700195</text:p>
          </table:table-cell>
          <table:table-cell table:formula="of:=IF([.B44]&lt;1; (POWER(10; (CEILING(LOG([.B44]); -1)))/4000)*ROUND([.B44]/(POWER(10; (CEILING(LOG([.B44]); -1)))/4000); 0); (POWER(10; (CEILING(LOG([.B44]); 1)))/4000)*ROUND([.B44]/(POWER(10; (CEILING(LOG([.B44]); 1)))/4000); 0))" office:value-type="float" office:value="219.5">
            <text:p>219.5</text:p>
          </table:table-cell>
          <table:table-cell table:formula="of:=[.A44]-[.B44]" office:value-type="float" office:value="-0.0642700194999861">
            <text:p>-0.0642700195</text:p>
          </table:table-cell>
          <table:table-cell table:formula="of:= 100 *(([.B44]-[.A44])/[.A44])" office:value-type="float" office:value="0.0292801911161668">
            <text:p>0.0292801911</text:p>
          </table:table-cell>
          <table:table-cell table:formula="of:=[.A44]-[.C44]" office:value-type="float" office:value="0">
            <text:p>0</text:p>
          </table:table-cell>
          <table:table-cell table:formula="of:= 100 *(([.C44]-[.A44])/[.A44])" office:value-type="float" office:value="0">
            <text:p>0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250.2">
            <text:p>250.2</text:p>
          </table:table-cell>
          <table:table-cell office:value-type="float" office:value="250.7306518554">
            <text:p>250.7306518554</text:p>
          </table:table-cell>
          <table:table-cell table:formula="of:=IF([.B45]&lt;1; (POWER(10; (CEILING(LOG([.B45]); -1)))/4000)*ROUND([.B45]/(POWER(10; (CEILING(LOG([.B45]); -1)))/4000); 0); (POWER(10; (CEILING(LOG([.B45]); 1)))/4000)*ROUND([.B45]/(POWER(10; (CEILING(LOG([.B45]); 1)))/4000); 0))" office:value-type="float" office:value="250.75">
            <text:p>250.75</text:p>
          </table:table-cell>
          <table:table-cell table:formula="of:=[.A45]-[.B45]" office:value-type="float" office:value="-0.530651855400009">
            <text:p>-0.5306518554</text:p>
          </table:table-cell>
          <table:table-cell table:formula="of:= 100 *(([.B45]-[.A45])/[.A45])" office:value-type="float" office:value="0.21209106930456">
            <text:p>0.2120910693</text:p>
          </table:table-cell>
          <table:table-cell table:formula="of:=[.A45]-[.C45]" office:value-type="float" office:value="-0.550000000000011">
            <text:p>-0.55</text:p>
          </table:table-cell>
          <table:table-cell table:formula="of:= 100 *(([.C45]-[.A45])/[.A45])" office:value-type="float" office:value="0.219824140687455">
            <text:p>0.2198241407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268.3">
            <text:p>268.3</text:p>
          </table:table-cell>
          <table:table-cell office:value-type="float" office:value="268.5357055664">
            <text:p>268.5357055664</text:p>
          </table:table-cell>
          <table:table-cell table:formula="of:=IF([.B46]&lt;1; (POWER(10; (CEILING(LOG([.B46]); -1)))/4000)*ROUND([.B46]/(POWER(10; (CEILING(LOG([.B46]); -1)))/4000); 0); (POWER(10; (CEILING(LOG([.B46]); 1)))/4000)*ROUND([.B46]/(POWER(10; (CEILING(LOG([.B46]); 1)))/4000); 0))" office:value-type="float" office:value="268.5">
            <text:p>268.5</text:p>
          </table:table-cell>
          <table:table-cell table:formula="of:=[.A46]-[.B46]" office:value-type="float" office:value="-0.235705566399986">
            <text:p>-0.2357055664</text:p>
          </table:table-cell>
          <table:table-cell table:formula="of:= 100 *(([.B46]-[.A46])/[.A46])" office:value-type="float" office:value="0.0878514969809862">
            <text:p>0.087851497</text:p>
          </table:table-cell>
          <table:table-cell table:formula="of:=[.A46]-[.C46]" office:value-type="float" office:value="-0.199999999999989">
            <text:p>-0.2</text:p>
          </table:table-cell>
          <table:table-cell table:formula="of:= 100 *(([.C46]-[.A46])/[.A46])" office:value-type="float" office:value="0.0745434215430446">
            <text:p>0.0745434215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298.2">
            <text:p>298.2</text:p>
          </table:table-cell>
          <table:table-cell office:value-type="float" office:value="298.0116882324">
            <text:p>298.0116882324</text:p>
          </table:table-cell>
          <table:table-cell table:formula="of:=IF([.B47]&lt;1; (POWER(10; (CEILING(LOG([.B47]); -1)))/4000)*ROUND([.B47]/(POWER(10; (CEILING(LOG([.B47]); -1)))/4000); 0); (POWER(10; (CEILING(LOG([.B47]); 1)))/4000)*ROUND([.B47]/(POWER(10; (CEILING(LOG([.B47]); 1)))/4000); 0))" office:value-type="float" office:value="298">
            <text:p>298</text:p>
          </table:table-cell>
          <table:table-cell table:formula="of:=[.A47]-[.B47]" office:value-type="float" office:value="0.188311767599998">
            <text:p>0.1883117676</text:p>
          </table:table-cell>
          <table:table-cell table:formula="of:= 100 *(([.B47]-[.A47])/[.A47])" office:value-type="float" office:value="-0.0631494861166996">
            <text:p>-0.0631494861</text:p>
          </table:table-cell>
          <table:table-cell table:formula="of:=[.A47]-[.C47]" office:value-type="float" office:value="0.199999999999989">
            <text:p>0.2</text:p>
          </table:table-cell>
          <table:table-cell table:formula="of:= 100 *(([.C47]-[.A47])/[.A47])" office:value-type="float" office:value="-0.0670690811535844">
            <text:p>-0.0670690812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341.8">
            <text:p>341.8</text:p>
          </table:table-cell>
          <table:table-cell office:value-type="float" office:value="341.1976318359">
            <text:p>341.1976318359</text:p>
          </table:table-cell>
          <table:table-cell table:formula="of:=IF([.B48]&lt;1; (POWER(10; (CEILING(LOG([.B48]); -1)))/4000)*ROUND([.B48]/(POWER(10; (CEILING(LOG([.B48]); -1)))/4000); 0); (POWER(10; (CEILING(LOG([.B48]); 1)))/4000)*ROUND([.B48]/(POWER(10; (CEILING(LOG([.B48]); 1)))/4000); 0))" office:value-type="float" office:value="341.25">
            <text:p>341.25</text:p>
          </table:table-cell>
          <table:table-cell table:formula="of:=[.A48]-[.B48]" office:value-type="float" office:value="0.602368164100028">
            <text:p>0.6023681641</text:p>
          </table:table-cell>
          <table:table-cell table:formula="of:= 100 *(([.B48]-[.A48])/[.A48])" office:value-type="float" office:value="-0.176234103013466">
            <text:p>-0.176234103</text:p>
          </table:table-cell>
          <table:table-cell table:formula="of:=[.A48]-[.C48]" office:value-type="float" office:value="0.550000000000011">
            <text:p>0.55</text:p>
          </table:table-cell>
          <table:table-cell table:formula="of:= 100 *(([.C48]-[.A48])/[.A48])" office:value-type="float" office:value="-0.160912814511413">
            <text:p>-0.1609128145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360.8">
            <text:p>360.8</text:p>
          </table:table-cell>
          <table:table-cell office:value-type="float" office:value="360.4088134765">
            <text:p>360.4088134765</text:p>
          </table:table-cell>
          <table:table-cell table:formula="of:=IF([.B49]&lt;1; (POWER(10; (CEILING(LOG([.B49]); -1)))/4000)*ROUND([.B49]/(POWER(10; (CEILING(LOG([.B49]); -1)))/4000); 0); (POWER(10; (CEILING(LOG([.B49]); 1)))/4000)*ROUND([.B49]/(POWER(10; (CEILING(LOG([.B49]); 1)))/4000); 0))" office:value-type="float" office:value="360.5">
            <text:p>360.5</text:p>
          </table:table-cell>
          <table:table-cell table:formula="of:=[.A49]-[.B49]" office:value-type="float" office:value="0.391186523500039">
            <text:p>0.3911865235</text:p>
          </table:table-cell>
          <table:table-cell table:formula="of:= 100 *(([.B49]-[.A49])/[.A49])" office:value-type="float" office:value="-0.108421985449013">
            <text:p>-0.1084219854</text:p>
          </table:table-cell>
          <table:table-cell table:formula="of:=[.A49]-[.C49]" office:value-type="float" office:value="0.300000000000011">
            <text:p>0.3</text:p>
          </table:table-cell>
          <table:table-cell table:formula="of:= 100 *(([.C49]-[.A49])/[.A49])" office:value-type="float" office:value="-0.083148558758318">
            <text:p>-0.0831485588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84.191619873">
            <text:p>384.191619873</text:p>
          </table:table-cell>
          <table:table-cell table:formula="of:=IF([.B50]&lt;1; (POWER(10; (CEILING(LOG([.B50]); -1)))/4000)*ROUND([.B50]/(POWER(10; (CEILING(LOG([.B50]); -1)))/4000); 0); (POWER(10; (CEILING(LOG([.B50]); 1)))/4000)*ROUND([.B50]/(POWER(10; (CEILING(LOG([.B50]); 1)))/4000); 0))" office:value-type="float" office:value="384.25">
            <text:p>384.25</text:p>
          </table:table-cell>
          <table:table-cell table:formula="of:=[.A50]-[.B50]" office:value-type="float" office:value="-0.191619872999979">
            <text:p>-0.191619873</text:p>
          </table:table-cell>
          <table:table-cell table:formula="of:= 100 *(([.B50]-[.A50])/[.A50])" office:value-type="float" office:value="0.0499010085937446">
            <text:p>0.0499010086</text:p>
          </table:table-cell>
          <table:table-cell table:formula="of:=[.A50]-[.C50]" office:value-type="float" office:value="-0.25">
            <text:p>-0.25</text:p>
          </table:table-cell>
          <table:table-cell table:formula="of:= 100 *(([.C50]-[.A50])/[.A50])" office:value-type="float" office:value="0.0651041666666667">
            <text:p>0.0651041667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27.8620605468">
            <text:p>427.8620605468</text:p>
          </table:table-cell>
          <table:table-cell table:formula="of:=IF([.B51]&lt;1; (POWER(10; (CEILING(LOG([.B51]); -1)))/4000)*ROUND([.B51]/(POWER(10; (CEILING(LOG([.B51]); -1)))/4000); 0); (POWER(10; (CEILING(LOG([.B51]); 1)))/4000)*ROUND([.B51]/(POWER(10; (CEILING(LOG([.B51]); 1)))/4000); 0))" office:value-type="float" office:value="427.75">
            <text:p>427.75</text:p>
          </table:table-cell>
          <table:table-cell table:formula="of:=[.A51]-[.B51]" office:value-type="float" office:value="0.137939453199976">
            <text:p>0.1379394532</text:p>
          </table:table-cell>
          <table:table-cell table:formula="of:= 100 *(([.B51]-[.A51])/[.A51])" office:value-type="float" office:value="-0.032228844205602">
            <text:p>-0.0322288442</text:p>
          </table:table-cell>
          <table:table-cell table:formula="of:=[.A51]-[.C51]" office:value-type="float" office:value="0.25">
            <text:p>0.25</text:p>
          </table:table-cell>
          <table:table-cell table:formula="of:= 100 *(([.C51]-[.A51])/[.A51])" office:value-type="float" office:value="-0.058411214953271">
            <text:p>-0.058411215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62.4689331054">
            <text:p>462.4689331054</text:p>
          </table:table-cell>
          <table:table-cell table:formula="of:=IF([.B52]&lt;1; (POWER(10; (CEILING(LOG([.B52]); -1)))/4000)*ROUND([.B52]/(POWER(10; (CEILING(LOG([.B52]); -1)))/4000); 0); (POWER(10; (CEILING(LOG([.B52]); 1)))/4000)*ROUND([.B52]/(POWER(10; (CEILING(LOG([.B52]); 1)))/4000); 0))" office:value-type="float" office:value="462.5">
            <text:p>462.5</text:p>
          </table:table-cell>
          <table:table-cell table:formula="of:=[.A52]-[.B52]" office:value-type="float" office:value="0.531066894599974">
            <text:p>0.5310668946</text:p>
          </table:table-cell>
          <table:table-cell table:formula="of:= 100 *(([.B52]-[.A52])/[.A52])" office:value-type="float" office:value="-0.114701273131744">
            <text:p>-0.1147012731</text:p>
          </table:table-cell>
          <table:table-cell table:formula="of:=[.A52]-[.C52]" office:value-type="float" office:value="0.5">
            <text:p>0.5</text:p>
          </table:table-cell>
          <table:table-cell table:formula="of:= 100 *(([.C52]-[.A52])/[.A52])" office:value-type="float" office:value="-0.107991360691145">
            <text:p>-0.1079913607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518.4896850585">
            <text:p>518.4896850585</text:p>
          </table:table-cell>
          <table:table-cell table:formula="of:=IF([.B53]&lt;1; (POWER(10; (CEILING(LOG([.B53]); -1)))/4000)*ROUND([.B53]/(POWER(10; (CEILING(LOG([.B53]); -1)))/4000); 0); (POWER(10; (CEILING(LOG([.B53]); 1)))/4000)*ROUND([.B53]/(POWER(10; (CEILING(LOG([.B53]); 1)))/4000); 0))" office:value-type="float" office:value="518.5">
            <text:p>518.5</text:p>
          </table:table-cell>
          <table:table-cell table:formula="of:=[.A53]-[.B53]" office:value-type="float" office:value="-0.489685058499958">
            <text:p>-0.4896850585</text:p>
          </table:table-cell>
          <table:table-cell table:formula="of:= 100 *(([.B53]-[.A53])/[.A53])" office:value-type="float" office:value="0.094533795077212">
            <text:p>0.0945337951</text:p>
          </table:table-cell>
          <table:table-cell table:formula="of:=[.A53]-[.C53]" office:value-type="float" office:value="-0.5">
            <text:p>-0.5</text:p>
          </table:table-cell>
          <table:table-cell table:formula="of:= 100 *(([.C53]-[.A53])/[.A53])" office:value-type="float" office:value="0.0965250965250965">
            <text:p>0.0965250965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552.5528564453">
            <text:p>552.5528564453</text:p>
          </table:table-cell>
          <table:table-cell table:formula="of:=IF([.B54]&lt;1; (POWER(10; (CEILING(LOG([.B54]); -1)))/4000)*ROUND([.B54]/(POWER(10; (CEILING(LOG([.B54]); -1)))/4000); 0); (POWER(10; (CEILING(LOG([.B54]); 1)))/4000)*ROUND([.B54]/(POWER(10; (CEILING(LOG([.B54]); 1)))/4000); 0))" office:value-type="float" office:value="552.5">
            <text:p>552.5</text:p>
          </table:table-cell>
          <table:table-cell table:formula="of:=[.A54]-[.B54]" office:value-type="float" office:value="0.447143554700006">
            <text:p>0.4471435547</text:p>
          </table:table-cell>
          <table:table-cell table:formula="of:= 100 *(([.B54]-[.A54])/[.A54])" office:value-type="float" office:value="-0.0808577856600372">
            <text:p>-0.0808577857</text:p>
          </table:table-cell>
          <table:table-cell table:formula="of:=[.A54]-[.C54]" office:value-type="float" office:value="0.5">
            <text:p>0.5</text:p>
          </table:table-cell>
          <table:table-cell table:formula="of:= 100 *(([.C54]-[.A54])/[.A54])" office:value-type="float" office:value="-0.0904159132007233">
            <text:p>-0.0904159132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595.9840698242">
            <text:p>595.9840698242</text:p>
          </table:table-cell>
          <table:table-cell table:formula="of:=IF([.B55]&lt;1; (POWER(10; (CEILING(LOG([.B55]); -1)))/4000)*ROUND([.B55]/(POWER(10; (CEILING(LOG([.B55]); -1)))/4000); 0); (POWER(10; (CEILING(LOG([.B55]); 1)))/4000)*ROUND([.B55]/(POWER(10; (CEILING(LOG([.B55]); 1)))/4000); 0))" office:value-type="float" office:value="596">
            <text:p>596</text:p>
          </table:table-cell>
          <table:table-cell table:formula="of:=[.A55]-[.B55]" office:value-type="float" office:value="0.0159301758000083">
            <text:p>0.0159301758</text:p>
          </table:table-cell>
          <table:table-cell table:formula="of:= 100 *(([.B55]-[.A55])/[.A55])" office:value-type="float" office:value="-0.002672848288592">
            <text:p>-0.0026728483</text:p>
          </table:table-cell>
          <table:table-cell table:formula="of:=[.A55]-[.C55]" office:value-type="float" office:value="0">
            <text:p>0</text:p>
          </table:table-cell>
          <table:table-cell table:formula="of:= 100 *(([.C55]-[.A55])/[.A55])" office:value-type="float" office:value="0">
            <text:p>0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24.7790527343">
            <text:p>624.7790527343</text:p>
          </table:table-cell>
          <table:table-cell table:formula="of:=IF([.B56]&lt;1; (POWER(10; (CEILING(LOG([.B56]); -1)))/4000)*ROUND([.B56]/(POWER(10; (CEILING(LOG([.B56]); -1)))/4000); 0); (POWER(10; (CEILING(LOG([.B56]); 1)))/4000)*ROUND([.B56]/(POWER(10; (CEILING(LOG([.B56]); 1)))/4000); 0))" office:value-type="float" office:value="624.75">
            <text:p>624.75</text:p>
          </table:table-cell>
          <table:table-cell table:formula="of:=[.A56]-[.B56]" office:value-type="float" office:value="0.220947265700033">
            <text:p>0.2209472657</text:p>
          </table:table-cell>
          <table:table-cell table:formula="of:= 100 *(([.B56]-[.A56])/[.A56])" office:value-type="float" office:value="-0.0353515625120053">
            <text:p>-0.0353515625</text:p>
          </table:table-cell>
          <table:table-cell table:formula="of:=[.A56]-[.C56]" office:value-type="float" office:value="0.25">
            <text:p>0.25</text:p>
          </table:table-cell>
          <table:table-cell table:formula="of:= 100 *(([.C56]-[.A56])/[.A56])" office:value-type="float" office:value="-0.04">
            <text:p>-0.04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43.9145507812">
            <text:p>643.9145507812</text:p>
          </table:table-cell>
          <table:table-cell table:formula="of:=IF([.B57]&lt;1; (POWER(10; (CEILING(LOG([.B57]); -1)))/4000)*ROUND([.B57]/(POWER(10; (CEILING(LOG([.B57]); -1)))/4000); 0); (POWER(10; (CEILING(LOG([.B57]); 1)))/4000)*ROUND([.B57]/(POWER(10; (CEILING(LOG([.B57]); 1)))/4000); 0))" office:value-type="float" office:value="644">
            <text:p>644</text:p>
          </table:table-cell>
          <table:table-cell table:formula="of:=[.A57]-[.B57]" office:value-type="float" office:value="1.08544921880002">
            <text:p>1.0854492188</text:p>
          </table:table-cell>
          <table:table-cell table:formula="of:= 100 *(([.B57]-[.A57])/[.A57])" office:value-type="float" office:value="-0.168286700589151">
            <text:p>-0.1682867006</text:p>
          </table:table-cell>
          <table:table-cell table:formula="of:=[.A57]-[.C57]" office:value-type="float" office:value="1">
            <text:p>1</text:p>
          </table:table-cell>
          <table:table-cell table:formula="of:= 100 *(([.C57]-[.A57])/[.A57])" office:value-type="float" office:value="-0.155038759689922">
            <text:p>-0.1550387597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79.1760864257">
            <text:p>679.1760864257</text:p>
          </table:table-cell>
          <table:table-cell table:formula="of:=IF([.B58]&lt;1; (POWER(10; (CEILING(LOG([.B58]); -1)))/4000)*ROUND([.B58]/(POWER(10; (CEILING(LOG([.B58]); -1)))/4000); 0); (POWER(10; (CEILING(LOG([.B58]); 1)))/4000)*ROUND([.B58]/(POWER(10; (CEILING(LOG([.B58]); 1)))/4000); 0))" office:value-type="float" office:value="679.25">
            <text:p>679.25</text:p>
          </table:table-cell>
          <table:table-cell table:formula="of:=[.A58]-[.B58]" office:value-type="float" office:value="-0.176086425699964">
            <text:p>-0.1760864257</text:p>
          </table:table-cell>
          <table:table-cell table:formula="of:= 100 *(([.B58]-[.A58])/[.A58])" office:value-type="float" office:value="0.0259331996612613">
            <text:p>0.0259331997</text:p>
          </table:table-cell>
          <table:table-cell table:formula="of:=[.A58]-[.C58]" office:value-type="float" office:value="-0.25">
            <text:p>-0.25</text:p>
          </table:table-cell>
          <table:table-cell table:formula="of:= 100 *(([.C58]-[.A58])/[.A58])" office:value-type="float" office:value="0.0368188512518409">
            <text:p>0.0368188513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812.0294799804">
            <text:p>812.0294799804</text:p>
          </table:table-cell>
          <table:table-cell table:formula="of:=IF([.B59]&lt;1; (POWER(10; (CEILING(LOG([.B59]); -1)))/4000)*ROUND([.B59]/(POWER(10; (CEILING(LOG([.B59]); -1)))/4000); 0); (POWER(10; (CEILING(LOG([.B59]); 1)))/4000)*ROUND([.B59]/(POWER(10; (CEILING(LOG([.B59]); 1)))/4000); 0))" office:value-type="float" office:value="812">
            <text:p>812</text:p>
          </table:table-cell>
          <table:table-cell table:formula="of:=[.A59]-[.B59]" office:value-type="float" office:value="-0.0294799803999695">
            <text:p>-0.0294799804</text:p>
          </table:table-cell>
          <table:table-cell table:formula="of:= 100 *(([.B59]-[.A59])/[.A59])" office:value-type="float" office:value="0.00363053945812432">
            <text:p>0.0036305395</text:p>
          </table:table-cell>
          <table:table-cell table:formula="of:=[.A59]-[.C59]" office:value-type="float" office:value="0">
            <text:p>0</text:p>
          </table:table-cell>
          <table:table-cell table:formula="of:= 100 *(([.C59]-[.A59])/[.A59])" office:value-type="float" office:value="0">
            <text:p>0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990.5026855468">
            <text:p>990.5026855468</text:p>
          </table:table-cell>
          <table:table-cell table:formula="of:=IF([.B60]&lt;1; (POWER(10; (CEILING(LOG([.B60]); -1)))/4000)*ROUND([.B60]/(POWER(10; (CEILING(LOG([.B60]); -1)))/4000); 0); (POWER(10; (CEILING(LOG([.B60]); 1)))/4000)*ROUND([.B60]/(POWER(10; (CEILING(LOG([.B60]); 1)))/4000); 0))" office:value-type="float" office:value="990.5">
            <text:p>990.5</text:p>
          </table:table-cell>
          <table:table-cell table:formula="of:=[.A60]-[.B60]" office:value-type="float" office:value="0.497314453200033">
            <text:p>0.4973144532</text:p>
          </table:table-cell>
          <table:table-cell table:formula="of:= 100 *(([.B60]-[.A60])/[.A60])" office:value-type="float" office:value="-0.0501830931584292">
            <text:p>-0.0501830932</text:p>
          </table:table-cell>
          <table:table-cell table:formula="of:=[.A60]-[.C60]" office:value-type="float" office:value="0.5">
            <text:p>0.5</text:p>
          </table:table-cell>
          <table:table-cell table:formula="of:= 100 *(([.C60]-[.A60])/[.A60])" office:value-type="float" office:value="-0.0504540867810293">
            <text:p>-0.0504540868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202.6239013671">
            <text:p>1202.6239013671</text:p>
          </table:table-cell>
          <table:table-cell table:formula="of:=IF([.B61]&lt;1; (POWER(10; (CEILING(LOG([.B61]); -1)))/4000)*ROUND([.B61]/(POWER(10; (CEILING(LOG([.B61]); -1)))/4000); 0); (POWER(10; (CEILING(LOG([.B61]); 1)))/4000)*ROUND([.B61]/(POWER(10; (CEILING(LOG([.B61]); 1)))/4000); 0))" office:value-type="float" office:value="1202.5">
            <text:p>1202.5</text:p>
          </table:table-cell>
          <table:table-cell table:formula="of:=[.A61]-[.B61]" office:value-type="float" office:value="0.376098632900039">
            <text:p>0.3760986329</text:p>
          </table:table-cell>
          <table:table-cell table:formula="of:= 100 *(([.B61]-[.A61])/[.A61])" office:value-type="float" office:value="-0.0312633942560298">
            <text:p>-0.0312633943</text:p>
          </table:table-cell>
          <table:table-cell table:formula="of:=[.A61]-[.C61]" office:value-type="float" office:value="0.5">
            <text:p>0.5</text:p>
          </table:table-cell>
          <table:table-cell table:formula="of:= 100 *(([.C61]-[.A61])/[.A61])" office:value-type="float" office:value="-0.0415627597672486">
            <text:p>-0.0415627598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1504.7116699218">
            <text:p>1504.7116699218</text:p>
          </table:table-cell>
          <table:table-cell table:formula="of:=IF([.B62]&lt;1; (POWER(10; (CEILING(LOG([.B62]); -1)))/4000)*ROUND([.B62]/(POWER(10; (CEILING(LOG([.B62]); -1)))/4000); 0); (POWER(10; (CEILING(LOG([.B62]); 1)))/4000)*ROUND([.B62]/(POWER(10; (CEILING(LOG([.B62]); 1)))/4000); 0))" office:value-type="float" office:value="1505">
            <text:p>1505</text:p>
          </table:table-cell>
          <table:table-cell table:formula="of:=[.A62]-[.B62]" office:value-type="float" office:value="-0.711669921799967">
            <text:p>-0.7116699218</text:p>
          </table:table-cell>
          <table:table-cell table:formula="of:= 100 *(([.B62]-[.A62])/[.A62])" office:value-type="float" office:value="0.0473184788430829">
            <text:p>0.0473184788</text:p>
          </table:table-cell>
          <table:table-cell table:formula="of:=[.A62]-[.C62]" office:value-type="float" office:value="-1">
            <text:p>-1</text:p>
          </table:table-cell>
          <table:table-cell table:formula="of:= 100 *(([.C62]-[.A62])/[.A62])" office:value-type="float" office:value="0.0664893617021277">
            <text:p>0.0664893617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1803.7360839843">
            <text:p>1803.7360839843</text:p>
          </table:table-cell>
          <table:table-cell table:formula="of:=IF([.B63]&lt;1; (POWER(10; (CEILING(LOG([.B63]); -1)))/4000)*ROUND([.B63]/(POWER(10; (CEILING(LOG([.B63]); -1)))/4000); 0); (POWER(10; (CEILING(LOG([.B63]); 1)))/4000)*ROUND([.B63]/(POWER(10; (CEILING(LOG([.B63]); 1)))/4000); 0))" office:value-type="float" office:value="1802.5">
            <text:p>1802.5</text:p>
          </table:table-cell>
          <table:table-cell table:formula="of:=[.A63]-[.B63]" office:value-type="float" office:value="-0.736083984299967">
            <text:p>-0.7360839843</text:p>
          </table:table-cell>
          <table:table-cell table:formula="of:= 100 *(([.B63]-[.A63])/[.A63])" office:value-type="float" office:value="0.0408255121630597">
            <text:p>0.0408255122</text:p>
          </table:table-cell>
          <table:table-cell table:formula="of:=[.A63]-[.C63]" office:value-type="float" office:value="0.5">
            <text:p>0.5</text:p>
          </table:table-cell>
          <table:table-cell table:formula="of:= 100 *(([.C63]-[.A63])/[.A63])" office:value-type="float" office:value="-0.0277315585135885">
            <text:p>-0.0277315585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84.019165039">
            <text:p>1984.019165039</text:p>
          </table:table-cell>
          <table:table-cell table:formula="of:=IF([.B64]&lt;1; (POWER(10; (CEILING(LOG([.B64]); -1)))/4000)*ROUND([.B64]/(POWER(10; (CEILING(LOG([.B64]); -1)))/4000); 0); (POWER(10; (CEILING(LOG([.B64]); 1)))/4000)*ROUND([.B64]/(POWER(10; (CEILING(LOG([.B64]); 1)))/4000); 0))" office:value-type="float" office:value="1985">
            <text:p>1985</text:p>
          </table:table-cell>
          <table:table-cell table:formula="of:=[.A64]-[.B64]" office:value-type="float" office:value="-0.0191650389999722">
            <text:p>-0.019165039</text:p>
          </table:table-cell>
          <table:table-cell table:formula="of:= 100 *(([.B64]-[.A64])/[.A64])" office:value-type="float" office:value="0.000965979788305052">
            <text:p>0.0009659798</text:p>
          </table:table-cell>
          <table:table-cell table:formula="of:=[.A64]-[.C64]" office:value-type="float" office:value="-1">
            <text:p>-1</text:p>
          </table:table-cell>
          <table:table-cell table:formula="of:= 100 *(([.C64]-[.A64])/[.A64])" office:value-type="float" office:value="0.0504032258064516">
            <text:p>0.0504032258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2135.134765625">
            <text:p>2135.134765625</text:p>
          </table:table-cell>
          <table:table-cell table:formula="of:=IF([.B65]&lt;1; (POWER(10; (CEILING(LOG([.B65]); -1)))/4000)*ROUND([.B65]/(POWER(10; (CEILING(LOG([.B65]); -1)))/4000); 0); (POWER(10; (CEILING(LOG([.B65]); 1)))/4000)*ROUND([.B65]/(POWER(10; (CEILING(LOG([.B65]); 1)))/4000); 0))" office:value-type="float" office:value="2135">
            <text:p>2135</text:p>
          </table:table-cell>
          <table:table-cell table:formula="of:=[.A65]-[.B65]" office:value-type="float" office:value="-1.134765625">
            <text:p>-1.134765625</text:p>
          </table:table-cell>
          <table:table-cell table:formula="of:= 100 *(([.B65]-[.A65])/[.A65])" office:value-type="float" office:value="0.053175521321462">
            <text:p>0.0531755213</text:p>
          </table:table-cell>
          <table:table-cell table:formula="of:=[.A65]-[.C65]" office:value-type="float" office:value="-1">
            <text:p>-1</text:p>
          </table:table-cell>
          <table:table-cell table:formula="of:= 100 *(([.C65]-[.A65])/[.A65])" office:value-type="float" office:value="0.0468603561387067">
            <text:p>0.0468603561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2187.1530761718">
            <text:p>2187.1530761718</text:p>
          </table:table-cell>
          <table:table-cell table:formula="of:=IF([.B66]&lt;1; (POWER(10; (CEILING(LOG([.B66]); -1)))/4000)*ROUND([.B66]/(POWER(10; (CEILING(LOG([.B66]); -1)))/4000); 0); (POWER(10; (CEILING(LOG([.B66]); 1)))/4000)*ROUND([.B66]/(POWER(10; (CEILING(LOG([.B66]); 1)))/4000); 0))" office:value-type="float" office:value="2187.5">
            <text:p>2187.5</text:p>
          </table:table-cell>
          <table:table-cell table:formula="of:=[.A66]-[.B66]" office:value-type="float" office:value="0.846923828200033">
            <text:p>0.8469238282</text:p>
          </table:table-cell>
          <table:table-cell table:formula="of:= 100 *(([.B66]-[.A66])/[.A66])" office:value-type="float" office:value="-0.0387076703930545">
            <text:p>-0.0387076704</text:p>
          </table:table-cell>
          <table:table-cell table:formula="of:=[.A66]-[.C66]" office:value-type="float" office:value="0.5">
            <text:p>0.5</text:p>
          </table:table-cell>
          <table:table-cell table:formula="of:= 100 *(([.C66]-[.A66])/[.A66])" office:value-type="float" office:value="-0.0228519195612431">
            <text:p>-0.0228519196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float" office:value="2258.0812988281">
            <text:p>2258.0812988281</text:p>
          </table:table-cell>
          <table:table-cell table:formula="of:=IF([.B67]&lt;1; (POWER(10; (CEILING(LOG([.B67]); -1)))/4000)*ROUND([.B67]/(POWER(10; (CEILING(LOG([.B67]); -1)))/4000); 0); (POWER(10; (CEILING(LOG([.B67]); 1)))/4000)*ROUND([.B67]/(POWER(10; (CEILING(LOG([.B67]); 1)))/4000); 0))" office:value-type="float" office:value="2257.5">
            <text:p>2257.5</text:p>
          </table:table-cell>
          <table:table-cell table:formula="of:=[.A67]-[.B67]" office:value-type="float" office:value="-1.08129882809999">
            <text:p>-1.0812988281</text:p>
          </table:table-cell>
          <table:table-cell table:formula="of:= 100 *(([.B67]-[.A67])/[.A67])" office:value-type="float" office:value="0.0479086764776247">
            <text:p>0.0479086765</text:p>
          </table:table-cell>
          <table:table-cell table:formula="of:=[.A67]-[.C67]" office:value-type="float" office:value="-0.5">
            <text:p>-0.5</text:p>
          </table:table-cell>
          <table:table-cell table:formula="of:= 100 *(([.C67]-[.A67])/[.A67])" office:value-type="float" office:value="0.0221533008418254">
            <text:p>0.0221533008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2702.2436523437">
            <text:p>2702.2436523437</text:p>
          </table:table-cell>
          <table:table-cell table:formula="of:=IF([.B68]&lt;1; (POWER(10; (CEILING(LOG([.B68]); -1)))/4000)*ROUND([.B68]/(POWER(10; (CEILING(LOG([.B68]); -1)))/4000); 0); (POWER(10; (CEILING(LOG([.B68]); 1)))/4000)*ROUND([.B68]/(POWER(10; (CEILING(LOG([.B68]); 1)))/4000); 0))" office:value-type="float" office:value="2702.5">
            <text:p>2702.5</text:p>
          </table:table-cell>
          <table:table-cell table:formula="of:=[.A68]-[.B68]" office:value-type="float" office:value="-1.24365234369998">
            <text:p>-1.2436523437</text:p>
          </table:table-cell>
          <table:table-cell table:formula="of:= 100 *(([.B68]-[.A68])/[.A68])" office:value-type="float" office:value="0.0460441445279518">
            <text:p>0.0460441445</text:p>
          </table:table-cell>
          <table:table-cell table:formula="of:=[.A68]-[.C68]" office:value-type="float" office:value="-1.5">
            <text:p>-1.5</text:p>
          </table:table-cell>
          <table:table-cell table:formula="of:= 100 *(([.C68]-[.A68])/[.A68])" office:value-type="float" office:value="0.0555349870418364">
            <text:p>0.055534987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2993.603515625">
            <text:p>2993.603515625</text:p>
          </table:table-cell>
          <table:table-cell table:formula="of:=IF([.B69]&lt;1; (POWER(10; (CEILING(LOG([.B69]); -1)))/4000)*ROUND([.B69]/(POWER(10; (CEILING(LOG([.B69]); -1)))/4000); 0); (POWER(10; (CEILING(LOG([.B69]); 1)))/4000)*ROUND([.B69]/(POWER(10; (CEILING(LOG([.B69]); 1)))/4000); 0))" office:value-type="float" office:value="2992.5">
            <text:p>2992.5</text:p>
          </table:table-cell>
          <table:table-cell table:formula="of:=[.A69]-[.B69]" office:value-type="float" office:value="0.396484375">
            <text:p>0.396484375</text:p>
          </table:table-cell>
          <table:table-cell table:formula="of:= 100 *(([.B69]-[.A69])/[.A69])" office:value-type="float" office:value="-0.0132426310955244">
            <text:p>-0.0132426311</text:p>
          </table:table-cell>
          <table:table-cell table:formula="of:=[.A69]-[.C69]" office:value-type="float" office:value="1.5">
            <text:p>1.5</text:p>
          </table:table-cell>
          <table:table-cell table:formula="of:= 100 *(([.C69]-[.A69])/[.A69])" office:value-type="float" office:value="-0.0501002004008016">
            <text:p>-0.0501002004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3283.9892578125">
            <text:p>3283.9892578125</text:p>
          </table:table-cell>
          <table:table-cell table:formula="of:=IF([.B70]&lt;1; (POWER(10; (CEILING(LOG([.B70]); -1)))/4000)*ROUND([.B70]/(POWER(10; (CEILING(LOG([.B70]); -1)))/4000); 0); (POWER(10; (CEILING(LOG([.B70]); 1)))/4000)*ROUND([.B70]/(POWER(10; (CEILING(LOG([.B70]); 1)))/4000); 0))" office:value-type="float" office:value="3285">
            <text:p>3285</text:p>
          </table:table-cell>
          <table:table-cell table:formula="of:=[.A70]-[.B70]" office:value-type="float" office:value="0.0107421875">
            <text:p>0.0107421875</text:p>
          </table:table-cell>
          <table:table-cell table:formula="of:= 100 *(([.B70]-[.A70])/[.A70])" office:value-type="float" office:value="-0.000327106805724726">
            <text:p>-0.0003271068</text:p>
          </table:table-cell>
          <table:table-cell table:formula="of:=[.A70]-[.C70]" office:value-type="float" office:value="-1">
            <text:p>-1</text:p>
          </table:table-cell>
          <table:table-cell table:formula="of:= 100 *(([.C70]-[.A70])/[.A70])" office:value-type="float" office:value="0.0304506699147381">
            <text:p>0.0304506699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3568.7473144531">
            <text:p>3568.7473144531</text:p>
          </table:table-cell>
          <table:table-cell table:formula="of:=IF([.B71]&lt;1; (POWER(10; (CEILING(LOG([.B71]); -1)))/4000)*ROUND([.B71]/(POWER(10; (CEILING(LOG([.B71]); -1)))/4000); 0); (POWER(10; (CEILING(LOG([.B71]); 1)))/4000)*ROUND([.B71]/(POWER(10; (CEILING(LOG([.B71]); 1)))/4000); 0))" office:value-type="float" office:value="3567.5">
            <text:p>3567.5</text:p>
          </table:table-cell>
          <table:table-cell table:formula="of:=[.A71]-[.B71]" office:value-type="float" office:value="2.25268554690001">
            <text:p>2.2526855469</text:p>
          </table:table-cell>
          <table:table-cell table:formula="of:= 100 *(([.B71]-[.A71])/[.A71])" office:value-type="float" office:value="-0.0630827652450297">
            <text:p>-0.0630827652</text:p>
          </table:table-cell>
          <table:table-cell table:formula="of:=[.A71]-[.C71]" office:value-type="float" office:value="3.5">
            <text:p>3.5</text:p>
          </table:table-cell>
          <table:table-cell table:formula="of:= 100 *(([.C71]-[.A71])/[.A71])" office:value-type="float" office:value="-0.0980117614113694">
            <text:p>-0.0980117614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3893.39453125">
            <text:p>3893.39453125</text:p>
          </table:table-cell>
          <table:table-cell table:formula="of:=IF([.B72]&lt;1; (POWER(10; (CEILING(LOG([.B72]); -1)))/4000)*ROUND([.B72]/(POWER(10; (CEILING(LOG([.B72]); -1)))/4000); 0); (POWER(10; (CEILING(LOG([.B72]); 1)))/4000)*ROUND([.B72]/(POWER(10; (CEILING(LOG([.B72]); 1)))/4000); 0))" office:value-type="float" office:value="3892.5">
            <text:p>3892.5</text:p>
          </table:table-cell>
          <table:table-cell table:formula="of:=[.A72]-[.B72]" office:value-type="float" office:value="-3.39453125">
            <text:p>-3.39453125</text:p>
          </table:table-cell>
          <table:table-cell table:formula="of:= 100 *(([.B72]-[.A72])/[.A72])" office:value-type="float" office:value="0.0872630141388175">
            <text:p>0.0872630141</text:p>
          </table:table-cell>
          <table:table-cell table:formula="of:=[.A72]-[.C72]" office:value-type="float" office:value="-2.5">
            <text:p>-2.5</text:p>
          </table:table-cell>
          <table:table-cell table:formula="of:= 100 *(([.C72]-[.A72])/[.A72])" office:value-type="float" office:value="0.06426735218509">
            <text:p>0.0642673522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4290.17578125">
            <text:p>4290.17578125</text:p>
          </table:table-cell>
          <table:table-cell table:formula="of:=IF([.B73]&lt;1; (POWER(10; (CEILING(LOG([.B73]); -1)))/4000)*ROUND([.B73]/(POWER(10; (CEILING(LOG([.B73]); -1)))/4000); 0); (POWER(10; (CEILING(LOG([.B73]); 1)))/4000)*ROUND([.B73]/(POWER(10; (CEILING(LOG([.B73]); 1)))/4000); 0))" office:value-type="float" office:value="4290">
            <text:p>4290</text:p>
          </table:table-cell>
          <table:table-cell table:formula="of:=[.A73]-[.B73]" office:value-type="float" office:value="-0.17578125">
            <text:p>-0.17578125</text:p>
          </table:table-cell>
          <table:table-cell table:formula="of:= 100 *(([.B73]-[.A73])/[.A73])" office:value-type="float" office:value="0.00409746503496504">
            <text:p>0.004097465</text:p>
          </table:table-cell>
          <table:table-cell table:formula="of:=[.A73]-[.C73]" office:value-type="float" office:value="0">
            <text:p>0</text:p>
          </table:table-cell>
          <table:table-cell table:formula="of:= 100 *(([.C73]-[.A73])/[.A73])" office:value-type="float" office:value="0">
            <text:p>0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4649.3408203125">
            <text:p>4649.3408203125</text:p>
          </table:table-cell>
          <table:table-cell table:formula="of:=IF([.B74]&lt;1; (POWER(10; (CEILING(LOG([.B74]); -1)))/4000)*ROUND([.B74]/(POWER(10; (CEILING(LOG([.B74]); -1)))/4000); 0); (POWER(10; (CEILING(LOG([.B74]); 1)))/4000)*ROUND([.B74]/(POWER(10; (CEILING(LOG([.B74]); 1)))/4000); 0))" office:value-type="float" office:value="4650">
            <text:p>4650</text:p>
          </table:table-cell>
          <table:table-cell table:formula="of:=[.A74]-[.B74]" office:value-type="float" office:value="0.6591796875">
            <text:p>0.6591796875</text:p>
          </table:table-cell>
          <table:table-cell table:formula="of:= 100 *(([.B74]-[.A74])/[.A74])" office:value-type="float" office:value="-0.0141759072580645">
            <text:p>-0.0141759073</text:p>
          </table:table-cell>
          <table:table-cell table:formula="of:=[.A74]-[.C74]" office:value-type="float" office:value="0">
            <text:p>0</text:p>
          </table:table-cell>
          <table:table-cell table:formula="of:= 100 *(([.C74]-[.A74])/[.A74])" office:value-type="float" office:value="0">
            <text:p>0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5090">
            <text:p>5090</text:p>
          </table:table-cell>
          <table:table-cell office:value-type="float" office:value="5088.1826171875">
            <text:p>5088.1826171875</text:p>
          </table:table-cell>
          <table:table-cell table:formula="of:=IF([.B75]&lt;1; (POWER(10; (CEILING(LOG([.B75]); -1)))/4000)*ROUND([.B75]/(POWER(10; (CEILING(LOG([.B75]); -1)))/4000); 0); (POWER(10; (CEILING(LOG([.B75]); 1)))/4000)*ROUND([.B75]/(POWER(10; (CEILING(LOG([.B75]); 1)))/4000); 0))" office:value-type="float" office:value="5087.5">
            <text:p>5087.5</text:p>
          </table:table-cell>
          <table:table-cell table:formula="of:=[.A75]-[.B75]" office:value-type="float" office:value="1.8173828125">
            <text:p>1.8173828125</text:p>
          </table:table-cell>
          <table:table-cell table:formula="of:= 100 *(([.B75]-[.A75])/[.A75])" office:value-type="float" office:value="-0.0357049668467583">
            <text:p>-0.0357049668</text:p>
          </table:table-cell>
          <table:table-cell table:formula="of:=[.A75]-[.C75]" office:value-type="float" office:value="2.5">
            <text:p>2.5</text:p>
          </table:table-cell>
          <table:table-cell table:formula="of:= 100 *(([.C75]-[.A75])/[.A75])" office:value-type="float" office:value="-0.0491159135559921">
            <text:p>-0.0491159136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5605.71484375">
            <text:p>5605.71484375</text:p>
          </table:table-cell>
          <table:table-cell table:formula="of:=IF([.B76]&lt;1; (POWER(10; (CEILING(LOG([.B76]); -1)))/4000)*ROUND([.B76]/(POWER(10; (CEILING(LOG([.B76]); -1)))/4000); 0); (POWER(10; (CEILING(LOG([.B76]); 1)))/4000)*ROUND([.B76]/(POWER(10; (CEILING(LOG([.B76]); 1)))/4000); 0))" office:value-type="float" office:value="5605">
            <text:p>5605</text:p>
          </table:table-cell>
          <table:table-cell table:formula="of:=[.A76]-[.B76]" office:value-type="float" office:value="-5.71484375">
            <text:p>-5.71484375</text:p>
          </table:table-cell>
          <table:table-cell table:formula="of:= 100 *(([.B76]-[.A76])/[.A76])" office:value-type="float" office:value="0.10205078125">
            <text:p>0.1020507813</text:p>
          </table:table-cell>
          <table:table-cell table:formula="of:=[.A76]-[.C76]" office:value-type="float" office:value="-5">
            <text:p>-5</text:p>
          </table:table-cell>
          <table:table-cell table:formula="of:= 100 *(([.C76]-[.A76])/[.A76])" office:value-type="float" office:value="0.0892857142857143">
            <text:p>0.0892857143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5980">
            <text:p>5980</text:p>
          </table:table-cell>
          <table:table-cell office:value-type="float" office:value="5981.6083984375">
            <text:p>5981.6083984375</text:p>
          </table:table-cell>
          <table:table-cell table:formula="of:=IF([.B77]&lt;1; (POWER(10; (CEILING(LOG([.B77]); -1)))/4000)*ROUND([.B77]/(POWER(10; (CEILING(LOG([.B77]); -1)))/4000); 0); (POWER(10; (CEILING(LOG([.B77]); 1)))/4000)*ROUND([.B77]/(POWER(10; (CEILING(LOG([.B77]); 1)))/4000); 0))" office:value-type="float" office:value="5982.5">
            <text:p>5982.5</text:p>
          </table:table-cell>
          <table:table-cell table:formula="of:=[.A77]-[.B77]" office:value-type="float" office:value="-1.6083984375">
            <text:p>-1.6083984375</text:p>
          </table:table-cell>
          <table:table-cell table:formula="of:= 100 *(([.B77]-[.A77])/[.A77])" office:value-type="float" office:value="0.0268962949414716">
            <text:p>0.0268962949</text:p>
          </table:table-cell>
          <table:table-cell table:formula="of:=[.A77]-[.C77]" office:value-type="float" office:value="-2.5">
            <text:p>-2.5</text:p>
          </table:table-cell>
          <table:table-cell table:formula="of:= 100 *(([.C77]-[.A77])/[.A77])" office:value-type="float" office:value="0.0418060200668896">
            <text:p>0.0418060201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6412.05078125">
            <text:p>6412.05078125</text:p>
          </table:table-cell>
          <table:table-cell table:formula="of:=IF([.B78]&lt;1; (POWER(10; (CEILING(LOG([.B78]); -1)))/4000)*ROUND([.B78]/(POWER(10; (CEILING(LOG([.B78]); -1)))/4000); 0); (POWER(10; (CEILING(LOG([.B78]); 1)))/4000)*ROUND([.B78]/(POWER(10; (CEILING(LOG([.B78]); 1)))/4000); 0))" office:value-type="float" office:value="6412.5">
            <text:p>6412.5</text:p>
          </table:table-cell>
          <table:table-cell table:formula="of:=[.A78]-[.B78]" office:value-type="float" office:value="-2.05078125">
            <text:p>-2.05078125</text:p>
          </table:table-cell>
          <table:table-cell table:formula="of:= 100 *(([.B78]-[.A78])/[.A78])" office:value-type="float" office:value="0.0319934672386895">
            <text:p>0.0319934672</text:p>
          </table:table-cell>
          <table:table-cell table:formula="of:=[.A78]-[.C78]" office:value-type="float" office:value="-2.5">
            <text:p>-2.5</text:p>
          </table:table-cell>
          <table:table-cell table:formula="of:= 100 *(([.C78]-[.A78])/[.A78])" office:value-type="float" office:value="0.0390015600624025">
            <text:p>0.0390015601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6796.9165039062">
            <text:p>6796.9165039062</text:p>
          </table:table-cell>
          <table:table-cell table:formula="of:=IF([.B79]&lt;1; (POWER(10; (CEILING(LOG([.B79]); -1)))/4000)*ROUND([.B79]/(POWER(10; (CEILING(LOG([.B79]); -1)))/4000); 0); (POWER(10; (CEILING(LOG([.B79]); 1)))/4000)*ROUND([.B79]/(POWER(10; (CEILING(LOG([.B79]); 1)))/4000); 0))" office:value-type="float" office:value="6797.5">
            <text:p>6797.5</text:p>
          </table:table-cell>
          <table:table-cell table:formula="of:=[.A79]-[.B79]" office:value-type="float" office:value="3.08349609380002">
            <text:p>3.0834960938</text:p>
          </table:table-cell>
          <table:table-cell table:formula="of:= 100 *(([.B79]-[.A79])/[.A79])" office:value-type="float" office:value="-0.0453455307911768">
            <text:p>-0.0453455308</text:p>
          </table:table-cell>
          <table:table-cell table:formula="of:=[.A79]-[.C79]" office:value-type="float" office:value="2.5">
            <text:p>2.5</text:p>
          </table:table-cell>
          <table:table-cell table:formula="of:= 100 *(([.C79]-[.A79])/[.A79])" office:value-type="float" office:value="-0.0367647058823529">
            <text:p>-0.0367647059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7480">
            <text:p>7480</text:p>
          </table:table-cell>
          <table:table-cell office:value-type="float" office:value="7475.7348632812">
            <text:p>7475.7348632812</text:p>
          </table:table-cell>
          <table:table-cell table:formula="of:=IF([.B80]&lt;1; (POWER(10; (CEILING(LOG([.B80]); -1)))/4000)*ROUND([.B80]/(POWER(10; (CEILING(LOG([.B80]); -1)))/4000); 0); (POWER(10; (CEILING(LOG([.B80]); 1)))/4000)*ROUND([.B80]/(POWER(10; (CEILING(LOG([.B80]); 1)))/4000); 0))" office:value-type="float" office:value="7475">
            <text:p>7475</text:p>
          </table:table-cell>
          <table:table-cell table:formula="of:=[.A80]-[.B80]" office:value-type="float" office:value="4.26513671880002">
            <text:p>4.2651367188</text:p>
          </table:table-cell>
          <table:table-cell table:formula="of:= 100 *(([.B80]-[.A80])/[.A80])" office:value-type="float" office:value="-0.0570205443689843">
            <text:p>-0.0570205444</text:p>
          </table:table-cell>
          <table:table-cell table:formula="of:=[.A80]-[.C80]" office:value-type="float" office:value="5">
            <text:p>5</text:p>
          </table:table-cell>
          <table:table-cell table:formula="of:= 100 *(([.C80]-[.A80])/[.A80])" office:value-type="float" office:value="-0.0668449197860963">
            <text:p>-0.0668449198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8140">
            <text:p>8140</text:p>
          </table:table-cell>
          <table:table-cell office:value-type="float" office:value="8130.1938476562">
            <text:p>8130.1938476562</text:p>
          </table:table-cell>
          <table:table-cell table:formula="of:=IF([.B81]&lt;1; (POWER(10; (CEILING(LOG([.B81]); -1)))/4000)*ROUND([.B81]/(POWER(10; (CEILING(LOG([.B81]); -1)))/4000); 0); (POWER(10; (CEILING(LOG([.B81]); 1)))/4000)*ROUND([.B81]/(POWER(10; (CEILING(LOG([.B81]); 1)))/4000); 0))" office:value-type="float" office:value="8130">
            <text:p>8130</text:p>
          </table:table-cell>
          <table:table-cell table:formula="of:=[.A81]-[.B81]" office:value-type="float" office:value="9.80615234380002">
            <text:p>9.8061523438</text:p>
          </table:table-cell>
          <table:table-cell table:formula="of:= 100 *(([.B81]-[.A81])/[.A81])" office:value-type="float" office:value="-0.120468702012285">
            <text:p>-0.120468702</text:p>
          </table:table-cell>
          <table:table-cell table:formula="of:=[.A81]-[.C81]" office:value-type="float" office:value="10">
            <text:p>10</text:p>
          </table:table-cell>
          <table:table-cell table:formula="of:= 100 *(([.C81]-[.A81])/[.A81])" office:value-type="float" office:value="-0.122850122850123">
            <text:p>-0.1228501229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9013.76953125">
            <text:p>9013.76953125</text:p>
          </table:table-cell>
          <table:table-cell table:formula="of:=IF([.B82]&lt;1; (POWER(10; (CEILING(LOG([.B82]); -1)))/4000)*ROUND([.B82]/(POWER(10; (CEILING(LOG([.B82]); -1)))/4000); 0); (POWER(10; (CEILING(LOG([.B82]); 1)))/4000)*ROUND([.B82]/(POWER(10; (CEILING(LOG([.B82]); 1)))/4000); 0))" office:value-type="float" office:value="9015">
            <text:p>9015</text:p>
          </table:table-cell>
          <table:table-cell table:formula="of:=[.A82]-[.B82]" office:value-type="float" office:value="6.23046875">
            <text:p>6.23046875</text:p>
          </table:table-cell>
          <table:table-cell table:formula="of:= 100 *(([.B82]-[.A82])/[.A82])" office:value-type="float" office:value="-0.0690739329268293">
            <text:p>-0.0690739329</text:p>
          </table:table-cell>
          <table:table-cell table:formula="of:=[.A82]-[.C82]" office:value-type="float" office:value="5">
            <text:p>5</text:p>
          </table:table-cell>
          <table:table-cell table:formula="of:= 100 *(([.C82]-[.A82])/[.A82])" office:value-type="float" office:value="-0.0554323725055432">
            <text:p>-0.055432372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9930">
            <text:p>9930</text:p>
          </table:table-cell>
          <table:table-cell office:value-type="float" office:value="9919.3916015625">
            <text:p>9919.3916015625</text:p>
          </table:table-cell>
          <table:table-cell table:formula="of:=IF([.B83]&lt;1; (POWER(10; (CEILING(LOG([.B83]); -1)))/4000)*ROUND([.B83]/(POWER(10; (CEILING(LOG([.B83]); -1)))/4000); 0); (POWER(10; (CEILING(LOG([.B83]); 1)))/4000)*ROUND([.B83]/(POWER(10; (CEILING(LOG([.B83]); 1)))/4000); 0))" office:value-type="float" office:value="9920">
            <text:p>9920</text:p>
          </table:table-cell>
          <table:table-cell table:formula="of:=[.A83]-[.B83]" office:value-type="float" office:value="10.6083984375">
            <text:p>10.6083984375</text:p>
          </table:table-cell>
          <table:table-cell table:formula="of:= 100 *(([.B83]-[.A83])/[.A83])" office:value-type="float" office:value="-0.106831807024169">
            <text:p>-0.106831807</text:p>
          </table:table-cell>
          <table:table-cell table:formula="of:=[.A83]-[.C83]" office:value-type="float" office:value="10">
            <text:p>10</text:p>
          </table:table-cell>
          <table:table-cell table:formula="of:= 100 *(([.C83]-[.A83])/[.A83])" office:value-type="float" office:value="-0.100704934541793">
            <text:p>-0.100704934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11900">
            <text:p>11900</text:p>
          </table:table-cell>
          <table:table-cell office:value-type="float" office:value="11882.134765625">
            <text:p>11882.134765625</text:p>
          </table:table-cell>
          <table:table-cell table:formula="of:=IF([.B84]&lt;1; (POWER(10; (CEILING(LOG([.B84]); -1)))/4000)*ROUND([.B84]/(POWER(10; (CEILING(LOG([.B84]); -1)))/4000); 0); (POWER(10; (CEILING(LOG([.B84]); 1)))/4000)*ROUND([.B84]/(POWER(10; (CEILING(LOG([.B84]); 1)))/4000); 0))" office:value-type="float" office:value="11875">
            <text:p>11875</text:p>
          </table:table-cell>
          <table:table-cell table:formula="of:=[.A84]-[.B84]" office:value-type="float" office:value="17.865234375">
            <text:p>17.865234375</text:p>
          </table:table-cell>
          <table:table-cell table:formula="of:= 100 *(([.B84]-[.A84])/[.A84])" office:value-type="float" office:value="-0.150128019957983">
            <text:p>-0.15012802</text:p>
          </table:table-cell>
          <table:table-cell table:formula="of:=[.A84]-[.C84]" office:value-type="float" office:value="25">
            <text:p>25</text:p>
          </table:table-cell>
          <table:table-cell table:formula="of:= 100 *(([.C84]-[.A84])/[.A84])" office:value-type="float" office:value="-0.210084033613445">
            <text:p>-0.2100840336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14890">
            <text:p>14890</text:p>
          </table:table-cell>
          <table:table-cell office:value-type="float" office:value="14879.8681640625">
            <text:p>14879.8681640625</text:p>
          </table:table-cell>
          <table:table-cell table:formula="of:=IF([.B85]&lt;1; (POWER(10; (CEILING(LOG([.B85]); -1)))/4000)*ROUND([.B85]/(POWER(10; (CEILING(LOG([.B85]); -1)))/4000); 0); (POWER(10; (CEILING(LOG([.B85]); 1)))/4000)*ROUND([.B85]/(POWER(10; (CEILING(LOG([.B85]); 1)))/4000); 0))" office:value-type="float" office:value="14875">
            <text:p>14875</text:p>
          </table:table-cell>
          <table:table-cell table:formula="of:=[.A85]-[.B85]" office:value-type="float" office:value="10.1318359375">
            <text:p>10.1318359375</text:p>
          </table:table-cell>
          <table:table-cell table:formula="of:= 100 *(([.B85]-[.A85])/[.A85])" office:value-type="float" office:value="-0.0680445664036266">
            <text:p>-0.0680445664</text:p>
          </table:table-cell>
          <table:table-cell table:formula="of:=[.A85]-[.C85]" office:value-type="float" office:value="15">
            <text:p>15</text:p>
          </table:table-cell>
          <table:table-cell table:formula="of:= 100 *(([.C85]-[.A85])/[.A85])" office:value-type="float" office:value="-0.10073875083949">
            <text:p>-0.1007387508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18040">
            <text:p>18040</text:p>
          </table:table-cell>
          <table:table-cell office:value-type="float" office:value="18054.1953125">
            <text:p>18054.1953125</text:p>
          </table:table-cell>
          <table:table-cell table:formula="of:=IF([.B86]&lt;1; (POWER(10; (CEILING(LOG([.B86]); -1)))/4000)*ROUND([.B86]/(POWER(10; (CEILING(LOG([.B86]); -1)))/4000); 0); (POWER(10; (CEILING(LOG([.B86]); 1)))/4000)*ROUND([.B86]/(POWER(10; (CEILING(LOG([.B86]); 1)))/4000); 0))" office:value-type="float" office:value="18050">
            <text:p>18050</text:p>
          </table:table-cell>
          <table:table-cell table:formula="of:=[.A86]-[.B86]" office:value-type="float" office:value="-14.1953125">
            <text:p>-14.1953125</text:p>
          </table:table-cell>
          <table:table-cell table:formula="of:= 100 *(([.B86]-[.A86])/[.A86])" office:value-type="float" office:value="0.0786879850332594">
            <text:p>0.078687985</text:p>
          </table:table-cell>
          <table:table-cell table:formula="of:=[.A86]-[.C86]" office:value-type="float" office:value="-10">
            <text:p>-10</text:p>
          </table:table-cell>
          <table:table-cell table:formula="of:= 100 *(([.C86]-[.A86])/[.A86])" office:value-type="float" office:value="0.0554323725055432">
            <text:p>0.055432372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19930">
            <text:p>19930</text:p>
          </table:table-cell>
          <table:table-cell office:value-type="float" office:value="19923.3359375">
            <text:p>19923.3359375</text:p>
          </table:table-cell>
          <table:table-cell table:formula="of:=IF([.B87]&lt;1; (POWER(10; (CEILING(LOG([.B87]); -1)))/4000)*ROUND([.B87]/(POWER(10; (CEILING(LOG([.B87]); -1)))/4000); 0); (POWER(10; (CEILING(LOG([.B87]); 1)))/4000)*ROUND([.B87]/(POWER(10; (CEILING(LOG([.B87]); 1)))/4000); 0))" office:value-type="float" office:value="19925">
            <text:p>19925</text:p>
          </table:table-cell>
          <table:table-cell table:formula="of:=[.A87]-[.B87]" office:value-type="float" office:value="6.6640625">
            <text:p>6.6640625</text:p>
          </table:table-cell>
          <table:table-cell table:formula="of:= 100 *(([.B87]-[.A87])/[.A87])" office:value-type="float" office:value="-0.0334373432012042">
            <text:p>-0.0334373432</text:p>
          </table:table-cell>
          <table:table-cell table:formula="of:=[.A87]-[.C87]" office:value-type="float" office:value="5">
            <text:p>5</text:p>
          </table:table-cell>
          <table:table-cell table:formula="of:= 100 *(([.C87]-[.A87])/[.A87])" office:value-type="float" office:value="-0.0250878073256397">
            <text:p>-0.0250878073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21310">
            <text:p>21310</text:p>
          </table:table-cell>
          <table:table-cell office:value-type="float" office:value="21320.2265625">
            <text:p>21320.2265625</text:p>
          </table:table-cell>
          <table:table-cell table:formula="of:=IF([.B88]&lt;1; (POWER(10; (CEILING(LOG([.B88]); -1)))/4000)*ROUND([.B88]/(POWER(10; (CEILING(LOG([.B88]); -1)))/4000); 0); (POWER(10; (CEILING(LOG([.B88]); 1)))/4000)*ROUND([.B88]/(POWER(10; (CEILING(LOG([.B88]); 1)))/4000); 0))" office:value-type="float" office:value="21325">
            <text:p>21325</text:p>
          </table:table-cell>
          <table:table-cell table:formula="of:=[.A88]-[.B88]" office:value-type="float" office:value="-10.2265625">
            <text:p>-10.2265625</text:p>
          </table:table-cell>
          <table:table-cell table:formula="of:= 100 *(([.B88]-[.A88])/[.A88])" office:value-type="float" office:value="0.0479895002346316">
            <text:p>0.0479895002</text:p>
          </table:table-cell>
          <table:table-cell table:formula="of:=[.A88]-[.C88]" office:value-type="float" office:value="-15">
            <text:p>-15</text:p>
          </table:table-cell>
          <table:table-cell table:formula="of:= 100 *(([.C88]-[.A88])/[.A88])" office:value-type="float" office:value="0.0703894885030502">
            <text:p>0.0703894885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float" office:value="21880">
            <text:p>21880</text:p>
          </table:table-cell>
          <table:table-cell office:value-type="float" office:value="21859.96484375">
            <text:p>21859.96484375</text:p>
          </table:table-cell>
          <table:table-cell table:formula="of:=IF([.B89]&lt;1; (POWER(10; (CEILING(LOG([.B89]); -1)))/4000)*ROUND([.B89]/(POWER(10; (CEILING(LOG([.B89]); -1)))/4000); 0); (POWER(10; (CEILING(LOG([.B89]); 1)))/4000)*ROUND([.B89]/(POWER(10; (CEILING(LOG([.B89]); 1)))/4000); 0))" office:value-type="float" office:value="21850">
            <text:p>21850</text:p>
          </table:table-cell>
          <table:table-cell table:formula="of:=[.A89]-[.B89]" office:value-type="float" office:value="20.03515625">
            <text:p>20.03515625</text:p>
          </table:table-cell>
          <table:table-cell table:formula="of:= 100 *(([.B89]-[.A89])/[.A89])" office:value-type="float" office:value="-0.0915683558043876">
            <text:p>-0.0915683558</text:p>
          </table:table-cell>
          <table:table-cell table:formula="of:=[.A89]-[.C89]" office:value-type="float" office:value="30">
            <text:p>30</text:p>
          </table:table-cell>
          <table:table-cell table:formula="of:= 100 *(([.C89]-[.A89])/[.A89])" office:value-type="float" office:value="-0.137111517367459">
            <text:p>-0.1371115174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23770">
            <text:p>23770</text:p>
          </table:table-cell>
          <table:table-cell office:value-type="float" office:value="23783.56640625">
            <text:p>23783.56640625</text:p>
          </table:table-cell>
          <table:table-cell table:formula="of:=IF([.B90]&lt;1; (POWER(10; (CEILING(LOG([.B90]); -1)))/4000)*ROUND([.B90]/(POWER(10; (CEILING(LOG([.B90]); -1)))/4000); 0); (POWER(10; (CEILING(LOG([.B90]); 1)))/4000)*ROUND([.B90]/(POWER(10; (CEILING(LOG([.B90]); 1)))/4000); 0))" office:value-type="float" office:value="23775">
            <text:p>23775</text:p>
          </table:table-cell>
          <table:table-cell table:formula="of:=[.A90]-[.B90]" office:value-type="float" office:value="-13.56640625">
            <text:p>-13.56640625</text:p>
          </table:table-cell>
          <table:table-cell table:formula="of:= 100 *(([.B90]-[.A90])/[.A90])" office:value-type="float" office:value="0.0570736485065208">
            <text:p>0.0570736485</text:p>
          </table:table-cell>
          <table:table-cell table:formula="of:=[.A90]-[.C90]" office:value-type="float" office:value="-5">
            <text:p>-5</text:p>
          </table:table-cell>
          <table:table-cell table:formula="of:= 100 *(([.C90]-[.A90])/[.A90])" office:value-type="float" office:value="0.0210349179638199">
            <text:p>0.021034918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27360">
            <text:p>27360</text:p>
          </table:table-cell>
          <table:table-cell office:value-type="float" office:value="27348.4765625">
            <text:p>27348.4765625</text:p>
          </table:table-cell>
          <table:table-cell table:formula="of:=IF([.B91]&lt;1; (POWER(10; (CEILING(LOG([.B91]); -1)))/4000)*ROUND([.B91]/(POWER(10; (CEILING(LOG([.B91]); -1)))/4000); 0); (POWER(10; (CEILING(LOG([.B91]); 1)))/4000)*ROUND([.B91]/(POWER(10; (CEILING(LOG([.B91]); 1)))/4000); 0))" office:value-type="float" office:value="27350">
            <text:p>27350</text:p>
          </table:table-cell>
          <table:table-cell table:formula="of:=[.A91]-[.B91]" office:value-type="float" office:value="11.5234375">
            <text:p>11.5234375</text:p>
          </table:table-cell>
          <table:table-cell table:formula="of:= 100 *(([.B91]-[.A91])/[.A91])" office:value-type="float" office:value="-0.042117827119883">
            <text:p>-0.0421178271</text:p>
          </table:table-cell>
          <table:table-cell table:formula="of:=[.A91]-[.C91]" office:value-type="float" office:value="10">
            <text:p>10</text:p>
          </table:table-cell>
          <table:table-cell table:formula="of:= 100 *(([.C91]-[.A91])/[.A91])" office:value-type="float" office:value="-0.0365497076023392">
            <text:p>-0.0365497076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29780">
            <text:p>29780</text:p>
          </table:table-cell>
          <table:table-cell office:value-type="float" office:value="29801.548828125">
            <text:p>29801.548828125</text:p>
          </table:table-cell>
          <table:table-cell table:formula="of:=IF([.B92]&lt;1; (POWER(10; (CEILING(LOG([.B92]); -1)))/4000)*ROUND([.B92]/(POWER(10; (CEILING(LOG([.B92]); -1)))/4000); 0); (POWER(10; (CEILING(LOG([.B92]); 1)))/4000)*ROUND([.B92]/(POWER(10; (CEILING(LOG([.B92]); 1)))/4000); 0))" office:value-type="float" office:value="29800">
            <text:p>29800</text:p>
          </table:table-cell>
          <table:table-cell table:formula="of:=[.A92]-[.B92]" office:value-type="float" office:value="-21.548828125">
            <text:p>-21.548828125</text:p>
          </table:table-cell>
          <table:table-cell table:formula="of:= 100 *(([.B92]-[.A92])/[.A92])" office:value-type="float" office:value="0.072360067578912">
            <text:p>0.0723600676</text:p>
          </table:table-cell>
          <table:table-cell table:formula="of:=[.A92]-[.C92]" office:value-type="float" office:value="-20">
            <text:p>-20</text:p>
          </table:table-cell>
          <table:table-cell table:formula="of:= 100 *(([.C92]-[.A92])/[.A92])" office:value-type="float" office:value="0.0671591672263264">
            <text:p>0.0671591672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32680">
            <text:p>32680</text:p>
          </table:table-cell>
          <table:table-cell office:value-type="float" office:value="32645.49609375">
            <text:p>32645.49609375</text:p>
          </table:table-cell>
          <table:table-cell table:formula="of:=IF([.B93]&lt;1; (POWER(10; (CEILING(LOG([.B93]); -1)))/4000)*ROUND([.B93]/(POWER(10; (CEILING(LOG([.B93]); -1)))/4000); 0); (POWER(10; (CEILING(LOG([.B93]); 1)))/4000)*ROUND([.B93]/(POWER(10; (CEILING(LOG([.B93]); 1)))/4000); 0))" office:value-type="float" office:value="32650">
            <text:p>32650</text:p>
          </table:table-cell>
          <table:table-cell table:formula="of:=[.A93]-[.B93]" office:value-type="float" office:value="34.50390625">
            <text:p>34.50390625</text:p>
          </table:table-cell>
          <table:table-cell table:formula="of:= 100 *(([.B93]-[.A93])/[.A93])" office:value-type="float" office:value="-0.105581108476132">
            <text:p>-0.1055811085</text:p>
          </table:table-cell>
          <table:table-cell table:formula="of:=[.A93]-[.C93]" office:value-type="float" office:value="30">
            <text:p>30</text:p>
          </table:table-cell>
          <table:table-cell table:formula="of:= 100 *(([.C93]-[.A93])/[.A93])" office:value-type="float" office:value="-0.0917992656058752">
            <text:p>-0.0917992656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35890">
            <text:p>35890</text:p>
          </table:table-cell>
          <table:table-cell office:value-type="float" office:value="35871.47265625">
            <text:p>35871.47265625</text:p>
          </table:table-cell>
          <table:table-cell table:formula="of:=IF([.B94]&lt;1; (POWER(10; (CEILING(LOG([.B94]); -1)))/4000)*ROUND([.B94]/(POWER(10; (CEILING(LOG([.B94]); -1)))/4000); 0); (POWER(10; (CEILING(LOG([.B94]); 1)))/4000)*ROUND([.B94]/(POWER(10; (CEILING(LOG([.B94]); 1)))/4000); 0))" office:value-type="float" office:value="35875">
            <text:p>35875</text:p>
          </table:table-cell>
          <table:table-cell table:formula="of:=[.A94]-[.B94]" office:value-type="float" office:value="18.52734375">
            <text:p>18.52734375</text:p>
          </table:table-cell>
          <table:table-cell table:formula="of:= 100 *(([.B94]-[.A94])/[.A94])" office:value-type="float" office:value="-0.0516225794093062">
            <text:p>-0.0516225794</text:p>
          </table:table-cell>
          <table:table-cell table:formula="of:=[.A94]-[.C94]" office:value-type="float" office:value="15">
            <text:p>15</text:p>
          </table:table-cell>
          <table:table-cell table:formula="of:= 100 *(([.C94]-[.A94])/[.A94])" office:value-type="float" office:value="-0.0417943716912789">
            <text:p>-0.0417943717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39260">
            <text:p>39260</text:p>
          </table:table-cell>
          <table:table-cell office:value-type="float" office:value="39178.3515625">
            <text:p>39178.3515625</text:p>
          </table:table-cell>
          <table:table-cell table:formula="of:=IF([.B95]&lt;1; (POWER(10; (CEILING(LOG([.B95]); -1)))/4000)*ROUND([.B95]/(POWER(10; (CEILING(LOG([.B95]); -1)))/4000); 0); (POWER(10; (CEILING(LOG([.B95]); 1)))/4000)*ROUND([.B95]/(POWER(10; (CEILING(LOG([.B95]); 1)))/4000); 0))" office:value-type="float" office:value="39175">
            <text:p>39175</text:p>
          </table:table-cell>
          <table:table-cell table:formula="of:=[.A95]-[.B95]" office:value-type="float" office:value="81.6484375">
            <text:p>81.6484375</text:p>
          </table:table-cell>
          <table:table-cell table:formula="of:= 100 *(([.B95]-[.A95])/[.A95])" office:value-type="float" office:value="-0.207968511207336">
            <text:p>-0.2079685112</text:p>
          </table:table-cell>
          <table:table-cell table:formula="of:=[.A95]-[.C95]" office:value-type="float" office:value="85">
            <text:p>85</text:p>
          </table:table-cell>
          <table:table-cell table:formula="of:= 100 *(([.C95]-[.A95])/[.A95])" office:value-type="float" office:value="-0.21650534895568">
            <text:p>-0.216505349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42600">
            <text:p>42600</text:p>
          </table:table-cell>
          <table:table-cell office:value-type="float" office:value="42566.1015625">
            <text:p>42566.1015625</text:p>
          </table:table-cell>
          <table:table-cell table:formula="of:=IF([.B96]&lt;1; (POWER(10; (CEILING(LOG([.B96]); -1)))/4000)*ROUND([.B96]/(POWER(10; (CEILING(LOG([.B96]); -1)))/4000); 0); (POWER(10; (CEILING(LOG([.B96]); 1)))/4000)*ROUND([.B96]/(POWER(10; (CEILING(LOG([.B96]); 1)))/4000); 0))" office:value-type="float" office:value="42575">
            <text:p>42575</text:p>
          </table:table-cell>
          <table:table-cell table:formula="of:=[.A96]-[.B96]" office:value-type="float" office:value="33.8984375">
            <text:p>33.8984375</text:p>
          </table:table-cell>
          <table:table-cell table:formula="of:= 100 *(([.B96]-[.A96])/[.A96])" office:value-type="float" office:value="-0.0795737969483568">
            <text:p>-0.0795737969</text:p>
          </table:table-cell>
          <table:table-cell table:formula="of:=[.A96]-[.C96]" office:value-type="float" office:value="25">
            <text:p>25</text:p>
          </table:table-cell>
          <table:table-cell table:formula="of:= 100 *(([.C96]-[.A96])/[.A96])" office:value-type="float" office:value="-0.0586854460093897">
            <text:p>-0.058685446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45600">
            <text:p>45600</text:p>
          </table:table-cell>
          <table:table-cell office:value-type="float" office:value="45573.96484375">
            <text:p>45573.96484375</text:p>
          </table:table-cell>
          <table:table-cell table:formula="of:=IF([.B97]&lt;1; (POWER(10; (CEILING(LOG([.B97]); -1)))/4000)*ROUND([.B97]/(POWER(10; (CEILING(LOG([.B97]); -1)))/4000); 0); (POWER(10; (CEILING(LOG([.B97]); 1)))/4000)*ROUND([.B97]/(POWER(10; (CEILING(LOG([.B97]); 1)))/4000); 0))" office:value-type="float" office:value="45575">
            <text:p>45575</text:p>
          </table:table-cell>
          <table:table-cell table:formula="of:=[.A97]-[.B97]" office:value-type="float" office:value="26.03515625">
            <text:p>26.03515625</text:p>
          </table:table-cell>
          <table:table-cell table:formula="of:= 100 *(([.B97]-[.A97])/[.A97])" office:value-type="float" office:value="-0.0570946408991228">
            <text:p>-0.0570946409</text:p>
          </table:table-cell>
          <table:table-cell table:formula="of:=[.A97]-[.C97]" office:value-type="float" office:value="25">
            <text:p>25</text:p>
          </table:table-cell>
          <table:table-cell table:formula="of:= 100 *(([.C97]-[.A97])/[.A97])" office:value-type="float" office:value="-0.0548245614035088">
            <text:p>-0.0548245614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50700">
            <text:p>50700</text:p>
          </table:table-cell>
          <table:table-cell office:value-type="float" office:value="50649.0078125">
            <text:p>50649.0078125</text:p>
          </table:table-cell>
          <table:table-cell table:formula="of:=IF([.B98]&lt;1; (POWER(10; (CEILING(LOG([.B98]); -1)))/4000)*ROUND([.B98]/(POWER(10; (CEILING(LOG([.B98]); -1)))/4000); 0); (POWER(10; (CEILING(LOG([.B98]); 1)))/4000)*ROUND([.B98]/(POWER(10; (CEILING(LOG([.B98]); 1)))/4000); 0))" office:value-type="float" office:value="50650">
            <text:p>50650</text:p>
          </table:table-cell>
          <table:table-cell table:formula="of:=[.A98]-[.B98]" office:value-type="float" office:value="50.9921875">
            <text:p>50.9921875</text:p>
          </table:table-cell>
          <table:table-cell table:formula="of:= 100 *(([.B98]-[.A98])/[.A98])" office:value-type="float" office:value="-0.100576306706114">
            <text:p>-0.1005763067</text:p>
          </table:table-cell>
          <table:table-cell table:formula="of:=[.A98]-[.C98]" office:value-type="float" office:value="50">
            <text:p>50</text:p>
          </table:table-cell>
          <table:table-cell table:formula="of:= 100 *(([.C98]-[.A98])/[.A98])" office:value-type="float" office:value="-0.0986193293885602">
            <text:p>-0.0986193294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55700">
            <text:p>55700</text:p>
          </table:table-cell>
          <table:table-cell office:value-type="float" office:value="55647.453125">
            <text:p>55647.453125</text:p>
          </table:table-cell>
          <table:table-cell table:formula="of:=IF([.B99]&lt;1; (POWER(10; (CEILING(LOG([.B99]); -1)))/4000)*ROUND([.B99]/(POWER(10; (CEILING(LOG([.B99]); -1)))/4000); 0); (POWER(10; (CEILING(LOG([.B99]); 1)))/4000)*ROUND([.B99]/(POWER(10; (CEILING(LOG([.B99]); 1)))/4000); 0))" office:value-type="float" office:value="55650">
            <text:p>55650</text:p>
          </table:table-cell>
          <table:table-cell table:formula="of:=[.A99]-[.B99]" office:value-type="float" office:value="52.546875">
            <text:p>52.546875</text:p>
          </table:table-cell>
          <table:table-cell table:formula="of:= 100 *(([.B99]-[.A99])/[.A99])" office:value-type="float" office:value="-0.0943390933572711">
            <text:p>-0.0943390934</text:p>
          </table:table-cell>
          <table:table-cell table:formula="of:=[.A99]-[.C99]" office:value-type="float" office:value="50">
            <text:p>50</text:p>
          </table:table-cell>
          <table:table-cell table:formula="of:= 100 *(([.C99]-[.A99])/[.A99])" office:value-type="float" office:value="-0.0897666068222621">
            <text:p>-0.0897666068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64600">
            <text:p>64600</text:p>
          </table:table-cell>
          <table:table-cell office:value-type="float" office:value="64632.9375">
            <text:p>64632.9375</text:p>
          </table:table-cell>
          <table:table-cell table:formula="of:=IF([.B100]&lt;1; (POWER(10; (CEILING(LOG([.B100]); -1)))/4000)*ROUND([.B100]/(POWER(10; (CEILING(LOG([.B100]); -1)))/4000); 0); (POWER(10; (CEILING(LOG([.B100]); 1)))/4000)*ROUND([.B100]/(POWER(10; (CEILING(LOG([.B100]); 1)))/4000); 0))" office:value-type="float" office:value="64625">
            <text:p>64625</text:p>
          </table:table-cell>
          <table:table-cell table:formula="of:=[.A100]-[.B100]" office:value-type="float" office:value="-32.9375">
            <text:p>-32.9375</text:p>
          </table:table-cell>
          <table:table-cell table:formula="of:= 100 *(([.B100]-[.A100])/[.A100])" office:value-type="float" office:value="0.0509868421052632">
            <text:p>0.0509868421</text:p>
          </table:table-cell>
          <table:table-cell table:formula="of:=[.A100]-[.C100]" office:value-type="float" office:value="-25">
            <text:p>-25</text:p>
          </table:table-cell>
          <table:table-cell table:formula="of:= 100 *(([.C100]-[.A100])/[.A100])" office:value-type="float" office:value="0.0386996904024768">
            <text:p>0.0386996904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float" office:value="67700">
            <text:p>67700</text:p>
          </table:table-cell>
          <table:table-cell office:value-type="float" office:value="67737.34375">
            <text:p>67737.34375</text:p>
          </table:table-cell>
          <table:table-cell table:formula="of:=IF([.B101]&lt;1; (POWER(10; (CEILING(LOG([.B101]); -1)))/4000)*ROUND([.B101]/(POWER(10; (CEILING(LOG([.B101]); -1)))/4000); 0); (POWER(10; (CEILING(LOG([.B101]); 1)))/4000)*ROUND([.B101]/(POWER(10; (CEILING(LOG([.B101]); 1)))/4000); 0))" office:value-type="float" office:value="67725">
            <text:p>67725</text:p>
          </table:table-cell>
          <table:table-cell table:formula="of:=[.A101]-[.B101]" office:value-type="float" office:value="-37.34375">
            <text:p>-37.34375</text:p>
          </table:table-cell>
          <table:table-cell table:formula="of:= 100 *(([.B101]-[.A101])/[.A101])" office:value-type="float" office:value="0.055160635155096">
            <text:p>0.0551606352</text:p>
          </table:table-cell>
          <table:table-cell table:formula="of:=[.A101]-[.C101]" office:value-type="float" office:value="-25">
            <text:p>-25</text:p>
          </table:table-cell>
          <table:table-cell table:formula="of:= 100 *(([.C101]-[.A101])/[.A101])" office:value-type="float" office:value="0.0369276218611521">
            <text:p>0.0369276219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75400">
            <text:p>75400</text:p>
          </table:table-cell>
          <table:table-cell office:value-type="float" office:value="75188.234375">
            <text:p>75188.234375</text:p>
          </table:table-cell>
          <table:table-cell table:formula="of:=IF([.B102]&lt;1; (POWER(10; (CEILING(LOG([.B102]); -1)))/4000)*ROUND([.B102]/(POWER(10; (CEILING(LOG([.B102]); -1)))/4000); 0); (POWER(10; (CEILING(LOG([.B102]); 1)))/4000)*ROUND([.B102]/(POWER(10; (CEILING(LOG([.B102]); 1)))/4000); 0))" office:value-type="float" office:value="75200">
            <text:p>75200</text:p>
          </table:table-cell>
          <table:table-cell table:formula="of:=[.A102]-[.B102]" office:value-type="float" office:value="211.765625">
            <text:p>211.765625</text:p>
          </table:table-cell>
          <table:table-cell table:formula="of:= 100 *(([.B102]-[.A102])/[.A102])" office:value-type="float" office:value="-0.280856266578249">
            <text:p>-0.2808562666</text:p>
          </table:table-cell>
          <table:table-cell table:formula="of:=[.A102]-[.C102]" office:value-type="float" office:value="200">
            <text:p>200</text:p>
          </table:table-cell>
          <table:table-cell table:formula="of:= 100 *(([.C102]-[.A102])/[.A102])" office:value-type="float" office:value="-0.26525198938992">
            <text:p>-0.2652519894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82200">
            <text:p>82200</text:p>
          </table:table-cell>
          <table:table-cell office:value-type="float" office:value="82055.5859375">
            <text:p>82055.5859375</text:p>
          </table:table-cell>
          <table:table-cell table:formula="of:=IF([.B103]&lt;1; (POWER(10; (CEILING(LOG([.B103]); -1)))/4000)*ROUND([.B103]/(POWER(10; (CEILING(LOG([.B103]); -1)))/4000); 0); (POWER(10; (CEILING(LOG([.B103]); 1)))/4000)*ROUND([.B103]/(POWER(10; (CEILING(LOG([.B103]); 1)))/4000); 0))" office:value-type="float" office:value="82050">
            <text:p>82050</text:p>
          </table:table-cell>
          <table:table-cell table:formula="of:=[.A103]-[.B103]" office:value-type="float" office:value="144.4140625">
            <text:p>144.4140625</text:p>
          </table:table-cell>
          <table:table-cell table:formula="of:= 100 *(([.B103]-[.A103])/[.A103])" office:value-type="float" office:value="-0.175686207420925">
            <text:p>-0.1756862074</text:p>
          </table:table-cell>
          <table:table-cell table:formula="of:=[.A103]-[.C103]" office:value-type="float" office:value="150">
            <text:p>150</text:p>
          </table:table-cell>
          <table:table-cell table:formula="of:= 100 *(([.C103]-[.A103])/[.A103])" office:value-type="float" office:value="-0.182481751824818">
            <text:p>-0.1824817518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91700">
            <text:p>91700</text:p>
          </table:table-cell>
          <table:table-cell office:value-type="float" office:value="91618.4375">
            <text:p>91618.4375</text:p>
          </table:table-cell>
          <table:table-cell table:formula="of:=IF([.B104]&lt;1; (POWER(10; (CEILING(LOG([.B104]); -1)))/4000)*ROUND([.B104]/(POWER(10; (CEILING(LOG([.B104]); -1)))/4000); 0); (POWER(10; (CEILING(LOG([.B104]); 1)))/4000)*ROUND([.B104]/(POWER(10; (CEILING(LOG([.B104]); 1)))/4000); 0))" office:value-type="float" office:value="91625">
            <text:p>91625</text:p>
          </table:table-cell>
          <table:table-cell table:formula="of:=[.A104]-[.B104]" office:value-type="float" office:value="81.5625">
            <text:p>81.5625</text:p>
          </table:table-cell>
          <table:table-cell table:formula="of:= 100 *(([.B104]-[.A104])/[.A104])" office:value-type="float" office:value="-0.0889449291166848">
            <text:p>-0.0889449291</text:p>
          </table:table-cell>
          <table:table-cell table:formula="of:=[.A104]-[.C104]" office:value-type="float" office:value="75">
            <text:p>75</text:p>
          </table:table-cell>
          <table:table-cell table:formula="of:= 100 *(([.C104]-[.A104])/[.A104])" office:value-type="float" office:value="-0.0817884405670665">
            <text:p>-0.0817884406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98700">
            <text:p>98700</text:p>
          </table:table-cell>
          <table:table-cell office:value-type="float" office:value="98966.2265625">
            <text:p>98966.2265625</text:p>
          </table:table-cell>
          <table:table-cell table:formula="of:=IF([.B105]&lt;1; (POWER(10; (CEILING(LOG([.B105]); -1)))/4000)*ROUND([.B105]/(POWER(10; (CEILING(LOG([.B105]); -1)))/4000); 0); (POWER(10; (CEILING(LOG([.B105]); 1)))/4000)*ROUND([.B105]/(POWER(10; (CEILING(LOG([.B105]); 1)))/4000); 0))" office:value-type="float" office:value="98975">
            <text:p>98975</text:p>
          </table:table-cell>
          <table:table-cell table:formula="of:=[.A105]-[.B105]" office:value-type="float" office:value="-266.2265625">
            <text:p>-266.2265625</text:p>
          </table:table-cell>
          <table:table-cell table:formula="of:= 100 *(([.B105]-[.A105])/[.A105])" office:value-type="float" office:value="0.269733092705167">
            <text:p>0.2697330927</text:p>
          </table:table-cell>
          <table:table-cell table:formula="of:=[.A105]-[.C105]" office:value-type="float" office:value="-275">
            <text:p>-275</text:p>
          </table:table-cell>
          <table:table-cell table:formula="of:= 100 *(([.C105]-[.A105])/[.A105])" office:value-type="float" office:value="0.278622087132725">
            <text:p>0.2786220871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118700">
            <text:p>118700</text:p>
          </table:table-cell>
          <table:table-cell office:value-type="float" office:value="118794.453125">
            <text:p>118794.453125</text:p>
          </table:table-cell>
          <table:table-cell table:formula="of:=IF([.B106]&lt;1; (POWER(10; (CEILING(LOG([.B106]); -1)))/4000)*ROUND([.B106]/(POWER(10; (CEILING(LOG([.B106]); -1)))/4000); 0); (POWER(10; (CEILING(LOG([.B106]); 1)))/4000)*ROUND([.B106]/(POWER(10; (CEILING(LOG([.B106]); 1)))/4000); 0))" office:value-type="float" office:value="118750">
            <text:p>118750</text:p>
          </table:table-cell>
          <table:table-cell table:formula="of:=[.A106]-[.B106]" office:value-type="float" office:value="-94.453125">
            <text:p>-94.453125</text:p>
          </table:table-cell>
          <table:table-cell table:formula="of:= 100 *(([.B106]-[.A106])/[.A106])" office:value-type="float" office:value="0.0795729780960404">
            <text:p>0.0795729781</text:p>
          </table:table-cell>
          <table:table-cell table:formula="of:=[.A106]-[.C106]" office:value-type="float" office:value="-50">
            <text:p>-50</text:p>
          </table:table-cell>
          <table:table-cell table:formula="of:= 100 *(([.C106]-[.A106])/[.A106])" office:value-type="float" office:value="0.04212299915754">
            <text:p>0.0421229992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149600">
            <text:p>149600</text:p>
          </table:table-cell>
          <table:table-cell office:value-type="float" office:value="149326.0625">
            <text:p>149326.0625</text:p>
          </table:table-cell>
          <table:table-cell table:formula="of:=IF([.B107]&lt;1; (POWER(10; (CEILING(LOG([.B107]); -1)))/4000)*ROUND([.B107]/(POWER(10; (CEILING(LOG([.B107]); -1)))/4000); 0); (POWER(10; (CEILING(LOG([.B107]); 1)))/4000)*ROUND([.B107]/(POWER(10; (CEILING(LOG([.B107]); 1)))/4000); 0))" office:value-type="float" office:value="149250">
            <text:p>149250</text:p>
          </table:table-cell>
          <table:table-cell table:formula="of:=[.A107]-[.B107]" office:value-type="float" office:value="273.9375">
            <text:p>273.9375</text:p>
          </table:table-cell>
          <table:table-cell table:formula="of:= 100 *(([.B107]-[.A107])/[.A107])" office:value-type="float" office:value="-0.183113302139037">
            <text:p>-0.1831133021</text:p>
          </table:table-cell>
          <table:table-cell table:formula="of:=[.A107]-[.C107]" office:value-type="float" office:value="350">
            <text:p>350</text:p>
          </table:table-cell>
          <table:table-cell table:formula="of:= 100 *(([.C107]-[.A107])/[.A107])" office:value-type="float" office:value="-0.233957219251337">
            <text:p>-0.2339572193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183500">
            <text:p>183500</text:p>
          </table:table-cell>
          <table:table-cell office:value-type="float" office:value="183111.265625">
            <text:p>183111.265625</text:p>
          </table:table-cell>
          <table:table-cell table:formula="of:=IF([.B108]&lt;1; (POWER(10; (CEILING(LOG([.B108]); -1)))/4000)*ROUND([.B108]/(POWER(10; (CEILING(LOG([.B108]); -1)))/4000); 0); (POWER(10; (CEILING(LOG([.B108]); 1)))/4000)*ROUND([.B108]/(POWER(10; (CEILING(LOG([.B108]); 1)))/4000); 0))" office:value-type="float" office:value="183000">
            <text:p>183000</text:p>
          </table:table-cell>
          <table:table-cell table:formula="of:=[.A108]-[.B108]" office:value-type="float" office:value="388.734375">
            <text:p>388.734375</text:p>
          </table:table-cell>
          <table:table-cell table:formula="of:= 100 *(([.B108]-[.A108])/[.A108])" office:value-type="float" office:value="-0.211844346049046">
            <text:p>-0.211844346</text:p>
          </table:table-cell>
          <table:table-cell table:formula="of:=[.A108]-[.C108]" office:value-type="float" office:value="500">
            <text:p>500</text:p>
          </table:table-cell>
          <table:table-cell table:formula="of:= 100 *(([.C108]-[.A108])/[.A108])" office:value-type="float" office:value="-0.272479564032697">
            <text:p>-0.272479564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199800">
            <text:p>199800</text:p>
          </table:table-cell>
          <table:table-cell office:value-type="float" office:value="199174.546875">
            <text:p>199174.546875</text:p>
          </table:table-cell>
          <table:table-cell table:formula="of:=IF([.B109]&lt;1; (POWER(10; (CEILING(LOG([.B109]); -1)))/4000)*ROUND([.B109]/(POWER(10; (CEILING(LOG([.B109]); -1)))/4000); 0); (POWER(10; (CEILING(LOG([.B109]); 1)))/4000)*ROUND([.B109]/(POWER(10; (CEILING(LOG([.B109]); 1)))/4000); 0))" office:value-type="float" office:value="199250">
            <text:p>199250</text:p>
          </table:table-cell>
          <table:table-cell table:formula="of:=[.A109]-[.B109]" office:value-type="float" office:value="625.453125">
            <text:p>625.453125</text:p>
          </table:table-cell>
          <table:table-cell table:formula="of:= 100 *(([.B109]-[.A109])/[.A109])" office:value-type="float" office:value="-0.313039602102102">
            <text:p>-0.3130396021</text:p>
          </table:table-cell>
          <table:table-cell table:formula="of:=[.A109]-[.C109]" office:value-type="float" office:value="550">
            <text:p>550</text:p>
          </table:table-cell>
          <table:table-cell table:formula="of:= 100 *(([.C109]-[.A109])/[.A109])" office:value-type="float" office:value="-0.275275275275275">
            <text:p>-0.2752752753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float" office:value="205100">
            <text:p>205100</text:p>
          </table:table-cell>
          <table:table-cell office:value-type="float" office:value="206124.90625">
            <text:p>206124.90625</text:p>
          </table:table-cell>
          <table:table-cell table:formula="of:=IF([.B110]&lt;1; (POWER(10; (CEILING(LOG([.B110]); -1)))/4000)*ROUND([.B110]/(POWER(10; (CEILING(LOG([.B110]); -1)))/4000); 0); (POWER(10; (CEILING(LOG([.B110]); 1)))/4000)*ROUND([.B110]/(POWER(10; (CEILING(LOG([.B110]); 1)))/4000); 0))" office:value-type="float" office:value="206000">
            <text:p>206000</text:p>
          </table:table-cell>
          <table:table-cell table:formula="of:=[.A110]-[.B110]" office:value-type="float" office:value="-1024.90625">
            <text:p>-1024.90625</text:p>
          </table:table-cell>
          <table:table-cell table:formula="of:= 100 *(([.B110]-[.A110])/[.A110])" office:value-type="float" office:value="0.499710507069722">
            <text:p>0.4997105071</text:p>
          </table:table-cell>
          <table:table-cell table:formula="of:=[.A110]-[.C110]" office:value-type="float" office:value="-900">
            <text:p>-900</text:p>
          </table:table-cell>
          <table:table-cell table:formula="of:= 100 *(([.C110]-[.A110])/[.A110])" office:value-type="float" office:value="0.438810336421258">
            <text:p>0.4388103364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14700">
            <text:p>214700</text:p>
          </table:table-cell>
          <table:table-cell office:value-type="float" office:value="215411.875">
            <text:p>215411.875</text:p>
          </table:table-cell>
          <table:table-cell table:formula="of:=IF([.B111]&lt;1; (POWER(10; (CEILING(LOG([.B111]); -1)))/4000)*ROUND([.B111]/(POWER(10; (CEILING(LOG([.B111]); -1)))/4000); 0); (POWER(10; (CEILING(LOG([.B111]); 1)))/4000)*ROUND([.B111]/(POWER(10; (CEILING(LOG([.B111]); 1)))/4000); 0))" office:value-type="float" office:value="215500">
            <text:p>215500</text:p>
          </table:table-cell>
          <table:table-cell table:formula="of:=[.A111]-[.B111]" office:value-type="float" office:value="-711.875">
            <text:p>-711.875</text:p>
          </table:table-cell>
          <table:table-cell table:formula="of:= 100 *(([.B111]-[.A111])/[.A111])" office:value-type="float" office:value="0.331567303213787">
            <text:p>0.3315673032</text:p>
          </table:table-cell>
          <table:table-cell table:formula="of:=[.A111]-[.C111]" office:value-type="float" office:value="-800">
            <text:p>-800</text:p>
          </table:table-cell>
          <table:table-cell table:formula="of:= 100 *(([.C111]-[.A111])/[.A111])" office:value-type="float" office:value="0.372612948299953">
            <text:p>0.3726129483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29400">
            <text:p>229400</text:p>
          </table:table-cell>
          <table:table-cell office:value-type="float" office:value="229757.28125">
            <text:p>229757.28125</text:p>
          </table:table-cell>
          <table:table-cell table:formula="of:=IF([.B112]&lt;1; (POWER(10; (CEILING(LOG([.B112]); -1)))/4000)*ROUND([.B112]/(POWER(10; (CEILING(LOG([.B112]); -1)))/4000); 0); (POWER(10; (CEILING(LOG([.B112]); 1)))/4000)*ROUND([.B112]/(POWER(10; (CEILING(LOG([.B112]); 1)))/4000); 0))" office:value-type="float" office:value="229750">
            <text:p>229750</text:p>
          </table:table-cell>
          <table:table-cell table:formula="of:=[.A112]-[.B112]" office:value-type="float" office:value="-357.28125">
            <text:p>-357.28125</text:p>
          </table:table-cell>
          <table:table-cell table:formula="of:= 100 *(([.B112]-[.A112])/[.A112])" office:value-type="float" office:value="0.155745967741935">
            <text:p>0.1557459677</text:p>
          </table:table-cell>
          <table:table-cell table:formula="of:=[.A112]-[.C112]" office:value-type="float" office:value="-350">
            <text:p>-350</text:p>
          </table:table-cell>
          <table:table-cell table:formula="of:= 100 *(([.C112]-[.A112])/[.A112])" office:value-type="float" office:value="0.152571926765475">
            <text:p>0.152571926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49300">
            <text:p>249300</text:p>
          </table:table-cell>
          <table:table-cell office:value-type="float" office:value="249369.546875">
            <text:p>249369.546875</text:p>
          </table:table-cell>
          <table:table-cell table:formula="of:=IF([.B113]&lt;1; (POWER(10; (CEILING(LOG([.B113]); -1)))/4000)*ROUND([.B113]/(POWER(10; (CEILING(LOG([.B113]); -1)))/4000); 0); (POWER(10; (CEILING(LOG([.B113]); 1)))/4000)*ROUND([.B113]/(POWER(10; (CEILING(LOG([.B113]); 1)))/4000); 0))" office:value-type="float" office:value="249250">
            <text:p>249250</text:p>
          </table:table-cell>
          <table:table-cell table:formula="of:=[.A113]-[.B113]" office:value-type="float" office:value="-69.546875">
            <text:p>-69.546875</text:p>
          </table:table-cell>
          <table:table-cell table:formula="of:= 100 *(([.B113]-[.A113])/[.A113])" office:value-type="float" office:value="0.0278968612113919">
            <text:p>0.0278968612</text:p>
          </table:table-cell>
          <table:table-cell table:formula="of:=[.A113]-[.C113]" office:value-type="float" office:value="50">
            <text:p>50</text:p>
          </table:table-cell>
          <table:table-cell table:formula="of:= 100 *(([.C113]-[.A113])/[.A113])" office:value-type="float" office:value="-0.0200561572402728">
            <text:p>-0.020056157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71400">
            <text:p>271400</text:p>
          </table:table-cell>
          <table:table-cell office:value-type="float" office:value="270503.75">
            <text:p>270503.75</text:p>
          </table:table-cell>
          <table:table-cell table:formula="of:=IF([.B114]&lt;1; (POWER(10; (CEILING(LOG([.B114]); -1)))/4000)*ROUND([.B114]/(POWER(10; (CEILING(LOG([.B114]); -1)))/4000); 0); (POWER(10; (CEILING(LOG([.B114]); 1)))/4000)*ROUND([.B114]/(POWER(10; (CEILING(LOG([.B114]); 1)))/4000); 0))" office:value-type="float" office:value="270500">
            <text:p>270500</text:p>
          </table:table-cell>
          <table:table-cell table:formula="of:=[.A114]-[.B114]" office:value-type="float" office:value="896.25">
            <text:p>896.25</text:p>
          </table:table-cell>
          <table:table-cell table:formula="of:= 100 *(([.B114]-[.A114])/[.A114])" office:value-type="float" office:value="-0.330232129697863">
            <text:p>-0.3302321297</text:p>
          </table:table-cell>
          <table:table-cell table:formula="of:=[.A114]-[.C114]" office:value-type="float" office:value="900">
            <text:p>900</text:p>
          </table:table-cell>
          <table:table-cell table:formula="of:= 100 *(([.C114]-[.A114])/[.A114])" office:value-type="float" office:value="-0.331613854089904">
            <text:p>-0.331613854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97500">
            <text:p>297500</text:p>
          </table:table-cell>
          <table:table-cell office:value-type="float" office:value="298821.5">
            <text:p>298821.5</text:p>
          </table:table-cell>
          <table:table-cell table:formula="of:=IF([.B115]&lt;1; (POWER(10; (CEILING(LOG([.B115]); -1)))/4000)*ROUND([.B115]/(POWER(10; (CEILING(LOG([.B115]); -1)))/4000); 0); (POWER(10; (CEILING(LOG([.B115]); 1)))/4000)*ROUND([.B115]/(POWER(10; (CEILING(LOG([.B115]); 1)))/4000); 0))" office:value-type="float" office:value="298750">
            <text:p>298750</text:p>
          </table:table-cell>
          <table:table-cell table:formula="of:=[.A115]-[.B115]" office:value-type="float" office:value="-1321.5">
            <text:p>-1321.5</text:p>
          </table:table-cell>
          <table:table-cell table:formula="of:= 100 *(([.B115]-[.A115])/[.A115])" office:value-type="float" office:value="0.444201680672269">
            <text:p>0.4442016807</text:p>
          </table:table-cell>
          <table:table-cell table:formula="of:=[.A115]-[.C115]" office:value-type="float" office:value="-1250">
            <text:p>-1250</text:p>
          </table:table-cell>
          <table:table-cell table:formula="of:= 100 *(([.C115]-[.A115])/[.A115])" office:value-type="float" office:value="0.420168067226891">
            <text:p>0.420168067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29200">
            <text:p>329200</text:p>
          </table:table-cell>
          <table:table-cell office:value-type="float" office:value="328673">
            <text:p>328673</text:p>
          </table:table-cell>
          <table:table-cell table:formula="of:=IF([.B116]&lt;1; (POWER(10; (CEILING(LOG([.B116]); -1)))/4000)*ROUND([.B116]/(POWER(10; (CEILING(LOG([.B116]); -1)))/4000); 0); (POWER(10; (CEILING(LOG([.B116]); 1)))/4000)*ROUND([.B116]/(POWER(10; (CEILING(LOG([.B116]); 1)))/4000); 0))" office:value-type="float" office:value="328750">
            <text:p>328750</text:p>
          </table:table-cell>
          <table:table-cell table:formula="of:=[.A116]-[.B116]" office:value-type="float" office:value="527">
            <text:p>527</text:p>
          </table:table-cell>
          <table:table-cell table:formula="of:= 100 *(([.B116]-[.A116])/[.A116])" office:value-type="float" office:value="-0.160085054678007">
            <text:p>-0.1600850547</text:p>
          </table:table-cell>
          <table:table-cell table:formula="of:=[.A116]-[.C116]" office:value-type="float" office:value="450">
            <text:p>450</text:p>
          </table:table-cell>
          <table:table-cell table:formula="of:= 100 *(([.C116]-[.A116])/[.A116])" office:value-type="float" office:value="-0.136695018226002">
            <text:p>-0.136695018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49200">
            <text:p>349200</text:p>
          </table:table-cell>
          <table:table-cell office:value-type="float" office:value="347759.3125">
            <text:p>347759.3125</text:p>
          </table:table-cell>
          <table:table-cell table:formula="of:=IF([.B117]&lt;1; (POWER(10; (CEILING(LOG([.B117]); -1)))/4000)*ROUND([.B117]/(POWER(10; (CEILING(LOG([.B117]); -1)))/4000); 0); (POWER(10; (CEILING(LOG([.B117]); 1)))/4000)*ROUND([.B117]/(POWER(10; (CEILING(LOG([.B117]); 1)))/4000); 0))" office:value-type="float" office:value="347750">
            <text:p>347750</text:p>
          </table:table-cell>
          <table:table-cell table:formula="of:=[.A117]-[.B117]" office:value-type="float" office:value="1440.6875">
            <text:p>1440.6875</text:p>
          </table:table-cell>
          <table:table-cell table:formula="of:= 100 *(([.B117]-[.A117])/[.A117])" office:value-type="float" office:value="-0.412568012600229">
            <text:p>-0.4125680126</text:p>
          </table:table-cell>
          <table:table-cell table:formula="of:=[.A117]-[.C117]" office:value-type="float" office:value="1450">
            <text:p>1450</text:p>
          </table:table-cell>
          <table:table-cell table:formula="of:= 100 *(([.C117]-[.A117])/[.A117])" office:value-type="float" office:value="-0.415234822451317">
            <text:p>-0.415234822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399785.1875">
            <text:p>399785.1875</text:p>
          </table:table-cell>
          <table:table-cell table:formula="of:=IF([.B118]&lt;1; (POWER(10; (CEILING(LOG([.B118]); -1)))/4000)*ROUND([.B118]/(POWER(10; (CEILING(LOG([.B118]); -1)))/4000); 0); (POWER(10; (CEILING(LOG([.B118]); 1)))/4000)*ROUND([.B118]/(POWER(10; (CEILING(LOG([.B118]); 1)))/4000); 0))" office:value-type="float" office:value="399750">
            <text:p>399750</text:p>
          </table:table-cell>
          <table:table-cell table:formula="of:=[.A118]-[.B118]" office:value-type="float" office:value="-785.1875">
            <text:p>-785.1875</text:p>
          </table:table-cell>
          <table:table-cell table:formula="of:= 100 *(([.B118]-[.A118])/[.A118])" office:value-type="float" office:value="0.196788847117794">
            <text:p>0.1967888471</text:p>
          </table:table-cell>
          <table:table-cell table:formula="of:=[.A118]-[.C118]" office:value-type="float" office:value="-750">
            <text:p>-750</text:p>
          </table:table-cell>
          <table:table-cell table:formula="of:= 100 *(([.C118]-[.A118])/[.A118])" office:value-type="float" office:value="0.18796992481203">
            <text:p>0.187969924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48000">
            <text:p>448000</text:p>
          </table:table-cell>
          <table:table-cell office:value-type="float" office:value="448530.46875">
            <text:p>448530.46875</text:p>
          </table:table-cell>
          <table:table-cell table:formula="of:=IF([.B119]&lt;1; (POWER(10; (CEILING(LOG([.B119]); -1)))/4000)*ROUND([.B119]/(POWER(10; (CEILING(LOG([.B119]); -1)))/4000); 0); (POWER(10; (CEILING(LOG([.B119]); 1)))/4000)*ROUND([.B119]/(POWER(10; (CEILING(LOG([.B119]); 1)))/4000); 0))" office:value-type="float" office:value="448500">
            <text:p>448500</text:p>
          </table:table-cell>
          <table:table-cell table:formula="of:=[.A119]-[.B119]" office:value-type="float" office:value="-530.46875">
            <text:p>-530.46875</text:p>
          </table:table-cell>
          <table:table-cell table:formula="of:= 100 *(([.B119]-[.A119])/[.A119])" office:value-type="float" office:value="0.118408203125">
            <text:p>0.1184082031</text:p>
          </table:table-cell>
          <table:table-cell table:formula="of:=[.A119]-[.C119]" office:value-type="float" office:value="-500">
            <text:p>-500</text:p>
          </table:table-cell>
          <table:table-cell table:formula="of:= 100 *(([.C119]-[.A119])/[.A119])" office:value-type="float" office:value="0.111607142857143">
            <text:p>0.1116071429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84000">
            <text:p>484000</text:p>
          </table:table-cell>
          <table:table-cell office:value-type="float" office:value="483355.875">
            <text:p>483355.875</text:p>
          </table:table-cell>
          <table:table-cell table:formula="of:=IF([.B120]&lt;1; (POWER(10; (CEILING(LOG([.B120]); -1)))/4000)*ROUND([.B120]/(POWER(10; (CEILING(LOG([.B120]); -1)))/4000); 0); (POWER(10; (CEILING(LOG([.B120]); 1)))/4000)*ROUND([.B120]/(POWER(10; (CEILING(LOG([.B120]); 1)))/4000); 0))" office:value-type="float" office:value="483250">
            <text:p>483250</text:p>
          </table:table-cell>
          <table:table-cell table:formula="of:=[.A120]-[.B120]" office:value-type="float" office:value="644.125">
            <text:p>644.125</text:p>
          </table:table-cell>
          <table:table-cell table:formula="of:= 100 *(([.B120]-[.A120])/[.A120])" office:value-type="float" office:value="-0.13308367768595">
            <text:p>-0.1330836777</text:p>
          </table:table-cell>
          <table:table-cell table:formula="of:=[.A120]-[.C120]" office:value-type="float" office:value="750">
            <text:p>750</text:p>
          </table:table-cell>
          <table:table-cell table:formula="of:= 100 *(([.C120]-[.A120])/[.A120])" office:value-type="float" office:value="-0.15495867768595">
            <text:p>-0.1549586777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14000">
            <text:p>514000</text:p>
          </table:table-cell>
          <table:table-cell office:value-type="float" office:value="514449.46875">
            <text:p>514449.46875</text:p>
          </table:table-cell>
          <table:table-cell table:formula="of:=IF([.B121]&lt;1; (POWER(10; (CEILING(LOG([.B121]); -1)))/4000)*ROUND([.B121]/(POWER(10; (CEILING(LOG([.B121]); -1)))/4000); 0); (POWER(10; (CEILING(LOG([.B121]); 1)))/4000)*ROUND([.B121]/(POWER(10; (CEILING(LOG([.B121]); 1)))/4000); 0))" office:value-type="float" office:value="514500">
            <text:p>514500</text:p>
          </table:table-cell>
          <table:table-cell table:formula="of:=[.A121]-[.B121]" office:value-type="float" office:value="-449.46875">
            <text:p>-449.46875</text:p>
          </table:table-cell>
          <table:table-cell table:formula="of:= 100 *(([.B121]-[.A121])/[.A121])" office:value-type="float" office:value="0.0874452821011673">
            <text:p>0.0874452821</text:p>
          </table:table-cell>
          <table:table-cell table:formula="of:=[.A121]-[.C121]" office:value-type="float" office:value="-500">
            <text:p>-500</text:p>
          </table:table-cell>
          <table:table-cell table:formula="of:= 100 *(([.C121]-[.A121])/[.A121])" office:value-type="float" office:value="0.0972762645914397">
            <text:p>0.097276264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48000">
            <text:p>548000</text:p>
          </table:table-cell>
          <table:table-cell office:value-type="float" office:value="547564.0625">
            <text:p>547564.0625</text:p>
          </table:table-cell>
          <table:table-cell table:formula="of:=IF([.B122]&lt;1; (POWER(10; (CEILING(LOG([.B122]); -1)))/4000)*ROUND([.B122]/(POWER(10; (CEILING(LOG([.B122]); -1)))/4000); 0); (POWER(10; (CEILING(LOG([.B122]); 1)))/4000)*ROUND([.B122]/(POWER(10; (CEILING(LOG([.B122]); 1)))/4000); 0))" office:value-type="float" office:value="547500">
            <text:p>547500</text:p>
          </table:table-cell>
          <table:table-cell table:formula="of:=[.A122]-[.B122]" office:value-type="float" office:value="435.9375">
            <text:p>435.9375</text:p>
          </table:table-cell>
          <table:table-cell table:formula="of:= 100 *(([.B122]-[.A122])/[.A122])" office:value-type="float" office:value="-0.0795506386861314">
            <text:p>-0.0795506387</text:p>
          </table:table-cell>
          <table:table-cell table:formula="of:=[.A122]-[.C122]" office:value-type="float" office:value="500">
            <text:p>500</text:p>
          </table:table-cell>
          <table:table-cell table:formula="of:= 100 *(([.C122]-[.A122])/[.A122])" office:value-type="float" office:value="-0.0912408759124088">
            <text:p>-0.0912408759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03000">
            <text:p>603000</text:p>
          </table:table-cell>
          <table:table-cell office:value-type="float" office:value="603927.0625">
            <text:p>603927.0625</text:p>
          </table:table-cell>
          <table:table-cell table:formula="of:=IF([.B123]&lt;1; (POWER(10; (CEILING(LOG([.B123]); -1)))/4000)*ROUND([.B123]/(POWER(10; (CEILING(LOG([.B123]); -1)))/4000); 0); (POWER(10; (CEILING(LOG([.B123]); 1)))/4000)*ROUND([.B123]/(POWER(10; (CEILING(LOG([.B123]); 1)))/4000); 0))" office:value-type="float" office:value="604000">
            <text:p>604000</text:p>
          </table:table-cell>
          <table:table-cell table:formula="of:=[.A123]-[.B123]" office:value-type="float" office:value="-927.0625">
            <text:p>-927.0625</text:p>
          </table:table-cell>
          <table:table-cell table:formula="of:= 100 *(([.B123]-[.A123])/[.A123])" office:value-type="float" office:value="0.153741708126037">
            <text:p>0.1537417081</text:p>
          </table:table-cell>
          <table:table-cell table:formula="of:=[.A123]-[.C123]" office:value-type="float" office:value="-1000">
            <text:p>-1000</text:p>
          </table:table-cell>
          <table:table-cell table:formula="of:= 100 *(([.C123]-[.A123])/[.A123])" office:value-type="float" office:value="0.165837479270315">
            <text:p>0.1658374793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651190.75">
            <text:p>651190.75</text:p>
          </table:table-cell>
          <table:table-cell table:formula="of:=IF([.B124]&lt;1; (POWER(10; (CEILING(LOG([.B124]); -1)))/4000)*ROUND([.B124]/(POWER(10; (CEILING(LOG([.B124]); -1)))/4000); 0); (POWER(10; (CEILING(LOG([.B124]); 1)))/4000)*ROUND([.B124]/(POWER(10; (CEILING(LOG([.B124]); 1)))/4000); 0))" office:value-type="float" office:value="651250">
            <text:p>651250</text:p>
          </table:table-cell>
          <table:table-cell table:formula="of:=[.A124]-[.B124]" office:value-type="float" office:value="-1190.75">
            <text:p>-1190.75</text:p>
          </table:table-cell>
          <table:table-cell table:formula="of:= 100 *(([.B124]-[.A124])/[.A124])" office:value-type="float" office:value="0.183192307692308">
            <text:p>0.1831923077</text:p>
          </table:table-cell>
          <table:table-cell table:formula="of:=[.A124]-[.C124]" office:value-type="float" office:value="-1250">
            <text:p>-1250</text:p>
          </table:table-cell>
          <table:table-cell table:formula="of:= 100 *(([.C124]-[.A124])/[.A124])" office:value-type="float" office:value="0.192307692307692">
            <text:p>0.1923076923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701000">
            <text:p>701000</text:p>
          </table:table-cell>
          <table:table-cell office:value-type="float" office:value="701208.875">
            <text:p>701208.875</text:p>
          </table:table-cell>
          <table:table-cell table:formula="of:=IF([.B125]&lt;1; (POWER(10; (CEILING(LOG([.B125]); -1)))/4000)*ROUND([.B125]/(POWER(10; (CEILING(LOG([.B125]); -1)))/4000); 0); (POWER(10; (CEILING(LOG([.B125]); 1)))/4000)*ROUND([.B125]/(POWER(10; (CEILING(LOG([.B125]); 1)))/4000); 0))" office:value-type="float" office:value="701250">
            <text:p>701250</text:p>
          </table:table-cell>
          <table:table-cell table:formula="of:=[.A125]-[.B125]" office:value-type="float" office:value="-208.875">
            <text:p>-208.875</text:p>
          </table:table-cell>
          <table:table-cell table:formula="of:= 100 *(([.B125]-[.A125])/[.A125])" office:value-type="float" office:value="0.0297967189728959">
            <text:p>0.029796719</text:p>
          </table:table-cell>
          <table:table-cell table:formula="of:=[.A125]-[.C125]" office:value-type="float" office:value="-250">
            <text:p>-250</text:p>
          </table:table-cell>
          <table:table-cell table:formula="of:= 100 *(([.C125]-[.A125])/[.A125])" office:value-type="float" office:value="0.0356633380884451">
            <text:p>0.035663338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774000">
            <text:p>774000</text:p>
          </table:table-cell>
          <table:table-cell office:value-type="float" office:value="775718.75">
            <text:p>775718.75</text:p>
          </table:table-cell>
          <table:table-cell table:formula="of:=IF([.B126]&lt;1; (POWER(10; (CEILING(LOG([.B126]); -1)))/4000)*ROUND([.B126]/(POWER(10; (CEILING(LOG([.B126]); -1)))/4000); 0); (POWER(10; (CEILING(LOG([.B126]); 1)))/4000)*ROUND([.B126]/(POWER(10; (CEILING(LOG([.B126]); 1)))/4000); 0))" office:value-type="float" office:value="775750">
            <text:p>775750</text:p>
          </table:table-cell>
          <table:table-cell table:formula="of:=[.A126]-[.B126]" office:value-type="float" office:value="-1718.75">
            <text:p>-1718.75</text:p>
          </table:table-cell>
          <table:table-cell table:formula="of:= 100 *(([.B126]-[.A126])/[.A126])" office:value-type="float" office:value="0.222060723514212">
            <text:p>0.2220607235</text:p>
          </table:table-cell>
          <table:table-cell table:formula="of:=[.A126]-[.C126]" office:value-type="float" office:value="-1750">
            <text:p>-1750</text:p>
          </table:table-cell>
          <table:table-cell table:formula="of:= 100 *(([.C126]-[.A126])/[.A126])" office:value-type="float" office:value="0.22609819121447">
            <text:p>0.226098191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793000">
            <text:p>793000</text:p>
          </table:table-cell>
          <table:table-cell office:value-type="float" office:value="792331.6875">
            <text:p>792331.6875</text:p>
          </table:table-cell>
          <table:table-cell table:formula="of:=IF([.B127]&lt;1; (POWER(10; (CEILING(LOG([.B127]); -1)))/4000)*ROUND([.B127]/(POWER(10; (CEILING(LOG([.B127]); -1)))/4000); 0); (POWER(10; (CEILING(LOG([.B127]); 1)))/4000)*ROUND([.B127]/(POWER(10; (CEILING(LOG([.B127]); 1)))/4000); 0))" office:value-type="float" office:value="792250">
            <text:p>792250</text:p>
          </table:table-cell>
          <table:table-cell table:formula="of:=[.A127]-[.B127]" office:value-type="float" office:value="668.3125">
            <text:p>668.3125</text:p>
          </table:table-cell>
          <table:table-cell table:formula="of:= 100 *(([.B127]-[.A127])/[.A127])" office:value-type="float" office:value="-0.0842764817150063">
            <text:p>-0.0842764817</text:p>
          </table:table-cell>
          <table:table-cell table:formula="of:=[.A127]-[.C127]" office:value-type="float" office:value="750">
            <text:p>750</text:p>
          </table:table-cell>
          <table:table-cell table:formula="of:= 100 *(([.C127]-[.A127])/[.A127])" office:value-type="float" office:value="-0.094577553593947">
            <text:p>-0.094577553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842000">
            <text:p>842000</text:p>
          </table:table-cell>
          <table:table-cell office:value-type="float" office:value="841850.125">
            <text:p>841850.125</text:p>
          </table:table-cell>
          <table:table-cell table:formula="of:=IF([.B128]&lt;1; (POWER(10; (CEILING(LOG([.B128]); -1)))/4000)*ROUND([.B128]/(POWER(10; (CEILING(LOG([.B128]); -1)))/4000); 0); (POWER(10; (CEILING(LOG([.B128]); 1)))/4000)*ROUND([.B128]/(POWER(10; (CEILING(LOG([.B128]); 1)))/4000); 0))" office:value-type="float" office:value="841750">
            <text:p>841750</text:p>
          </table:table-cell>
          <table:table-cell table:formula="of:=[.A128]-[.B128]" office:value-type="float" office:value="149.875">
            <text:p>149.875</text:p>
          </table:table-cell>
          <table:table-cell table:formula="of:= 100 *(([.B128]-[.A128])/[.A128])" office:value-type="float" office:value="-0.0177998812351544">
            <text:p>-0.0177998812</text:p>
          </table:table-cell>
          <table:table-cell table:formula="of:=[.A128]-[.C128]" office:value-type="float" office:value="250">
            <text:p>250</text:p>
          </table:table-cell>
          <table:table-cell table:formula="of:= 100 *(([.C128]-[.A128])/[.A128])" office:value-type="float" office:value="-0.0296912114014252">
            <text:p>-0.0296912114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923000">
            <text:p>923000</text:p>
          </table:table-cell>
          <table:table-cell office:value-type="float" office:value="921000.75">
            <text:p>921000.75</text:p>
          </table:table-cell>
          <table:table-cell table:formula="of:=IF([.B129]&lt;1; (POWER(10; (CEILING(LOG([.B129]); -1)))/4000)*ROUND([.B129]/(POWER(10; (CEILING(LOG([.B129]); -1)))/4000); 0); (POWER(10; (CEILING(LOG([.B129]); 1)))/4000)*ROUND([.B129]/(POWER(10; (CEILING(LOG([.B129]); 1)))/4000); 0))" office:value-type="float" office:value="921000">
            <text:p>921000</text:p>
          </table:table-cell>
          <table:table-cell table:formula="of:=[.A129]-[.B129]" office:value-type="float" office:value="1999.25">
            <text:p>1999.25</text:p>
          </table:table-cell>
          <table:table-cell table:formula="of:= 100 *(([.B129]-[.A129])/[.A129])" office:value-type="float" office:value="-0.21660346695558">
            <text:p>-0.216603467</text:p>
          </table:table-cell>
          <table:table-cell table:formula="of:=[.A129]-[.C129]" office:value-type="float" office:value="2000">
            <text:p>2000</text:p>
          </table:table-cell>
          <table:table-cell table:formula="of:= 100 *(([.C129]-[.A129])/[.A129])" office:value-type="float" office:value="-0.216684723726977">
            <text:p>-0.2166847237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988192.125">
            <text:p>988192.125</text:p>
          </table:table-cell>
          <table:table-cell table:formula="of:=IF([.B130]&lt;1; (POWER(10; (CEILING(LOG([.B130]); -1)))/4000)*ROUND([.B130]/(POWER(10; (CEILING(LOG([.B130]); -1)))/4000); 0); (POWER(10; (CEILING(LOG([.B130]); 1)))/4000)*ROUND([.B130]/(POWER(10; (CEILING(LOG([.B130]); 1)))/4000); 0))" office:value-type="float" office:value="988250">
            <text:p>988250</text:p>
          </table:table-cell>
          <table:table-cell table:formula="of:=[.A130]-[.B130]" office:value-type="float" office:value="1807.875">
            <text:p>1807.875</text:p>
          </table:table-cell>
          <table:table-cell table:formula="of:= 100 *(([.B130]-[.A130])/[.A130])" office:value-type="float" office:value="-0.182613636363636">
            <text:p>-0.1826136364</text:p>
          </table:table-cell>
          <table:table-cell table:formula="of:=[.A130]-[.C130]" office:value-type="float" office:value="1750">
            <text:p>1750</text:p>
          </table:table-cell>
          <table:table-cell table:formula="of:= 100 *(([.C130]-[.A130])/[.A130])" office:value-type="float" office:value="-0.176767676767677">
            <text:p>-0.176767676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026000">
            <text:p>1026000</text:p>
          </table:table-cell>
          <table:table-cell office:value-type="float" office:value="1023463.5625">
            <text:p>1023463.5625</text:p>
          </table:table-cell>
          <table:table-cell table:formula="of:=IF([.B131]&lt;1; (POWER(10; (CEILING(LOG([.B131]); -1)))/4000)*ROUND([.B131]/(POWER(10; (CEILING(LOG([.B131]); -1)))/4000); 0); (POWER(10; (CEILING(LOG([.B131]); 1)))/4000)*ROUND([.B131]/(POWER(10; (CEILING(LOG([.B131]); 1)))/4000); 0))" office:value-type="float" office:value="1022500">
            <text:p>1022500</text:p>
          </table:table-cell>
          <table:table-cell table:formula="of:=[.A131]-[.B131]" office:value-type="float" office:value="2536.4375">
            <text:p>2536.4375</text:p>
          </table:table-cell>
          <table:table-cell table:formula="of:= 100 *(([.B131]-[.A131])/[.A131])" office:value-type="float" office:value="-0.247216130604288">
            <text:p>-0.2472161306</text:p>
          </table:table-cell>
          <table:table-cell table:formula="of:=[.A131]-[.C131]" office:value-type="float" office:value="3500">
            <text:p>3500</text:p>
          </table:table-cell>
          <table:table-cell table:formula="of:= 100 *(([.C131]-[.A131])/[.A131])" office:value-type="float" office:value="-0.341130604288499">
            <text:p>-0.3411306043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569000">
            <text:p>1569000</text:p>
          </table:table-cell>
          <table:table-cell office:value-type="float" office:value="1572858">
            <text:p>1572858</text:p>
          </table:table-cell>
          <table:table-cell table:formula="of:=IF([.B132]&lt;1; (POWER(10; (CEILING(LOG([.B132]); -1)))/4000)*ROUND([.B132]/(POWER(10; (CEILING(LOG([.B132]); -1)))/4000); 0); (POWER(10; (CEILING(LOG([.B132]); 1)))/4000)*ROUND([.B132]/(POWER(10; (CEILING(LOG([.B132]); 1)))/4000); 0))" office:value-type="float" office:value="1572500">
            <text:p>1572500</text:p>
          </table:table-cell>
          <table:table-cell table:formula="of:=[.A132]-[.B132]" office:value-type="float" office:value="-3858">
            <text:p>-3858</text:p>
          </table:table-cell>
          <table:table-cell table:formula="of:= 100 *(([.B132]-[.A132])/[.A132])" office:value-type="float" office:value="0.245889101338432">
            <text:p>0.2458891013</text:p>
          </table:table-cell>
          <table:table-cell table:formula="of:=[.A132]-[.C132]" office:value-type="float" office:value="-3500">
            <text:p>-3500</text:p>
          </table:table-cell>
          <table:table-cell table:formula="of:= 100 *(([.C132]-[.A132])/[.A132])" office:value-type="float" office:value="0.223072020395156">
            <text:p>0.2230720204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007000">
            <text:p>2007000</text:p>
          </table:table-cell>
          <table:table-cell office:value-type="float" office:value="2007586">
            <text:p>2007586</text:p>
          </table:table-cell>
          <table:table-cell table:formula="of:=IF([.B133]&lt;1; (POWER(10; (CEILING(LOG([.B133]); -1)))/4000)*ROUND([.B133]/(POWER(10; (CEILING(LOG([.B133]); -1)))/4000); 0); (POWER(10; (CEILING(LOG([.B133]); 1)))/4000)*ROUND([.B133]/(POWER(10; (CEILING(LOG([.B133]); 1)))/4000); 0))" office:value-type="float" office:value="2007500">
            <text:p>2007500</text:p>
          </table:table-cell>
          <table:table-cell table:formula="of:=[.A133]-[.B133]" office:value-type="float" office:value="-586">
            <text:p>-586</text:p>
          </table:table-cell>
          <table:table-cell table:formula="of:= 100 *(([.B133]-[.A133])/[.A133])" office:value-type="float" office:value="0.029197807673144">
            <text:p>0.0291978077</text:p>
          </table:table-cell>
          <table:table-cell table:formula="of:=[.A133]-[.C133]" office:value-type="float" office:value="-500">
            <text:p>-500</text:p>
          </table:table-cell>
          <table:table-cell table:formula="of:= 100 *(([.C133]-[.A133])/[.A133])" office:value-type="float" office:value="0.0249128051818635">
            <text:p>0.024912805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2541000">
            <text:p>2541000</text:p>
          </table:table-cell>
          <table:table-cell office:value-type="float" office:value="2545671.5">
            <text:p>2545671.5</text:p>
          </table:table-cell>
          <table:table-cell table:formula="of:=IF([.B134]&lt;1; (POWER(10; (CEILING(LOG([.B134]); -1)))/4000)*ROUND([.B134]/(POWER(10; (CEILING(LOG([.B134]); -1)))/4000); 0); (POWER(10; (CEILING(LOG([.B134]); 1)))/4000)*ROUND([.B134]/(POWER(10; (CEILING(LOG([.B134]); 1)))/4000); 0))" office:value-type="float" office:value="2545000">
            <text:p>2545000</text:p>
          </table:table-cell>
          <table:table-cell table:formula="of:=[.A134]-[.B134]" office:value-type="float" office:value="-4671.5">
            <text:p>-4671.5</text:p>
          </table:table-cell>
          <table:table-cell table:formula="of:= 100 *(([.B134]-[.A134])/[.A134])" office:value-type="float" office:value="0.183844942935852">
            <text:p>0.1838449429</text:p>
          </table:table-cell>
          <table:table-cell table:formula="of:=[.A134]-[.C134]" office:value-type="float" office:value="-4000">
            <text:p>-4000</text:p>
          </table:table-cell>
          <table:table-cell table:formula="of:= 100 *(([.C134]-[.A134])/[.A134])" office:value-type="float" office:value="0.157418339236521">
            <text:p>0.157418339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024000">
            <text:p>3024000</text:p>
          </table:table-cell>
          <table:table-cell office:value-type="float" office:value="3021517">
            <text:p>3021517</text:p>
          </table:table-cell>
          <table:table-cell table:formula="of:=IF([.B135]&lt;1; (POWER(10; (CEILING(LOG([.B135]); -1)))/4000)*ROUND([.B135]/(POWER(10; (CEILING(LOG([.B135]); -1)))/4000); 0); (POWER(10; (CEILING(LOG([.B135]); 1)))/4000)*ROUND([.B135]/(POWER(10; (CEILING(LOG([.B135]); 1)))/4000); 0))" office:value-type="float" office:value="3022500">
            <text:p>3022500</text:p>
          </table:table-cell>
          <table:table-cell table:formula="of:=[.A135]-[.B135]" office:value-type="float" office:value="2483">
            <text:p>2483</text:p>
          </table:table-cell>
          <table:table-cell table:formula="of:= 100 *(([.B135]-[.A135])/[.A135])" office:value-type="float" office:value="-0.0821097883597884">
            <text:p>-0.0821097884</text:p>
          </table:table-cell>
          <table:table-cell table:formula="of:=[.A135]-[.C135]" office:value-type="float" office:value="1500">
            <text:p>1500</text:p>
          </table:table-cell>
          <table:table-cell table:formula="of:= 100 *(([.C135]-[.A135])/[.A135])" office:value-type="float" office:value="-0.0496031746031746">
            <text:p>-0.049603174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3531000">
            <text:p>3531000</text:p>
          </table:table-cell>
          <table:table-cell office:value-type="float" office:value="3548131.25">
            <text:p>3548131.25</text:p>
          </table:table-cell>
          <table:table-cell table:formula="of:=IF([.B136]&lt;1; (POWER(10; (CEILING(LOG([.B136]); -1)))/4000)*ROUND([.B136]/(POWER(10; (CEILING(LOG([.B136]); -1)))/4000); 0); (POWER(10; (CEILING(LOG([.B136]); 1)))/4000)*ROUND([.B136]/(POWER(10; (CEILING(LOG([.B136]); 1)))/4000); 0))" office:value-type="float" office:value="3547500">
            <text:p>3547500</text:p>
          </table:table-cell>
          <table:table-cell table:formula="of:=[.A136]-[.B136]" office:value-type="float" office:value="-17131.25">
            <text:p>-17131.25</text:p>
          </table:table-cell>
          <table:table-cell table:formula="of:= 100 *(([.B136]-[.A136])/[.A136])" office:value-type="float" office:value="0.485167091475503">
            <text:p>0.4851670915</text:p>
          </table:table-cell>
          <table:table-cell table:formula="of:=[.A136]-[.C136]" office:value-type="float" office:value="-16500">
            <text:p>-16500</text:p>
          </table:table-cell>
          <table:table-cell table:formula="of:= 100 *(([.C136]-[.A136])/[.A136])" office:value-type="float" office:value="0.467289719626168">
            <text:p>0.467289719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040000">
            <text:p>4040000</text:p>
          </table:table-cell>
          <table:table-cell office:value-type="float" office:value="4049442.5">
            <text:p>4049442.5</text:p>
          </table:table-cell>
          <table:table-cell table:formula="of:=IF([.B137]&lt;1; (POWER(10; (CEILING(LOG([.B137]); -1)))/4000)*ROUND([.B137]/(POWER(10; (CEILING(LOG([.B137]); -1)))/4000); 0); (POWER(10; (CEILING(LOG([.B137]); 1)))/4000)*ROUND([.B137]/(POWER(10; (CEILING(LOG([.B137]); 1)))/4000); 0))" office:value-type="float" office:value="4050000">
            <text:p>4050000</text:p>
          </table:table-cell>
          <table:table-cell table:formula="of:=[.A137]-[.B137]" office:value-type="float" office:value="-9442.5">
            <text:p>-9442.5</text:p>
          </table:table-cell>
          <table:table-cell table:formula="of:= 100 *(([.B137]-[.A137])/[.A137])" office:value-type="float" office:value="0.233725247524752">
            <text:p>0.2337252475</text:p>
          </table:table-cell>
          <table:table-cell table:formula="of:=[.A137]-[.C137]" office:value-type="float" office:value="-10000">
            <text:p>-10000</text:p>
          </table:table-cell>
          <table:table-cell table:formula="of:= 100 *(([.C137]-[.A137])/[.A137])" office:value-type="float" office:value="0.247524752475248">
            <text:p>0.247524752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4580000">
            <text:p>4580000</text:p>
          </table:table-cell>
          <table:table-cell office:value-type="float" office:value="4578228">
            <text:p>4578228</text:p>
          </table:table-cell>
          <table:table-cell table:formula="of:=IF([.B138]&lt;1; (POWER(10; (CEILING(LOG([.B138]); -1)))/4000)*ROUND([.B138]/(POWER(10; (CEILING(LOG([.B138]); -1)))/4000); 0); (POWER(10; (CEILING(LOG([.B138]); 1)))/4000)*ROUND([.B138]/(POWER(10; (CEILING(LOG([.B138]); 1)))/4000); 0))" office:value-type="float" office:value="4577500">
            <text:p>4577500</text:p>
          </table:table-cell>
          <table:table-cell table:formula="of:=[.A138]-[.B138]" office:value-type="float" office:value="1772">
            <text:p>1772</text:p>
          </table:table-cell>
          <table:table-cell table:formula="of:= 100 *(([.B138]-[.A138])/[.A138])" office:value-type="float" office:value="-0.0386899563318777">
            <text:p>-0.0386899563</text:p>
          </table:table-cell>
          <table:table-cell table:formula="of:=[.A138]-[.C138]" office:value-type="float" office:value="2500">
            <text:p>2500</text:p>
          </table:table-cell>
          <table:table-cell table:formula="of:= 100 *(([.C138]-[.A138])/[.A138])" office:value-type="float" office:value="-0.0545851528384279">
            <text:p>-0.054585152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190000">
            <text:p>5190000</text:p>
          </table:table-cell>
          <table:table-cell office:value-type="float" office:value="5171918">
            <text:p>5171918</text:p>
          </table:table-cell>
          <table:table-cell table:formula="of:=IF([.B139]&lt;1; (POWER(10; (CEILING(LOG([.B139]); -1)))/4000)*ROUND([.B139]/(POWER(10; (CEILING(LOG([.B139]); -1)))/4000); 0); (POWER(10; (CEILING(LOG([.B139]); 1)))/4000)*ROUND([.B139]/(POWER(10; (CEILING(LOG([.B139]); 1)))/4000); 0))" office:value-type="float" office:value="5172500">
            <text:p>5172500</text:p>
          </table:table-cell>
          <table:table-cell table:formula="of:=[.A139]-[.B139]" office:value-type="float" office:value="18082">
            <text:p>18082</text:p>
          </table:table-cell>
          <table:table-cell table:formula="of:= 100 *(([.B139]-[.A139])/[.A139])" office:value-type="float" office:value="-0.348400770712909">
            <text:p>-0.3484007707</text:p>
          </table:table-cell>
          <table:table-cell table:formula="of:=[.A139]-[.C139]" office:value-type="float" office:value="17500">
            <text:p>17500</text:p>
          </table:table-cell>
          <table:table-cell table:formula="of:= 100 *(([.C139]-[.A139])/[.A139])" office:value-type="float" office:value="-0.337186897880539">
            <text:p>-0.3371868979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5730000">
            <text:p>5730000</text:p>
          </table:table-cell>
          <table:table-cell office:value-type="float" office:value="5727244">
            <text:p>5727244</text:p>
          </table:table-cell>
          <table:table-cell table:formula="of:=IF([.B140]&lt;1; (POWER(10; (CEILING(LOG([.B140]); -1)))/4000)*ROUND([.B140]/(POWER(10; (CEILING(LOG([.B140]); -1)))/4000); 0); (POWER(10; (CEILING(LOG([.B140]); 1)))/4000)*ROUND([.B140]/(POWER(10; (CEILING(LOG([.B140]); 1)))/4000); 0))" office:value-type="float" office:value="5727500">
            <text:p>5727500</text:p>
          </table:table-cell>
          <table:table-cell table:formula="of:=[.A140]-[.B140]" office:value-type="float" office:value="2756">
            <text:p>2756</text:p>
          </table:table-cell>
          <table:table-cell table:formula="of:= 100 *(([.B140]-[.A140])/[.A140])" office:value-type="float" office:value="-0.0480977312390925">
            <text:p>-0.0480977312</text:p>
          </table:table-cell>
          <table:table-cell table:formula="of:=[.A140]-[.C140]" office:value-type="float" office:value="2500">
            <text:p>2500</text:p>
          </table:table-cell>
          <table:table-cell table:formula="of:= 100 *(([.C140]-[.A140])/[.A140])" office:value-type="float" office:value="-0.043630017452007">
            <text:p>-0.043630017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210000">
            <text:p>6210000</text:p>
          </table:table-cell>
          <table:table-cell office:value-type="float" office:value="6200812">
            <text:p>6200812</text:p>
          </table:table-cell>
          <table:table-cell table:formula="of:=IF([.B141]&lt;1; (POWER(10; (CEILING(LOG([.B141]); -1)))/4000)*ROUND([.B141]/(POWER(10; (CEILING(LOG([.B141]); -1)))/4000); 0); (POWER(10; (CEILING(LOG([.B141]); 1)))/4000)*ROUND([.B141]/(POWER(10; (CEILING(LOG([.B141]); 1)))/4000); 0))" office:value-type="float" office:value="6200000">
            <text:p>6200000</text:p>
          </table:table-cell>
          <table:table-cell table:formula="of:=[.A141]-[.B141]" office:value-type="float" office:value="9188">
            <text:p>9188</text:p>
          </table:table-cell>
          <table:table-cell table:formula="of:= 100 *(([.B141]-[.A141])/[.A141])" office:value-type="float" office:value="-0.147954911433172">
            <text:p>-0.1479549114</text:p>
          </table:table-cell>
          <table:table-cell table:formula="of:=[.A141]-[.C141]" office:value-type="float" office:value="10000">
            <text:p>10000</text:p>
          </table:table-cell>
          <table:table-cell table:formula="of:= 100 *(([.C141]-[.A141])/[.A141])" office:value-type="float" office:value="-0.161030595813205">
            <text:p>-0.1610305958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6530000">
            <text:p>6530000</text:p>
          </table:table-cell>
          <table:table-cell office:value-type="float" office:value="6524492">
            <text:p>6524492</text:p>
          </table:table-cell>
          <table:table-cell table:formula="of:=IF([.B142]&lt;1; (POWER(10; (CEILING(LOG([.B142]); -1)))/4000)*ROUND([.B142]/(POWER(10; (CEILING(LOG([.B142]); -1)))/4000); 0); (POWER(10; (CEILING(LOG([.B142]); 1)))/4000)*ROUND([.B142]/(POWER(10; (CEILING(LOG([.B142]); 1)))/4000); 0))" office:value-type="float" office:value="6525000">
            <text:p>6525000</text:p>
          </table:table-cell>
          <table:table-cell table:formula="of:=[.A142]-[.B142]" office:value-type="float" office:value="5508">
            <text:p>5508</text:p>
          </table:table-cell>
          <table:table-cell table:formula="of:= 100 *(([.B142]-[.A142])/[.A142])" office:value-type="float" office:value="-0.0843491577335375">
            <text:p>-0.0843491577</text:p>
          </table:table-cell>
          <table:table-cell table:formula="of:=[.A142]-[.C142]" office:value-type="float" office:value="5000">
            <text:p>5000</text:p>
          </table:table-cell>
          <table:table-cell table:formula="of:= 100 *(([.C142]-[.A142])/[.A142])" office:value-type="float" office:value="-0.0765696784073507">
            <text:p>-0.0765696784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7190000">
            <text:p>7190000</text:p>
          </table:table-cell>
          <table:table-cell office:value-type="float" office:value="7177848">
            <text:p>7177848</text:p>
          </table:table-cell>
          <table:table-cell table:formula="of:=IF([.B143]&lt;1; (POWER(10; (CEILING(LOG([.B143]); -1)))/4000)*ROUND([.B143]/(POWER(10; (CEILING(LOG([.B143]); -1)))/4000); 0); (POWER(10; (CEILING(LOG([.B143]); 1)))/4000)*ROUND([.B143]/(POWER(10; (CEILING(LOG([.B143]); 1)))/4000); 0))" office:value-type="float" office:value="7177500">
            <text:p>7177500</text:p>
          </table:table-cell>
          <table:table-cell table:formula="of:=[.A143]-[.B143]" office:value-type="float" office:value="12152">
            <text:p>12152</text:p>
          </table:table-cell>
          <table:table-cell table:formula="of:= 100 *(([.B143]-[.A143])/[.A143])" office:value-type="float" office:value="-0.169012517385257">
            <text:p>-0.1690125174</text:p>
          </table:table-cell>
          <table:table-cell table:formula="of:=[.A143]-[.C143]" office:value-type="float" office:value="12500">
            <text:p>12500</text:p>
          </table:table-cell>
          <table:table-cell table:formula="of:= 100 *(([.C143]-[.A143])/[.A143])" office:value-type="float" office:value="-0.173852573018081">
            <text:p>-0.173852573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7790000">
            <text:p>7790000</text:p>
          </table:table-cell>
          <table:table-cell office:value-type="float" office:value="7766943.5">
            <text:p>7766943.5</text:p>
          </table:table-cell>
          <table:table-cell table:formula="of:=IF([.B144]&lt;1; (POWER(10; (CEILING(LOG([.B144]); -1)))/4000)*ROUND([.B144]/(POWER(10; (CEILING(LOG([.B144]); -1)))/4000); 0); (POWER(10; (CEILING(LOG([.B144]); 1)))/4000)*ROUND([.B144]/(POWER(10; (CEILING(LOG([.B144]); 1)))/4000); 0))" office:value-type="float" office:value="7767500">
            <text:p>7767500</text:p>
          </table:table-cell>
          <table:table-cell table:formula="of:=[.A144]-[.B144]" office:value-type="float" office:value="23056.5">
            <text:p>23056.5</text:p>
          </table:table-cell>
          <table:table-cell table:formula="of:= 100 *(([.B144]-[.A144])/[.A144])" office:value-type="float" office:value="-0.295975609756098">
            <text:p>-0.2959756098</text:p>
          </table:table-cell>
          <table:table-cell table:formula="of:=[.A144]-[.C144]" office:value-type="float" office:value="22500">
            <text:p>22500</text:p>
          </table:table-cell>
          <table:table-cell table:formula="of:= 100 *(([.C144]-[.A144])/[.A144])" office:value-type="float" office:value="-0.288831835686778">
            <text:p>-0.2888318357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8080000">
            <text:p>8080000</text:p>
          </table:table-cell>
          <table:table-cell office:value-type="float" office:value="8071966.5">
            <text:p>8071966.5</text:p>
          </table:table-cell>
          <table:table-cell table:formula="of:=IF([.B145]&lt;1; (POWER(10; (CEILING(LOG([.B145]); -1)))/4000)*ROUND([.B145]/(POWER(10; (CEILING(LOG([.B145]); -1)))/4000); 0); (POWER(10; (CEILING(LOG([.B145]); 1)))/4000)*ROUND([.B145]/(POWER(10; (CEILING(LOG([.B145]); 1)))/4000); 0))" office:value-type="float" office:value="8072500">
            <text:p>8072500</text:p>
          </table:table-cell>
          <table:table-cell table:formula="of:=[.A145]-[.B145]" office:value-type="float" office:value="8033.5">
            <text:p>8033.5</text:p>
          </table:table-cell>
          <table:table-cell table:formula="of:= 100 *(([.B145]-[.A145])/[.A145])" office:value-type="float" office:value="-0.099424504950495">
            <text:p>-0.099424505</text:p>
          </table:table-cell>
          <table:table-cell table:formula="of:=[.A145]-[.C145]" office:value-type="float" office:value="7500">
            <text:p>7500</text:p>
          </table:table-cell>
          <table:table-cell table:formula="of:= 100 *(([.C145]-[.A145])/[.A145])" office:value-type="float" office:value="-0.0928217821782178">
            <text:p>-0.092821782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8550000">
            <text:p>8550000</text:p>
          </table:table-cell>
          <table:table-cell office:value-type="float" office:value="8588065">
            <text:p>8588065</text:p>
          </table:table-cell>
          <table:table-cell table:formula="of:=IF([.B146]&lt;1; (POWER(10; (CEILING(LOG([.B146]); -1)))/4000)*ROUND([.B146]/(POWER(10; (CEILING(LOG([.B146]); -1)))/4000); 0); (POWER(10; (CEILING(LOG([.B146]); 1)))/4000)*ROUND([.B146]/(POWER(10; (CEILING(LOG([.B146]); 1)))/4000); 0))" office:value-type="float" office:value="8587500">
            <text:p>8587500</text:p>
          </table:table-cell>
          <table:table-cell table:formula="of:=[.A146]-[.B146]" office:value-type="float" office:value="-38065">
            <text:p>-38065</text:p>
          </table:table-cell>
          <table:table-cell table:formula="of:= 100 *(([.B146]-[.A146])/[.A146])" office:value-type="float" office:value="0.445204678362573">
            <text:p>0.4452046784</text:p>
          </table:table-cell>
          <table:table-cell table:formula="of:=[.A146]-[.C146]" office:value-type="float" office:value="-37500">
            <text:p>-37500</text:p>
          </table:table-cell>
          <table:table-cell table:formula="of:= 100 *(([.C146]-[.A146])/[.A146])" office:value-type="float" office:value="0.43859649122807">
            <text:p>0.4385964912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9140000">
            <text:p>9140000</text:p>
          </table:table-cell>
          <table:table-cell office:value-type="float" office:value="9169604">
            <text:p>9169604</text:p>
          </table:table-cell>
          <table:table-cell table:formula="of:=IF([.B147]&lt;1; (POWER(10; (CEILING(LOG([.B147]); -1)))/4000)*ROUND([.B147]/(POWER(10; (CEILING(LOG([.B147]); -1)))/4000); 0); (POWER(10; (CEILING(LOG([.B147]); 1)))/4000)*ROUND([.B147]/(POWER(10; (CEILING(LOG([.B147]); 1)))/4000); 0))" office:value-type="float" office:value="9170000">
            <text:p>9170000</text:p>
          </table:table-cell>
          <table:table-cell table:formula="of:=[.A147]-[.B147]" office:value-type="float" office:value="-29604">
            <text:p>-29604</text:p>
          </table:table-cell>
          <table:table-cell table:formula="of:= 100 *(([.B147]-[.A147])/[.A147])" office:value-type="float" office:value="0.323894967177243">
            <text:p>0.3238949672</text:p>
          </table:table-cell>
          <table:table-cell table:formula="of:=[.A147]-[.C147]" office:value-type="float" office:value="-30000">
            <text:p>-30000</text:p>
          </table:table-cell>
          <table:table-cell table:formula="of:= 100 *(([.C147]-[.A147])/[.A147])" office:value-type="float" office:value="0.328227571115974">
            <text:p>0.3282275711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9550000">
            <text:p>9550000</text:p>
          </table:table-cell>
          <table:table-cell office:value-type="float" office:value="9584618">
            <text:p>9584618</text:p>
          </table:table-cell>
          <table:table-cell table:formula="of:=IF([.B148]&lt;1; (POWER(10; (CEILING(LOG([.B148]); -1)))/4000)*ROUND([.B148]/(POWER(10; (CEILING(LOG([.B148]); -1)))/4000); 0); (POWER(10; (CEILING(LOG([.B148]); 1)))/4000)*ROUND([.B148]/(POWER(10; (CEILING(LOG([.B148]); 1)))/4000); 0))" office:value-type="float" office:value="9585000">
            <text:p>9585000</text:p>
          </table:table-cell>
          <table:table-cell table:formula="of:=[.A148]-[.B148]" office:value-type="float" office:value="-34618">
            <text:p>-34618</text:p>
          </table:table-cell>
          <table:table-cell table:formula="of:= 100 *(([.B148]-[.A148])/[.A148])" office:value-type="float" office:value="0.362492146596859">
            <text:p>0.3624921466</text:p>
          </table:table-cell>
          <table:table-cell table:formula="of:=[.A148]-[.C148]" office:value-type="float" office:value="-35000">
            <text:p>-35000</text:p>
          </table:table-cell>
          <table:table-cell table:formula="of:= 100 *(([.C148]-[.A148])/[.A148])" office:value-type="float" office:value="0.366492146596859">
            <text:p>0.3664921466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float" office:value="10380000">
            <text:p>10380000</text:p>
          </table:table-cell>
          <table:table-cell office:value-type="float" office:value="10342014">
            <text:p>10342014</text:p>
          </table:table-cell>
          <table:table-cell table:formula="of:=IF([.B149]&lt;1; (POWER(10; (CEILING(LOG([.B149]); -1)))/4000)*ROUND([.B149]/(POWER(10; (CEILING(LOG([.B149]); -1)))/4000); 0); (POWER(10; (CEILING(LOG([.B149]); 1)))/4000)*ROUND([.B149]/(POWER(10; (CEILING(LOG([.B149]); 1)))/4000); 0))" office:value-type="float" office:value="10350000">
            <text:p>10350000</text:p>
          </table:table-cell>
          <table:table-cell table:formula="of:=[.A149]-[.B149]" office:value-type="float" office:value="37986">
            <text:p>37986</text:p>
          </table:table-cell>
          <table:table-cell table:formula="of:= 100 *(([.B149]-[.A149])/[.A149])" office:value-type="float" office:value="-0.365953757225433">
            <text:p>-0.3659537572</text:p>
          </table:table-cell>
          <table:table-cell table:formula="of:=[.A149]-[.C149]" office:value-type="float" office:value="30000">
            <text:p>30000</text:p>
          </table:table-cell>
          <table:table-cell table:formula="of:= 100 *(([.C149]-[.A149])/[.A149])" office:value-type="float" office:value="-0.289017341040462">
            <text:p>-0.289017341</text:p>
          </table:table-cell>
          <table:table-cell office:value-type="string">
            <text:p>R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05/29/2021</text:date>, <text:time>22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3:22:30.49</meta:creation-date>
    <dc:date>2021-05-29T22:33:44.05</dc:date>
    <meta:editing-duration>P6DT12H5M4S</meta:editing-duration>
    <meta:editing-cycles>17</meta:editing-cycles>
    <meta:generator>OpenOffice/4.1.6$Win32 OpenOffice.org_project/416m1$Build-9790</meta:generator>
    <meta:document-statistic meta:table-count="1" meta:cell-count="1192" meta:object-count="0"/>
  </office:meta>
</office:document-meta>
</file>